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san-serif"/>
    <style:font-face style:name="Mangal1" svg:font-family="Mang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7" style:family="table">
      <style:table-properties style:width="17.459cm" fo:margin-left="-0.217cm" table:align="left" style:writing-mode="lr-tb"/>
    </style:style>
    <style:style style:name="Tabla17.A" style:family="table-column">
      <style:table-column-properties style:column-width="3.81cm"/>
    </style:style>
    <style:style style:name="Tabla17.B" style:family="table-column">
      <style:table-column-properties style:column-width="2.064cm"/>
    </style:style>
    <style:style style:name="Tabla17.C" style:family="table-column">
      <style:table-column-properties style:column-width="8.89cm"/>
    </style:style>
    <style:style style:name="Tabla17.D" style:family="table-column">
      <style:table-column-properties style:column-width="2.695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style:border-line-width-bottom="0.002cm 0.088cm 0.002cm" fo:padding-left="0.191cm" fo:padding-right="0.191cm" fo:padding-top="0cm" fo:padding-bottom="0cm" fo:border-left="0.035cm solid #000000" fo:border-right="none" fo:border-top="0.035cm solid #000000" fo:border-bottom="0.092cm double #000000" style:writing-mode="lr-tb"/>
    </style:style>
    <style:style style:name="Tabla17.B1" style:family="table-cell">
      <style:table-cell-properties style:vertical-align="top" style:border-line-width-bottom="0.002cm 0.088cm 0.002cm" fo:padding-left="0.191cm" fo:padding-right="0.191cm" fo:padding-top="0cm" fo:padding-bottom="0cm" fo:border-left="0.018cm solid #000000" fo:border-right="none" fo:border-top="0.035cm solid #000000" fo:border-bottom="0.092cm double #000000" style:writing-mode="lr-tb"/>
    </style:style>
    <style:style style:name="Tabla17.D1" style:family="table-cell">
      <style:table-cell-properties style:vertical-align="top" style:border-line-width-bottom="0.002cm 0.088cm 0.002cm" fo:padding-left="0.191cm" fo:padding-right="0.191cm" fo:padding-top="0cm" fo:padding-bottom="0cm" fo:border-left="0.018cm solid #000000" fo:border-right="0.035cm solid #000000" fo:border-top="0.035cm solid #000000" fo:border-bottom="0.092cm double #000000" style:writing-mode="lr-tb"/>
    </style:style>
    <style:style style:name="Tabla17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18cm solid #000000" style:writing-mode="lr-tb"/>
    </style:style>
    <style:style style:name="Tabla17.B2" style:family="table-cell" style:data-style-name="N37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7.C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7.D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18cm solid #000000" style:writing-mode="lr-tb"/>
    </style:style>
    <style:style style:name="Tabla17.A3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a17.B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a17.D3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8.795cm" style:rel-column-width="32767*"/>
    </style:style>
    <style:style style:name="Tabla18.B" style:family="table-column">
      <style:table-column-properties style:column-width="8.795cm" style:rel-column-width="32768*"/>
    </style:style>
    <style:style style:name="Tab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B1" style:family="table-cell">
      <style:table-cell-properties fo:padding="0.097cm" fo:border="0.002cm solid #000000"/>
    </style:style>
    <style:style style:name="Tabla18.2" style:family="table-row">
      <style:table-row-properties style:min-row-height="0.824cm"/>
    </style:style>
    <style:style style:name="Tabla18.A2" style:family="table-cell">
      <style:table-cell-properties fo:padding="0.097cm" fo:border-left="0.002cm solid #000000" fo:border-right="none" fo:border-top="none" fo:border-bottom="0.002cm solid #000000"/>
    </style:style>
    <style:style style:name="Tab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.4" style:family="table-row">
      <style:table-row-properties style:min-row-height="0.9cm"/>
    </style:style>
    <style:style style:name="Tabla19" style:family="table">
      <style:table-properties style:width="16.51cm" table:align="left"/>
    </style:style>
    <style:style style:name="Tabla19.A" style:family="table-column">
      <style:table-column-properties style:column-width="4.512cm"/>
    </style:style>
    <style:style style:name="Tabla19.B" style:family="table-column">
      <style:table-column-properties style:column-width="3.212cm"/>
    </style:style>
    <style:style style:name="Tabla19.C" style:family="table-column">
      <style:table-column-properties style:column-width="4.87cm"/>
    </style:style>
    <style:style style:name="Tabla19.D" style:family="table-column">
      <style:table-column-properties style:column-width="3.916cm"/>
    </style:style>
    <style:style style:name="Tabla19.A1" style:family="table-cell">
      <style:table-cell-properties fo:padding="0.049cm" fo:border="0.035cm solid #000000"/>
    </style:style>
    <style:style style:name="Tabla19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19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19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19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20" style:family="table">
      <style:table-properties style:width="16.51cm" table:align="left"/>
    </style:style>
    <style:style style:name="Tabla20.A" style:family="table-column">
      <style:table-column-properties style:column-width="4.512cm"/>
    </style:style>
    <style:style style:name="Tabla20.B" style:family="table-column">
      <style:table-column-properties style:column-width="3.212cm"/>
    </style:style>
    <style:style style:name="Tabla20.C" style:family="table-column">
      <style:table-column-properties style:column-width="4.87cm"/>
    </style:style>
    <style:style style:name="Tabla20.D" style:family="table-column">
      <style:table-column-properties style:column-width="3.916cm"/>
    </style:style>
    <style:style style:name="Tabla20.A1" style:family="table-cell">
      <style:table-cell-properties fo:padding="0.049cm" fo:border="0.035cm solid #000000"/>
    </style:style>
    <style:style style:name="Tabla20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20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20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20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21" style:family="table">
      <style:table-properties style:width="16.51cm" table:align="left"/>
    </style:style>
    <style:style style:name="Tabla21.A" style:family="table-column">
      <style:table-column-properties style:column-width="4.512cm"/>
    </style:style>
    <style:style style:name="Tabla21.B" style:family="table-column">
      <style:table-column-properties style:column-width="3.212cm"/>
    </style:style>
    <style:style style:name="Tabla21.C" style:family="table-column">
      <style:table-column-properties style:column-width="4.87cm"/>
    </style:style>
    <style:style style:name="Tabla21.D" style:family="table-column">
      <style:table-column-properties style:column-width="3.916cm"/>
    </style:style>
    <style:style style:name="Tabla21.A1" style:family="table-cell">
      <style:table-cell-properties fo:padding="0.049cm" fo:border="0.035cm solid #000000"/>
    </style:style>
    <style:style style:name="Tabla21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21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21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21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22" style:family="table">
      <style:table-properties style:width="16.51cm" table:align="left"/>
    </style:style>
    <style:style style:name="Tabla22.A" style:family="table-column">
      <style:table-column-properties style:column-width="4.512cm"/>
    </style:style>
    <style:style style:name="Tabla22.B" style:family="table-column">
      <style:table-column-properties style:column-width="3.212cm"/>
    </style:style>
    <style:style style:name="Tabla22.C" style:family="table-column">
      <style:table-column-properties style:column-width="4.87cm"/>
    </style:style>
    <style:style style:name="Tabla22.D" style:family="table-column">
      <style:table-column-properties style:column-width="3.916cm"/>
    </style:style>
    <style:style style:name="Tabla22.A1" style:family="table-cell">
      <style:table-cell-properties fo:padding="0.049cm" fo:border="0.035cm solid #000000"/>
    </style:style>
    <style:style style:name="Tabla22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22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22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22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23" style:family="table">
      <style:table-properties style:width="16.51cm" table:align="left"/>
    </style:style>
    <style:style style:name="Tabla23.A" style:family="table-column">
      <style:table-column-properties style:column-width="4.512cm"/>
    </style:style>
    <style:style style:name="Tabla23.B" style:family="table-column">
      <style:table-column-properties style:column-width="3.212cm"/>
    </style:style>
    <style:style style:name="Tabla23.C" style:family="table-column">
      <style:table-column-properties style:column-width="4.87cm"/>
    </style:style>
    <style:style style:name="Tabla23.D" style:family="table-column">
      <style:table-column-properties style:column-width="3.916cm"/>
    </style:style>
    <style:style style:name="Tabla23.A1" style:family="table-cell">
      <style:table-cell-properties fo:padding="0.049cm" fo:border="0.035cm solid #000000"/>
    </style:style>
    <style:style style:name="Tabla23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23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23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23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24" style:family="table">
      <style:table-properties style:width="16.51cm" table:align="left"/>
    </style:style>
    <style:style style:name="Tabla24.A" style:family="table-column">
      <style:table-column-properties style:column-width="4.512cm"/>
    </style:style>
    <style:style style:name="Tabla24.B" style:family="table-column">
      <style:table-column-properties style:column-width="3.212cm"/>
    </style:style>
    <style:style style:name="Tabla24.C" style:family="table-column">
      <style:table-column-properties style:column-width="4.87cm"/>
    </style:style>
    <style:style style:name="Tabla24.D" style:family="table-column">
      <style:table-column-properties style:column-width="3.916cm"/>
    </style:style>
    <style:style style:name="Tabla24.A1" style:family="table-cell">
      <style:table-cell-properties fo:padding="0.049cm" fo:border="0.035cm solid #000000"/>
    </style:style>
    <style:style style:name="Tabla24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24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24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24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25" style:family="table">
      <style:table-properties style:width="16.51cm" table:align="left"/>
    </style:style>
    <style:style style:name="Tabla25.A" style:family="table-column">
      <style:table-column-properties style:column-width="4.512cm"/>
    </style:style>
    <style:style style:name="Tabla25.B" style:family="table-column">
      <style:table-column-properties style:column-width="3.212cm"/>
    </style:style>
    <style:style style:name="Tabla25.C" style:family="table-column">
      <style:table-column-properties style:column-width="4.87cm"/>
    </style:style>
    <style:style style:name="Tabla25.D" style:family="table-column">
      <style:table-column-properties style:column-width="3.916cm"/>
    </style:style>
    <style:style style:name="Tabla25.A1" style:family="table-cell">
      <style:table-cell-properties fo:padding="0.049cm" fo:border="0.035cm solid #000000"/>
    </style:style>
    <style:style style:name="Tabla25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25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25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25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26" style:family="table">
      <style:table-properties style:width="16.51cm" table:align="left"/>
    </style:style>
    <style:style style:name="Tabla26.A" style:family="table-column">
      <style:table-column-properties style:column-width="4.512cm"/>
    </style:style>
    <style:style style:name="Tabla26.B" style:family="table-column">
      <style:table-column-properties style:column-width="3.212cm"/>
    </style:style>
    <style:style style:name="Tabla26.C" style:family="table-column">
      <style:table-column-properties style:column-width="4.87cm"/>
    </style:style>
    <style:style style:name="Tabla26.D" style:family="table-column">
      <style:table-column-properties style:column-width="3.916cm"/>
    </style:style>
    <style:style style:name="Tabla26.A1" style:family="table-cell">
      <style:table-cell-properties fo:padding="0.049cm" fo:border="0.035cm solid #000000"/>
    </style:style>
    <style:style style:name="Tabla26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26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26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26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27" style:family="table">
      <style:table-properties style:width="16.51cm" table:align="left"/>
    </style:style>
    <style:style style:name="Tabla27.A" style:family="table-column">
      <style:table-column-properties style:column-width="4.512cm"/>
    </style:style>
    <style:style style:name="Tabla27.B" style:family="table-column">
      <style:table-column-properties style:column-width="3.212cm"/>
    </style:style>
    <style:style style:name="Tabla27.C" style:family="table-column">
      <style:table-column-properties style:column-width="4.87cm"/>
    </style:style>
    <style:style style:name="Tabla27.D" style:family="table-column">
      <style:table-column-properties style:column-width="3.916cm"/>
    </style:style>
    <style:style style:name="Tabla27.A1" style:family="table-cell">
      <style:table-cell-properties fo:padding="0.049cm" fo:border="0.035cm solid #000000"/>
    </style:style>
    <style:style style:name="Tabla27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27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27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27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28" style:family="table">
      <style:table-properties style:width="16.51cm" table:align="left"/>
    </style:style>
    <style:style style:name="Tabla28.A" style:family="table-column">
      <style:table-column-properties style:column-width="4.512cm"/>
    </style:style>
    <style:style style:name="Tabla28.B" style:family="table-column">
      <style:table-column-properties style:column-width="3.212cm"/>
    </style:style>
    <style:style style:name="Tabla28.C" style:family="table-column">
      <style:table-column-properties style:column-width="4.87cm"/>
    </style:style>
    <style:style style:name="Tabla28.D" style:family="table-column">
      <style:table-column-properties style:column-width="3.916cm"/>
    </style:style>
    <style:style style:name="Tabla28.A1" style:family="table-cell">
      <style:table-cell-properties fo:padding="0.049cm" fo:border="0.035cm solid #000000"/>
    </style:style>
    <style:style style:name="Tabla28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28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28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28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29" style:family="table">
      <style:table-properties style:width="16.51cm" table:align="left"/>
    </style:style>
    <style:style style:name="Tabla29.A" style:family="table-column">
      <style:table-column-properties style:column-width="4.512cm"/>
    </style:style>
    <style:style style:name="Tabla29.B" style:family="table-column">
      <style:table-column-properties style:column-width="3.212cm"/>
    </style:style>
    <style:style style:name="Tabla29.C" style:family="table-column">
      <style:table-column-properties style:column-width="4.87cm"/>
    </style:style>
    <style:style style:name="Tabla29.D" style:family="table-column">
      <style:table-column-properties style:column-width="3.916cm"/>
    </style:style>
    <style:style style:name="Tabla29.A1" style:family="table-cell">
      <style:table-cell-properties fo:padding="0.049cm" fo:border="0.035cm solid #000000"/>
    </style:style>
    <style:style style:name="Tabla29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29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29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29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30" style:family="table">
      <style:table-properties style:width="16.51cm" table:align="left"/>
    </style:style>
    <style:style style:name="Tabla30.A" style:family="table-column">
      <style:table-column-properties style:column-width="4.512cm"/>
    </style:style>
    <style:style style:name="Tabla30.B" style:family="table-column">
      <style:table-column-properties style:column-width="3.212cm"/>
    </style:style>
    <style:style style:name="Tabla30.C" style:family="table-column">
      <style:table-column-properties style:column-width="4.87cm"/>
    </style:style>
    <style:style style:name="Tabla30.D" style:family="table-column">
      <style:table-column-properties style:column-width="3.916cm"/>
    </style:style>
    <style:style style:name="Tabla30.A1" style:family="table-cell">
      <style:table-cell-properties fo:padding="0.049cm" fo:border="0.035cm solid #000000"/>
    </style:style>
    <style:style style:name="Tabla30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30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30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30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31" style:family="table">
      <style:table-properties style:width="16.51cm" table:align="left"/>
    </style:style>
    <style:style style:name="Tabla31.A" style:family="table-column">
      <style:table-column-properties style:column-width="4.512cm"/>
    </style:style>
    <style:style style:name="Tabla31.B" style:family="table-column">
      <style:table-column-properties style:column-width="3.212cm"/>
    </style:style>
    <style:style style:name="Tabla31.C" style:family="table-column">
      <style:table-column-properties style:column-width="4.87cm"/>
    </style:style>
    <style:style style:name="Tabla31.D" style:family="table-column">
      <style:table-column-properties style:column-width="3.916cm"/>
    </style:style>
    <style:style style:name="Tabla31.A1" style:family="table-cell">
      <style:table-cell-properties fo:padding="0.049cm" fo:border="0.035cm solid #000000"/>
    </style:style>
    <style:style style:name="Tabla31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31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31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31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32" style:family="table">
      <style:table-properties style:width="16.51cm" table:align="left"/>
    </style:style>
    <style:style style:name="Tabla32.A" style:family="table-column">
      <style:table-column-properties style:column-width="4.512cm"/>
    </style:style>
    <style:style style:name="Tabla32.B" style:family="table-column">
      <style:table-column-properties style:column-width="3.212cm"/>
    </style:style>
    <style:style style:name="Tabla32.C" style:family="table-column">
      <style:table-column-properties style:column-width="4.87cm"/>
    </style:style>
    <style:style style:name="Tabla32.D" style:family="table-column">
      <style:table-column-properties style:column-width="3.916cm"/>
    </style:style>
    <style:style style:name="Tabla32.A1" style:family="table-cell">
      <style:table-cell-properties fo:padding="0.049cm" fo:border="0.035cm solid #000000"/>
    </style:style>
    <style:style style:name="Tabla32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32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32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32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33" style:family="table">
      <style:table-properties style:width="16.51cm" table:align="left"/>
    </style:style>
    <style:style style:name="Tabla33.A" style:family="table-column">
      <style:table-column-properties style:column-width="4.512cm"/>
    </style:style>
    <style:style style:name="Tabla33.B" style:family="table-column">
      <style:table-column-properties style:column-width="3.212cm"/>
    </style:style>
    <style:style style:name="Tabla33.C" style:family="table-column">
      <style:table-column-properties style:column-width="4.87cm"/>
    </style:style>
    <style:style style:name="Tabla33.D" style:family="table-column">
      <style:table-column-properties style:column-width="3.916cm"/>
    </style:style>
    <style:style style:name="Tabla33.A1" style:family="table-cell">
      <style:table-cell-properties fo:padding="0.049cm" fo:border="0.035cm solid #000000"/>
    </style:style>
    <style:style style:name="Tabla33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33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33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33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35" style:family="table">
      <style:table-properties style:width="16.51cm" table:align="left"/>
    </style:style>
    <style:style style:name="Tabla35.A" style:family="table-column">
      <style:table-column-properties style:column-width="4.512cm"/>
    </style:style>
    <style:style style:name="Tabla35.B" style:family="table-column">
      <style:table-column-properties style:column-width="3.212cm"/>
    </style:style>
    <style:style style:name="Tabla35.C" style:family="table-column">
      <style:table-column-properties style:column-width="4.87cm"/>
    </style:style>
    <style:style style:name="Tabla35.D" style:family="table-column">
      <style:table-column-properties style:column-width="3.916cm"/>
    </style:style>
    <style:style style:name="Tabla35.A1" style:family="table-cell">
      <style:table-cell-properties fo:padding="0.049cm" fo:border="0.035cm solid #000000"/>
    </style:style>
    <style:style style:name="Tabla35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35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35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35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5" style:family="table">
      <style:table-properties style:width="16.51cm" table:align="left"/>
    </style:style>
    <style:style style:name="Tabla5.A" style:family="table-column">
      <style:table-column-properties style:column-width="4.512cm"/>
    </style:style>
    <style:style style:name="Tabla5.B" style:family="table-column">
      <style:table-column-properties style:column-width="3.212cm"/>
    </style:style>
    <style:style style:name="Tabla5.C" style:family="table-column">
      <style:table-column-properties style:column-width="4.87cm"/>
    </style:style>
    <style:style style:name="Tabla5.D" style:family="table-column">
      <style:table-column-properties style:column-width="3.916cm"/>
    </style:style>
    <style:style style:name="Tabla5.A1" style:family="table-cell">
      <style:table-cell-properties fo:padding="0.049cm" fo:border="0.035cm solid #000000"/>
    </style:style>
    <style:style style:name="Tabla5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5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5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5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1" style:family="table">
      <style:table-properties style:width="16.51cm" table:align="left"/>
    </style:style>
    <style:style style:name="Tabla1.A" style:family="table-column">
      <style:table-column-properties style:column-width="4.512cm"/>
    </style:style>
    <style:style style:name="Tabla1.B" style:family="table-column">
      <style:table-column-properties style:column-width="3.212cm"/>
    </style:style>
    <style:style style:name="Tabla1.C" style:family="table-column">
      <style:table-column-properties style:column-width="4.87cm"/>
    </style:style>
    <style:style style:name="Tabla1.D" style:family="table-column">
      <style:table-column-properties style:column-width="3.916cm"/>
    </style:style>
    <style:style style:name="Tabla1.A1" style:family="table-cell">
      <style:table-cell-properties fo:padding="0.049cm" fo:border="0.035cm solid #000000"/>
    </style:style>
    <style:style style:name="Tabla1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1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1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1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3" style:family="table">
      <style:table-properties style:width="16.51cm" table:align="left"/>
    </style:style>
    <style:style style:name="Tabla3.A" style:family="table-column">
      <style:table-column-properties style:column-width="4.512cm"/>
    </style:style>
    <style:style style:name="Tabla3.B" style:family="table-column">
      <style:table-column-properties style:column-width="3.212cm"/>
    </style:style>
    <style:style style:name="Tabla3.C" style:family="table-column">
      <style:table-column-properties style:column-width="4.87cm"/>
    </style:style>
    <style:style style:name="Tabla3.D" style:family="table-column">
      <style:table-column-properties style:column-width="3.916cm"/>
    </style:style>
    <style:style style:name="Tabla3.A1" style:family="table-cell">
      <style:table-cell-properties fo:padding="0.049cm" fo:border="0.035cm solid #000000"/>
    </style:style>
    <style:style style:name="Tabla3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3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3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3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4" style:family="table">
      <style:table-properties style:width="16.51cm" table:align="left"/>
    </style:style>
    <style:style style:name="Tabla4.A" style:family="table-column">
      <style:table-column-properties style:column-width="4.512cm"/>
    </style:style>
    <style:style style:name="Tabla4.B" style:family="table-column">
      <style:table-column-properties style:column-width="3.212cm"/>
    </style:style>
    <style:style style:name="Tabla4.C" style:family="table-column">
      <style:table-column-properties style:column-width="4.87cm"/>
    </style:style>
    <style:style style:name="Tabla4.D" style:family="table-column">
      <style:table-column-properties style:column-width="3.916cm"/>
    </style:style>
    <style:style style:name="Tabla4.A1" style:family="table-cell">
      <style:table-cell-properties fo:padding="0.049cm" fo:border="0.035cm solid #000000"/>
    </style:style>
    <style:style style:name="Tabla4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4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4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4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6" style:family="table">
      <style:table-properties style:width="16.51cm" table:align="left"/>
    </style:style>
    <style:style style:name="Tabla6.A" style:family="table-column">
      <style:table-column-properties style:column-width="4.512cm"/>
    </style:style>
    <style:style style:name="Tabla6.B" style:family="table-column">
      <style:table-column-properties style:column-width="3.212cm"/>
    </style:style>
    <style:style style:name="Tabla6.C" style:family="table-column">
      <style:table-column-properties style:column-width="4.87cm"/>
    </style:style>
    <style:style style:name="Tabla6.D" style:family="table-column">
      <style:table-column-properties style:column-width="3.916cm"/>
    </style:style>
    <style:style style:name="Tabla6.A1" style:family="table-cell">
      <style:table-cell-properties fo:padding="0.049cm" fo:border="0.035cm solid #000000"/>
    </style:style>
    <style:style style:name="Tabla6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6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6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6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7" style:family="table">
      <style:table-properties style:width="16.484cm" table:align="left"/>
    </style:style>
    <style:style style:name="Tabla7.A" style:family="table-column">
      <style:table-column-properties style:column-width="4.512cm"/>
    </style:style>
    <style:style style:name="Tabla7.B" style:family="table-column">
      <style:table-column-properties style:column-width="3.212cm"/>
    </style:style>
    <style:style style:name="Tabla7.C" style:family="table-column">
      <style:table-column-properties style:column-width="4.87cm"/>
    </style:style>
    <style:style style:name="Tabla7.D" style:family="table-column">
      <style:table-column-properties style:column-width="3.889cm"/>
    </style:style>
    <style:style style:name="Tabla7.A1" style:family="table-cell">
      <style:table-cell-properties fo:padding="0.049cm" fo:border="0.035cm solid #000000"/>
    </style:style>
    <style:style style:name="Tabla7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7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7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7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8" style:family="table">
      <style:table-properties style:width="16.51cm" table:align="left"/>
    </style:style>
    <style:style style:name="Tabla8.A" style:family="table-column">
      <style:table-column-properties style:column-width="4.512cm"/>
    </style:style>
    <style:style style:name="Tabla8.B" style:family="table-column">
      <style:table-column-properties style:column-width="3.212cm"/>
    </style:style>
    <style:style style:name="Tabla8.C" style:family="table-column">
      <style:table-column-properties style:column-width="4.87cm"/>
    </style:style>
    <style:style style:name="Tabla8.D" style:family="table-column">
      <style:table-column-properties style:column-width="3.916cm"/>
    </style:style>
    <style:style style:name="Tabla8.A1" style:family="table-cell">
      <style:table-cell-properties fo:padding="0.049cm" fo:border="0.035cm solid #000000"/>
    </style:style>
    <style:style style:name="Tabla8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8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8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8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9" style:family="table">
      <style:table-properties style:width="16.51cm" table:align="left"/>
    </style:style>
    <style:style style:name="Tabla9.A" style:family="table-column">
      <style:table-column-properties style:column-width="4.512cm"/>
    </style:style>
    <style:style style:name="Tabla9.B" style:family="table-column">
      <style:table-column-properties style:column-width="3.212cm"/>
    </style:style>
    <style:style style:name="Tabla9.C" style:family="table-column">
      <style:table-column-properties style:column-width="4.87cm"/>
    </style:style>
    <style:style style:name="Tabla9.D" style:family="table-column">
      <style:table-column-properties style:column-width="3.916cm"/>
    </style:style>
    <style:style style:name="Tabla9.A1" style:family="table-cell">
      <style:table-cell-properties fo:padding="0.049cm" fo:border="0.035cm solid #000000"/>
    </style:style>
    <style:style style:name="Tabla9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9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9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9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10" style:family="table">
      <style:table-properties style:width="16.51cm" table:align="left"/>
    </style:style>
    <style:style style:name="Tabla10.A" style:family="table-column">
      <style:table-column-properties style:column-width="4.512cm"/>
    </style:style>
    <style:style style:name="Tabla10.B" style:family="table-column">
      <style:table-column-properties style:column-width="3.212cm"/>
    </style:style>
    <style:style style:name="Tabla10.C" style:family="table-column">
      <style:table-column-properties style:column-width="4.87cm"/>
    </style:style>
    <style:style style:name="Tabla10.D" style:family="table-column">
      <style:table-column-properties style:column-width="3.916cm"/>
    </style:style>
    <style:style style:name="Tabla10.A1" style:family="table-cell">
      <style:table-cell-properties fo:padding="0.049cm" fo:border="0.035cm solid #000000"/>
    </style:style>
    <style:style style:name="Tabla10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10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10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10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11" style:family="table">
      <style:table-properties style:width="16.51cm" table:align="left"/>
    </style:style>
    <style:style style:name="Tabla11.A" style:family="table-column">
      <style:table-column-properties style:column-width="4.512cm"/>
    </style:style>
    <style:style style:name="Tabla11.B" style:family="table-column">
      <style:table-column-properties style:column-width="3.212cm"/>
    </style:style>
    <style:style style:name="Tabla11.C" style:family="table-column">
      <style:table-column-properties style:column-width="4.87cm"/>
    </style:style>
    <style:style style:name="Tabla11.D" style:family="table-column">
      <style:table-column-properties style:column-width="3.916cm"/>
    </style:style>
    <style:style style:name="Tabla11.A1" style:family="table-cell">
      <style:table-cell-properties fo:padding="0.049cm" fo:border="0.035cm solid #000000"/>
    </style:style>
    <style:style style:name="Tabla11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11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11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11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13" style:family="table">
      <style:table-properties style:width="16.51cm" table:align="left"/>
    </style:style>
    <style:style style:name="Tabla13.A" style:family="table-column">
      <style:table-column-properties style:column-width="4.512cm"/>
    </style:style>
    <style:style style:name="Tabla13.B" style:family="table-column">
      <style:table-column-properties style:column-width="3.212cm"/>
    </style:style>
    <style:style style:name="Tabla13.C" style:family="table-column">
      <style:table-column-properties style:column-width="4.87cm"/>
    </style:style>
    <style:style style:name="Tabla13.D" style:family="table-column">
      <style:table-column-properties style:column-width="3.916cm"/>
    </style:style>
    <style:style style:name="Tabla13.A1" style:family="table-cell">
      <style:table-cell-properties fo:padding="0.049cm" fo:border="0.035cm solid #000000"/>
    </style:style>
    <style:style style:name="Tabla13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13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13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13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12" style:family="table">
      <style:table-properties style:width="16.51cm" table:align="left"/>
    </style:style>
    <style:style style:name="Tabla12.A" style:family="table-column">
      <style:table-column-properties style:column-width="4.512cm"/>
    </style:style>
    <style:style style:name="Tabla12.B" style:family="table-column">
      <style:table-column-properties style:column-width="3.212cm"/>
    </style:style>
    <style:style style:name="Tabla12.C" style:family="table-column">
      <style:table-column-properties style:column-width="4.87cm"/>
    </style:style>
    <style:style style:name="Tabla12.D" style:family="table-column">
      <style:table-column-properties style:column-width="3.916cm"/>
    </style:style>
    <style:style style:name="Tabla12.A1" style:family="table-cell">
      <style:table-cell-properties fo:padding="0.049cm" fo:border="0.035cm solid #000000"/>
    </style:style>
    <style:style style:name="Tabla12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12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12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12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2" style:family="table">
      <style:table-properties style:width="16.51cm" table:align="left"/>
    </style:style>
    <style:style style:name="Tabla2.A" style:family="table-column">
      <style:table-column-properties style:column-width="4.512cm"/>
    </style:style>
    <style:style style:name="Tabla2.B" style:family="table-column">
      <style:table-column-properties style:column-width="3.212cm"/>
    </style:style>
    <style:style style:name="Tabla2.C" style:family="table-column">
      <style:table-column-properties style:column-width="4.87cm"/>
    </style:style>
    <style:style style:name="Tabla2.D" style:family="table-column">
      <style:table-column-properties style:column-width="3.916cm"/>
    </style:style>
    <style:style style:name="Tabla2.A1" style:family="table-cell">
      <style:table-cell-properties fo:padding="0.049cm" fo:border="0.035cm solid #000000"/>
    </style:style>
    <style:style style:name="Tabla2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2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2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2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14" style:family="table">
      <style:table-properties style:width="16.51cm" table:align="left"/>
    </style:style>
    <style:style style:name="Tabla14.A" style:family="table-column">
      <style:table-column-properties style:column-width="4.512cm"/>
    </style:style>
    <style:style style:name="Tabla14.B" style:family="table-column">
      <style:table-column-properties style:column-width="3.212cm"/>
    </style:style>
    <style:style style:name="Tabla14.C" style:family="table-column">
      <style:table-column-properties style:column-width="4.87cm"/>
    </style:style>
    <style:style style:name="Tabla14.D" style:family="table-column">
      <style:table-column-properties style:column-width="3.916cm"/>
    </style:style>
    <style:style style:name="Tabla14.A1" style:family="table-cell">
      <style:table-cell-properties fo:padding="0.049cm" fo:border="0.035cm solid #000000"/>
    </style:style>
    <style:style style:name="Tabla14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14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14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14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15" style:family="table">
      <style:table-properties style:width="16.51cm" table:align="left"/>
    </style:style>
    <style:style style:name="Tabla15.A" style:family="table-column">
      <style:table-column-properties style:column-width="4.512cm"/>
    </style:style>
    <style:style style:name="Tabla15.B" style:family="table-column">
      <style:table-column-properties style:column-width="3.212cm"/>
    </style:style>
    <style:style style:name="Tabla15.C" style:family="table-column">
      <style:table-column-properties style:column-width="4.87cm"/>
    </style:style>
    <style:style style:name="Tabla15.D" style:family="table-column">
      <style:table-column-properties style:column-width="3.916cm"/>
    </style:style>
    <style:style style:name="Tabla15.A1" style:family="table-cell">
      <style:table-cell-properties fo:padding="0.049cm" fo:border="0.035cm solid #000000"/>
    </style:style>
    <style:style style:name="Tabla15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15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15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15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16" style:family="table">
      <style:table-properties style:width="16.51cm" table:align="left"/>
    </style:style>
    <style:style style:name="Tabla16.A" style:family="table-column">
      <style:table-column-properties style:column-width="4.814cm"/>
    </style:style>
    <style:style style:name="Tabla16.B" style:family="table-column">
      <style:table-column-properties style:column-width="2.91cm"/>
    </style:style>
    <style:style style:name="Tabla16.C" style:family="table-column">
      <style:table-column-properties style:column-width="4.87cm"/>
    </style:style>
    <style:style style:name="Tabla16.D" style:family="table-column">
      <style:table-column-properties style:column-width="3.916cm"/>
    </style:style>
    <style:style style:name="Tabla16.A1" style:family="table-cell">
      <style:table-cell-properties fo:padding="0.049cm" fo:border="0.035cm solid #000000"/>
    </style:style>
    <style:style style:name="Tabla16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16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16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16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34" style:family="table">
      <style:table-properties style:width="16.51cm" table:align="left"/>
    </style:style>
    <style:style style:name="Tabla34.A" style:family="table-column">
      <style:table-column-properties style:column-width="4.512cm"/>
    </style:style>
    <style:style style:name="Tabla34.B" style:family="table-column">
      <style:table-column-properties style:column-width="3.212cm"/>
    </style:style>
    <style:style style:name="Tabla34.C" style:family="table-column">
      <style:table-column-properties style:column-width="4.87cm"/>
    </style:style>
    <style:style style:name="Tabla34.D" style:family="table-column">
      <style:table-column-properties style:column-width="3.916cm"/>
    </style:style>
    <style:style style:name="Tabla34.A1" style:family="table-cell">
      <style:table-cell-properties fo:padding="0.049cm" fo:border="0.035cm solid #000000"/>
    </style:style>
    <style:style style:name="Tabla34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34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34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34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36" style:family="table">
      <style:table-properties style:width="16.51cm" table:align="left"/>
    </style:style>
    <style:style style:name="Tabla36.A" style:family="table-column">
      <style:table-column-properties style:column-width="4.498cm"/>
    </style:style>
    <style:style style:name="Tabla36.B" style:family="table-column">
      <style:table-column-properties style:column-width="3.226cm"/>
    </style:style>
    <style:style style:name="Tabla36.C" style:family="table-column">
      <style:table-column-properties style:column-width="4.87cm"/>
    </style:style>
    <style:style style:name="Tabla36.D" style:family="table-column">
      <style:table-column-properties style:column-width="3.916cm"/>
    </style:style>
    <style:style style:name="Tabla36.A1" style:family="table-cell">
      <style:table-cell-properties fo:padding="0.049cm" fo:border="0.035cm solid #000000"/>
    </style:style>
    <style:style style:name="Tabla36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36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36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36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37" style:family="table">
      <style:table-properties style:width="16.51cm" table:align="left"/>
    </style:style>
    <style:style style:name="Tabla37.A" style:family="table-column">
      <style:table-column-properties style:column-width="4.512cm"/>
    </style:style>
    <style:style style:name="Tabla37.B" style:family="table-column">
      <style:table-column-properties style:column-width="3.212cm"/>
    </style:style>
    <style:style style:name="Tabla37.C" style:family="table-column">
      <style:table-column-properties style:column-width="4.87cm"/>
    </style:style>
    <style:style style:name="Tabla37.D" style:family="table-column">
      <style:table-column-properties style:column-width="3.916cm"/>
    </style:style>
    <style:style style:name="Tabla37.A1" style:family="table-cell">
      <style:table-cell-properties fo:padding="0.049cm" fo:border="0.035cm solid #000000"/>
    </style:style>
    <style:style style:name="Tabla37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a37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a37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a37.D4" style:family="table-cell" style:data-style-name="N37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P1" style:family="paragraph" style:parent-style-name="Header">
      <style:text-properties fo:language="es" fo:country="CR"/>
    </style:style>
    <style:style style:name="P2" style:family="paragraph" style:parent-style-name="Footer">
      <style:paragraph-properties fo:text-align="center" style:justify-single-word="false"/>
      <style:text-properties fo:language="es" fo:country="CR"/>
    </style:style>
    <style:style style:name="P3" style:family="paragraph" style:parent-style-name="Standard">
      <style:text-properties fo:font-size="14pt" fo:language="es" fo:country="CR" fo:font-weight="bold" style:font-size-asian="14pt" style:font-weight-asian="bold"/>
    </style:style>
    <style:style style:name="P4" style:family="paragraph" style:parent-style-name="Standard">
      <style:paragraph-properties fo:text-align="end" style:justify-single-word="false"/>
      <style:text-properties fo:font-size="14pt" fo:language="es" fo:country="CR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es" fo:country="CR" style:font-size-asian="14pt" style:font-size-complex="14pt"/>
    </style:style>
    <style:style style:name="P6" style:family="paragraph" style:parent-style-name="Standard">
      <style:text-properties fo:language="es" fo:country="CR"/>
    </style:style>
    <style:style style:name="P7" style:family="paragraph" style:parent-style-name="Standard">
      <style:paragraph-properties fo:margin-top="0.071cm" fo:margin-bottom="0.071cm"/>
      <style:text-properties fo:language="es" fo:country="CR" fo:font-weight="bold" style:font-weight-asian="bold"/>
    </style:style>
    <style:style style:name="P8" style:family="paragraph" style:parent-style-name="Standard">
      <style:paragraph-properties fo:margin-top="0.071cm" fo:margin-bottom="0.071cm" style:snap-to-layout-grid="false"/>
      <style:text-properties fo:language="es" fo:country="CR" fo:font-weight="bold" style:font-weight-asian="bold"/>
    </style:style>
    <style:style style:name="P9" style:family="paragraph" style:parent-style-name="Standard">
      <style:paragraph-properties fo:margin-top="0.071cm" fo:margin-bottom="0.071cm" style:snap-to-layout-grid="false"/>
      <style:text-properties fo:language="es" fo:country="CR"/>
    </style:style>
    <style:style style:name="P10" style:family="paragraph" style:parent-style-name="Text_20_body">
      <style:text-properties fo:language="es" fo:country="CR"/>
    </style:style>
    <style:style style:name="P11" style:family="paragraph" style:parent-style-name="Text_20_body">
      <style:paragraph-properties fo:text-align="start" style:justify-single-word="false"/>
      <style:text-properties fo:font-size="14pt" fo:language="es" fo:country="CR" style:font-size-asian="14pt" style:font-size-complex="14pt"/>
    </style:style>
    <style:style style:name="P12" style:family="paragraph" style:parent-style-name="TOCEntry" style:master-page-name="">
      <style:paragraph-properties style:page-number="auto" fo:break-before="auto" fo:break-after="auto"/>
      <style:text-properties fo:language="es" fo:country="CR"/>
    </style:style>
    <style:style style:name="P13" style:family="paragraph" style:parent-style-name="Subtitle">
      <style:paragraph-properties fo:text-align="end" style:justify-single-word="false"/>
      <style:text-properties fo:font-size="14pt" fo:language="es" fo:country="CR" style:font-size-asian="14pt" style:font-size-complex="14pt"/>
    </style:style>
    <style:style style:name="P14" style:family="paragraph" style:parent-style-name="Title">
      <style:paragraph-properties fo:text-align="end" style:justify-single-word="false"/>
      <style:text-properties fo:font-size="32pt" fo:language="es" fo:country="CR" style:font-size-asian="32pt" style:font-size-complex="32pt"/>
    </style:style>
    <style:style style:name="P15" style:family="paragraph" style:parent-style-name="Title">
      <style:paragraph-properties fo:margin-top="0cm" fo:margin-bottom="0.706cm" fo:text-align="end" style:justify-single-word="false"/>
      <style:text-properties fo:font-size="32pt" fo:language="es" fo:country="CR" style:font-size-asian="32pt" style:font-size-complex="32pt"/>
    </style:style>
    <style:style style:name="P16" style:family="paragraph" style:parent-style-name="ByLine">
      <style:paragraph-properties fo:text-align="end" style:justify-single-word="false"/>
      <style:text-properties fo:font-size="14pt" fo:language="es" fo:country="CR" style:font-size-asian="14pt" style:font-size-complex="14pt"/>
    </style:style>
    <style:style style:name="P17" style:family="paragraph" style:parent-style-name="Heading_20_1">
      <style:paragraph-properties fo:text-align="end" style:justify-single-word="false"/>
      <style:text-properties fo:font-size="14pt" fo:language="es" fo:country="CR" style:font-size-asian="14pt" style:font-size-complex="14pt"/>
    </style:style>
    <style:style style:name="P18" style:family="paragraph" style:parent-style-name="Table_20_Contents">
      <style:paragraph-properties fo:text-align="justify" style:justify-single-word="false"/>
      <style:text-properties fo:font-size="14pt" fo:language="es" fo:country="CR" style:font-size-asian="14pt" style:font-size-complex="14pt"/>
    </style:style>
    <style:style style:name="P19" style:family="paragraph" style:parent-style-name="Table_20_Contents">
      <style:paragraph-properties fo:margin-top="0cm" fo:margin-bottom="0.499cm"/>
      <style:text-properties fo:language="es" fo:country="CR"/>
    </style:style>
    <style:style style:name="P20" style:family="paragraph" style:parent-style-name="Table_20_Contents">
      <style:paragraph-properties fo:margin-top="0cm" fo:margin-bottom="0.499cm" fo:text-align="end" style:justify-single-word="false"/>
      <style:text-properties fo:language="es" fo:country="CR"/>
    </style:style>
    <style:style style:name="P21" style:family="paragraph" style:parent-style-name="Table_20_Contents">
      <style:paragraph-properties fo:margin-top="0cm" fo:margin-bottom="0.499cm" fo:text-align="center" style:justify-single-word="false"/>
      <style:text-properties fo:language="es" fo:country="CR"/>
    </style:style>
    <style:style style:name="P22" style:family="paragraph" style:parent-style-name="Table_20_Contents">
      <style:paragraph-properties fo:margin-top="0cm" fo:margin-bottom="0.499cm"/>
      <style:text-properties fo:language="es" fo:country="CR" fo:font-weight="bold"/>
    </style:style>
    <style:style style:name="P23" style:family="paragraph" style:parent-style-name="Table_20_Contents">
      <style:paragraph-properties fo:margin-left="0.635cm" fo:margin-right="0cm" fo:margin-top="0cm" fo:margin-bottom="0.499cm" fo:text-indent="-0.635cm" style:auto-text-indent="false"/>
      <style:text-properties fo:language="es" fo:country="CR"/>
    </style:style>
    <style:style style:name="P24" style:family="paragraph" style:parent-style-name="Table_20_Contents">
      <style:paragraph-properties fo:margin-left="0.603cm" fo:margin-right="0cm" fo:margin-top="0cm" fo:margin-bottom="0.499cm" fo:text-indent="-0.603cm" style:auto-text-indent="false"/>
      <style:text-properties fo:language="es" fo:country="CR"/>
    </style:style>
    <style:style style:name="P25" style:family="paragraph" style:parent-style-name="Table_20_Contents">
      <style:paragraph-properties fo:margin-left="1.238cm" fo:margin-right="0cm" fo:margin-top="0cm" fo:margin-bottom="0.499cm" fo:text-indent="-1.238cm" style:auto-text-indent="false"/>
      <style:text-properties fo:language="es" fo:country="CR"/>
    </style:style>
    <style:style style:name="P26" style:family="paragraph" style:parent-style-name="Table_20_Text">
      <style:paragraph-properties fo:margin-left="1.238cm" fo:margin-right="0cm" fo:margin-top="0cm" fo:margin-bottom="0.499cm" fo:line-height="0.423cm" fo:keep-together="always" fo:text-indent="-1.238cm" style:auto-text-indent="false" fo:keep-with-next="always"/>
      <style:text-properties fo:language="es" fo:country="CR"/>
    </style:style>
    <style:style style:name="P27" style:family="paragraph" style:parent-style-name="Table_20_Contents">
      <style:paragraph-properties fo:margin-left="0cm" fo:margin-right="0cm" fo:margin-top="0cm" fo:margin-bottom="0.499cm" fo:text-indent="0cm" style:auto-text-indent="false"/>
      <style:text-properties fo:language="es" fo:country="CR"/>
    </style:style>
    <style:style style:name="P28" style:family="paragraph" style:parent-style-name="Table_20_Text">
      <style:paragraph-properties fo:margin-left="0cm" fo:margin-right="0cm" fo:margin-top="0cm" fo:margin-bottom="0.499cm" fo:line-height="0.423cm" fo:keep-together="always" fo:text-indent="0cm" style:auto-text-indent="false" fo:keep-with-next="always"/>
      <style:text-properties fo:language="es" fo:country="CR"/>
    </style:style>
    <style:style style:name="P29" style:family="paragraph" style:parent-style-name="Table_20_Text">
      <style:paragraph-properties fo:line-height="0.423cm" fo:keep-together="always" fo:keep-with-next="always"/>
      <style:text-properties fo:language="es" fo:country="CR"/>
    </style:style>
    <style:style style:name="P30" style:family="paragraph" style:parent-style-name="line" style:master-page-name="Standard">
      <style:paragraph-properties fo:text-align="end" style:justify-single-word="false" style:page-number="auto"/>
      <style:text-properties fo:font-size="32pt" fo:language="es" fo:country="CR" style:font-size-asian="32pt" style:font-size-complex="32pt"/>
    </style:style>
    <style:style style:name="P31" style:family="paragraph" style:parent-style-name="Table_20_Contents">
      <style:paragraph-properties fo:margin-top="0cm" fo:margin-bottom="0.499cm"/>
      <style:text-properties fo:language="es" fo:country="CR"/>
    </style:style>
    <style:style style:name="P32" style:family="paragraph" style:parent-style-name="Table_20_Contents">
      <style:paragraph-properties fo:margin-top="0cm" fo:margin-bottom="0.499cm"/>
      <style:text-properties fo:language="es" fo:country="CR" fo:font-weight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 fo:color="#000000" style:font-name="Helvetica Neue" fo:font-size="9.75pt" fo:letter-spacing="normal" fo:font-style="normal" fo:font-weight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14">Casos de uso</text:p>
      <text:p text:style-name="P15"/>
      <text:p text:style-name="P15">Para</text:p>
      <text:p text:style-name="P14"/>
      <text:p text:style-name="P14">Control <text:s/>Pos-cosecha</text:p>
      <text:p text:style-name="P13"/>
      <text:p text:style-name="P16">Versión 1.0 Beta</text:p>
      <text:p text:style-name="P16"/>
      <text:p text:style-name="P16">Preparado por Maikol P.A – Rony O</text:p>
      <text:p text:style-name="P16"/>
      <text:p text:style-name="P16">M&amp;R</text:p>
      <text:p text:style-name="P16"/>
      <text:p text:style-name="P16">05/05/2014</text:p>
      <text:p text:style-name="P16"/>
      <text:p text:style-name="P16"/>
      <text:p text:style-name="P16"/>
      <text:p text:style-name="P16"/>
      <text:p text:style-name="P16"/>
      <text:p text:style-name="P16"/>
      <text:p text:style-name="P12"><text:soft-page-break/>Revisión Histórica</text:p>
      <text:p text:style-name="P3"/>
      <text:p text:style-name="P3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office:value-type="string">
            <text:p text:style-name="P7">Nombre</text:p>
          </table:table-cell>
          <table:table-cell table:style-name="Tabla17.B1" office:value-type="string">
            <text:p text:style-name="P7">Fecha</text:p>
          </table:table-cell>
          <table:table-cell table:style-name="Tabla17.B1" office:value-type="string">
            <text:p text:style-name="P7">Razón de los cambios</text:p>
          </table:table-cell>
          <table:table-cell table:style-name="Tabla17.D1" office:value-type="string">
            <text:p text:style-name="P7">Versión</text:p>
          </table:table-cell>
        </table:table-row>
        <table:table-row table:style-name="Tabla17.1">
          <table:table-cell table:style-name="Tabla17.A2" office:value-type="string">
            <text:p text:style-name="P8">M&amp;R</text:p>
          </table:table-cell>
          <table:table-cell table:style-name="Tabla17.B2" office:value-type="date" office:date-value="2014-06-07">
            <text:p text:style-name="P9">07/06/14</text:p>
          </table:table-cell>
          <table:table-cell table:style-name="Tabla17.C2" office:value-type="string">
            <text:p text:style-name="P9">Corrección de errores</text:p>
          </table:table-cell>
          <table:table-cell table:style-name="Tabla17.D2" office:value-type="string">
            <text:p text:style-name="P9">1.0 Beta</text:p>
          </table:table-cell>
        </table:table-row>
        <table:table-row table:style-name="Tabla17.1">
          <table:table-cell table:style-name="Tabla17.A3" office:value-type="string">
            <text:p text:style-name="P9"/>
          </table:table-cell>
          <table:table-cell table:style-name="Tabla17.B3" office:value-type="string">
            <text:p text:style-name="P9"/>
          </table:table-cell>
          <table:table-cell table:style-name="Tabla17.B3" office:value-type="string">
            <text:p text:style-name="P9"/>
          </table:table-cell>
          <table:table-cell table:style-name="Tabla17.D3" office:value-type="string">
            <text:p text:style-name="P9"/>
          </table:table-cell>
        </table:table-row>
      </table:table>
      <text:p text:style-name="P1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18" table:style-name="Tabla18">
        <table:table-column table:style-name="Tabla18.A"/>
        <table:table-column table:style-name="Tabla18.B"/>
        <text:soft-page-break/>
        <table:table-row>
          <table:table-cell table:style-name="Tabla18.A1" office:value-type="string">
            <text:p text:style-name="P18">Actor Primario</text:p>
          </table:table-cell>
          <table:table-cell table:style-name="Tabla18.B1" office:value-type="string">
            <text:p text:style-name="P18">Casos de uso</text:p>
          </table:table-cell>
        </table:table-row>
        <table:table-row table:style-name="Tabla18.2">
          <table:table-cell table:style-name="Tabla18.A2" office:value-type="string">
            <text:p text:style-name="P18">Encargado de Facturación</text:p>
          </table:table-cell>
          <table:table-cell table:style-name="Tabla18.B2" office:value-type="string">
            <text:p text:style-name="P18">CU-01. Registrar productor</text:p>
            <text:p text:style-name="P18">CU-02. Eliminar productor</text:p>
            <text:p text:style-name="P18">CU-03. Modificar productor</text:p>
            <text:p text:style-name="P18">CU-08. Facturación para productor</text:p>
            <text:p text:style-name="P18">CU-13. Facturación para empresa</text:p>
            <text:p text:style-name="P18">CU-17. Registrar fruta en planta</text:p>
            <text:p text:style-name="P18">CU-19. Eliminar cantidad de fruta presente en planta</text:p>
            <text:p text:style-name="P18">CU-20. Registrar cantidad de fruta entrante</text:p>
            <text:p text:style-name="P18">CU-21. Modificar cantidad de fruta entrante</text:p>
            <text:p text:style-name="P18">CU-22. Eliminar cantidad de fruta entrante</text:p>
            <text:p text:style-name="P18">CU-23. Registrar corte</text:p>
            <text:p text:style-name="P18">CU-24. Modificar corte </text:p>
            <text:p text:style-name="P18">CU-25. Eliminar corte</text:p>
            <text:p text:style-name="P18">CU-26. Insertar estimaciones productor</text:p>
            <text:p text:style-name="P18">CU-27. Modificar estimaciones productor</text:p>
            <text:p text:style-name="P18">CU-28. Eliminar estimaciones productoras</text:p>
            <text:p text:style-name="P18">CU-33. Registro empresa</text:p>
            <text:p text:style-name="P18">CU-34. Eliminar empresa</text:p>
            <text:p text:style-name="P18">CU-35. Modificar empresa</text:p>
          </table:table-cell>
        </table:table-row>
        <table:table-row table:style-name="Tabla18.2">
          <table:table-cell table:style-name="Tabla18.A2" office:value-type="string">
            <text:p text:style-name="P18">Encargado de logística</text:p>
          </table:table-cell>
          <table:table-cell table:style-name="Tabla18.B2" office:value-type="string">
            <text:p text:style-name="P18">CU-04. Registrar contenedor</text:p>
            <text:p text:style-name="P18">CU-05. Eliminar contenedor</text:p>
            <text:p text:style-name="P18">CU-06. Modificar contenedor</text:p>
            <text:p text:style-name="P18">CU-09. Registro a cámara</text:p>
            <text:p text:style-name="P18">CU-10. Eliminar de cámara</text:p>
            <text:p text:style-name="P18">CU-11. Modificar de cámara</text:p>
            <text:p text:style-name="P18">CU-12. Guía de despacho</text:p>
            <text:p text:style-name="P18">CU-14. Registrar cliente</text:p>
            <text:p text:style-name="P18">CU-15. Eliminar cliente</text:p>
            <text:p text:style-name="P18">CU-16. Modificar cliente</text:p>
            <text:p text:style-name="P18">CU-29. Registrar información de paleta</text:p>
            <text:p text:style-name="P18">CU-30. Modificar información de paleta</text:p>
            <text:p text:style-name="P18">CU-31. Eliminar registro de paleta</text:p>
          </table:table-cell>
        </table:table-row>
        <table:table-row table:style-name="Tabla18.4">
          <table:table-cell table:style-name="Tabla18.A2" office:value-type="string">
            <text:p text:style-name="P18">Encargado de calidad</text:p>
          </table:table-cell>
          <table:table-cell table:style-name="Tabla18.B2" office:value-type="string">
            <text:p text:style-name="P18">CU-07. Generar Boleta de calidad</text:p>
          </table:table-cell>
        </table:table-row>
        <table:table-row table:style-name="Tabla18.4">
          <table:table-cell table:style-name="Tabla18.A2" office:value-type="string">
            <text:p text:style-name="P18">sistema</text:p>
          </table:table-cell>
          <table:table-cell table:style-name="Tabla18.B2" office:value-type="string">
            <text:p text:style-name="P18">CU-18. Modificar cantidad de fruta presente en planta</text:p>
          </table:table-cell>
        </table:table-row>
        <table:table-row table:style-name="Tabla18.4">
          <table:table-cell table:style-name="Tabla18.A2" office:value-type="string">
            <text:p text:style-name="P18">Encargado <text:s/>general</text:p>
          </table:table-cell>
          <table:table-cell table:style-name="Tabla18.B2" office:value-type="string">
            <text:p text:style-name="P18">CU-32. Modificar contraseña usuario</text:p>
          </table:table-cell>
        </table:table-row>
      </table:table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ext:soft-page-break/>
        <table:table-row>
          <table:table-cell table:style-name="Tabla19.A1" office:value-type="string">
            <text:p text:style-name="P20">Id caso de uso</text:p>
          </table:table-cell>
          <table:table-cell table:style-name="Tabla19.B1" table:number-columns-spanned="3" office:value-type="string">
            <text:p text:style-name="P19"><text:s text:c="3"/>CU-01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0">Nombre de caso de uso</text:p>
          </table:table-cell>
          <table:table-cell table:style-name="Tabla19.B2" table:number-columns-spanned="3" office:value-type="string">
            <text:p text:style-name="P19">Registrar Productor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0">Creado por</text:p>
          </table:table-cell>
          <table:table-cell table:style-name="Tabla19.B2" office:value-type="string">
            <text:p text:style-name="P19">M&amp;R</text:p>
          </table:table-cell>
          <table:table-cell table:style-name="Tabla19.B2" office:value-type="string">
            <text:p text:style-name="P20">última actualización por:</text:p>
          </table:table-cell>
          <table:table-cell table:style-name="Tabla19.B2" office:value-type="string">
            <text:p text:style-name="P19">M&amp;R</text:p>
          </table:table-cell>
        </table:table-row>
        <table:table-row>
          <table:table-cell table:style-name="Tabla19.A2" office:value-type="string">
            <text:p text:style-name="P20">Fecha de creación:</text:p>
          </table:table-cell>
          <table:table-cell table:style-name="Tabla19.B2" office:value-type="string">
            <text:p text:style-name="P19">03/05/2014</text:p>
          </table:table-cell>
          <table:table-cell table:style-name="Tabla19.B2" office:value-type="string">
            <text:p text:style-name="P20"><text:s/>Última fecha de actualización</text:p>
          </table:table-cell>
          <table:table-cell table:style-name="Tabla19.D4" office:value-type="date" office:date-value="2014-06-07">
            <text:p text:style-name="P19">07/06/14</text:p>
          </table:table-cell>
        </table:table-row>
        <table:table-row>
          <table:table-cell table:style-name="Tabla19.A2" office:value-type="string">
            <text:p text:style-name="P20">Actor:</text:p>
          </table:table-cell>
          <table:table-cell table:style-name="Tabla19.B2" table:number-columns-spanned="3" office:value-type="string">
            <text:p text:style-name="P19">Encargado de facturación 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0">Descripción:</text:p>
          </table:table-cell>
          <table:table-cell table:style-name="Tabla19.B2" table:number-columns-spanned="3" office:value-type="string">
            <text:p text:style-name="P19">El encargado de facturación es el responsable de llevar el control de registros del productor, para esto necesita ingresar al sistema, dirigirse a la ventana de registrar productor, llenar lo indicado y presionar el botón de aceptar.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0">Precondiciones:</text:p>
          </table:table-cell>
          <table:table-cell table:style-name="Tabla19.B2" table:number-columns-spanned="3" office:value-type="string">
            <text:p text:style-name="P23"><text:s/>La clave digitada por el encargado es correcta, sistema en buen estado y autenticarse exitosamente.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0">Postcondiciones:</text:p>
          </table:table-cell>
          <table:table-cell table:style-name="Tabla19.B2" table:number-columns-spanned="3" office:value-type="string">
            <text:p text:style-name="P23"><text:s/>Se registro y guardo la información del nuevo productor en el sistema.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0">Flujo Normal:</text:p>
          </table:table-cell>
          <table:table-cell table:style-name="Tabla19.B2" table:number-columns-spanned="3" office:value-type="string">
            <text:p text:style-name="P22">1 Registrar de productor</text:p>
            <text:p text:style-name="P27">1.1.El encargado de facturación debidamente <text:span text:style-name="T3">identificado</text:span>, se dirige a la opción de agregar nuevo productor.</text:p>
            <text:p text:style-name="P23">1.2. <text:s/>El encargado de facturación llena los campos con la información requerida(Cédula,DNI,Nombre, Primer Apellido, Segundo Apellido, Dirección, Teléfono).</text:p>
            <text:p text:style-name="P23">1.3.El sistema verifica que no existe el productor.</text:p>
            <text:p text:style-name="P23">1.4.El encargado de facturación presiona el botón <text:s/>aceptar y se guarda la información.</text:p>
            <text:p text:style-name="P23">1.5.El sistema enviá mensaje de registro exitoso.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0">Flujos alternativos:</text:p>
          </table:table-cell>
          <table:table-cell table:style-name="Tabla19.B2" table:number-columns-spanned="3" office:value-type="string">
            <text:p text:style-name="P19"/>
            <text:p text:style-name="P19">1.3.El Productor existe.</text:p>
            <text:p text:style-name="P19"><text:s/>1.3.1 El sistema muestra un mensaje de que el productor ingresado ya existe.</text:p>
            <text:p text:style-name="P19"><text:soft-page-break/>1.3.2 El sistema cancela la operación.</text:p>
            <text:p text:style-name="P19"><text:s/>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0">Excepciones:</text:p>
          </table:table-cell>
          <table:table-cell table:style-name="Tabla19.B2" table:number-columns-spanned="3" office:value-type="string">
            <text:p text:style-name="P19">ninguna</text:p>
            <text:p text:style-name="P24"/>
            <text:p text:style-name="P24"/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0">Incluye:</text:p>
          </table:table-cell>
          <table:table-cell table:style-name="Tabla19.B2" table:number-columns-spanned="3" office:value-type="string">
            <text:p text:style-name="P19">Ninguna</text:p>
            <text:p text:style-name="P19"/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0">prioridad:</text:p>
          </table:table-cell>
          <table:table-cell table:style-name="Tabla19.B2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0">Frecuencia de uso:</text:p>
          </table:table-cell>
          <table:table-cell table:style-name="Tabla19.B2" table:number-columns-spanned="3" office:value-type="string">
            <text:p text:style-name="P19">Media, Aproximadamente una vez al mes.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0">Reglas de negocio:</text:p>
          </table:table-cell>
          <table:table-cell table:style-name="Tabla19.B2" table:number-columns-spanned="3" office:value-type="string">
            <text:p text:style-name="P25">RN-01.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0">Requerimientos Especiales :</text:p>
          </table:table-cell>
          <table:table-cell table:style-name="Tabla19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0">Asunciones:</text:p>
          </table:table-cell>
          <table:table-cell table:style-name="Tabla19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20">Tecnologías</text:p>
          </table:table-cell>
          <table:table-cell table:style-name="Tabla19.B2" table:number-columns-spanned="3" office:value-type="string">
            <text:p text:style-name="P23"><text:s/>Computador con 2 o más de RAM, 1Terabyte o más de Disco Duro, Procesador de más de 2.9 Ghz.</text:p>
          </table:table-cell>
          <table:covered-table-cell/>
          <table:covered-table-cell/>
        </table:table-row>
      </table:table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ext:soft-page-break/>
        <table:table-row>
          <table:table-cell table:style-name="Tabla20.A1" office:value-type="string">
            <text:p text:style-name="P20">Id caso de uso</text:p>
          </table:table-cell>
          <table:table-cell table:style-name="Tabla20.B1" table:number-columns-spanned="3" office:value-type="string">
            <text:p text:style-name="P19"><text:s text:c="3"/>CU-02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0">Nombre de caso de uso</text:p>
          </table:table-cell>
          <table:table-cell table:style-name="Tabla20.B2" table:number-columns-spanned="3" office:value-type="string">
            <text:p text:style-name="P19">Eliminar Productor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0">Creado por</text:p>
          </table:table-cell>
          <table:table-cell table:style-name="Tabla20.B2" office:value-type="string">
            <text:p text:style-name="P19">M&amp;R</text:p>
          </table:table-cell>
          <table:table-cell table:style-name="Tabla20.B2" office:value-type="string">
            <text:p text:style-name="P20">última actualización por:</text:p>
          </table:table-cell>
          <table:table-cell table:style-name="Tabla20.B2" office:value-type="string">
            <text:p text:style-name="P19">M&amp;R</text:p>
          </table:table-cell>
        </table:table-row>
        <table:table-row>
          <table:table-cell table:style-name="Tabla20.A2" office:value-type="string">
            <text:p text:style-name="P20">Fecha de creación:</text:p>
          </table:table-cell>
          <table:table-cell table:style-name="Tabla20.B2" office:value-type="string">
            <text:p text:style-name="P19">03/05/2014</text:p>
          </table:table-cell>
          <table:table-cell table:style-name="Tabla20.B2" office:value-type="string">
            <text:p text:style-name="P20">Última fecha de actualización</text:p>
          </table:table-cell>
          <table:table-cell table:style-name="Tabla20.D4" office:value-type="date" office:date-value="2014-06-07">
            <text:p text:style-name="P19">07/06/14</text:p>
          </table:table-cell>
        </table:table-row>
        <table:table-row>
          <table:table-cell table:style-name="Tabla20.A2" office:value-type="string">
            <text:p text:style-name="P20">Actor:</text:p>
          </table:table-cell>
          <table:table-cell table:style-name="Tabla20.B2" table:number-columns-spanned="3" office:value-type="string">
            <text:p text:style-name="P19">Encargado de facturación 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0">Descripción:</text:p>
          </table:table-cell>
          <table:table-cell table:style-name="Tabla20.B2" table:number-columns-spanned="3" office:value-type="string">
            <text:p text:style-name="P19">El encargado de facturación es el responsable de llevar el control de registros del productor, para eliminar un productor el encargado debe ingresar al sistema dirigirse a la ventana de eliminar productor llenar <text:s/>la información solicitada y presionar aceptar.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0">Precondiciones:</text:p>
          </table:table-cell>
          <table:table-cell table:style-name="Tabla20.B2" table:number-columns-spanned="3" office:value-type="string">
            <text:p text:style-name="P23"><text:s/>La clave digitada por el encargado es correcta.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0">Postcondiciones:</text:p>
          </table:table-cell>
          <table:table-cell table:style-name="Tabla20.B2" table:number-columns-spanned="3" office:value-type="string">
            <text:p text:style-name="P23"><text:s/>Se elimina toda la información del <text:s/>productor seleccionado.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0">Flujo Normal:</text:p>
          </table:table-cell>
          <table:table-cell table:style-name="Tabla20.B2" table:number-columns-spanned="3" office:value-type="string">
            <text:p text:style-name="P22">1 Eliminar <text:s/>Productor</text:p>
            <text:p text:style-name="P23">1.1.El encargado de facturación debidamente <text:span text:style-name="T3">identificado</text:span> se dirige a la opción de eliminar productor.</text:p>
            <text:p text:style-name="P23">1.2. El encargado de facturación <text:s/>llena los campos con la información requerida(Cédula).</text:p>
            <text:p text:style-name="P23">1.3.El sistema verifica que <text:s/>existe el <text:span text:style-name="T1">productor</text:span>.</text:p>
            <text:p text:style-name="P23">1.4.El encargado de facturación presiona aceptar y <text:s/>se elimina el productor.</text:p>
            <text:p text:style-name="P23">1.5. El sistema envía un mensaje de operación exitosa.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0">Flujos alternativos:</text:p>
          </table:table-cell>
          <table:table-cell table:style-name="Tabla20.B2" table:number-columns-spanned="3" office:value-type="string">
            <text:p text:style-name="P19"><text:s/>1.3El Productor no existe.</text:p>
            <text:p text:style-name="P19"><text:s/>1.3.1 El sistema muestra un mensaje de que el productor <text:s/>no existe.</text:p>
            <text:p text:style-name="P19">1.3.2 El sistema cancela la operación.</text:p>
            <text:p text:style-name="P19"><text:s/>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0">Excepciones:</text:p>
          </table:table-cell>
          <table:table-cell table:style-name="Tabla20.B2" table:number-columns-spanned="3" office:value-type="string">
            <text:p text:style-name="P19"/>
            <text:p text:style-name="P19"><text:soft-page-break/></text:p>
            <text:p text:style-name="P24"/>
            <text:p text:style-name="P24"/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0">Incluye:</text:p>
          </table:table-cell>
          <table:table-cell table:style-name="Tabla20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0">prioridad:</text:p>
          </table:table-cell>
          <table:table-cell table:style-name="Tabla20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0">Frecuencia de uso:</text:p>
          </table:table-cell>
          <table:table-cell table:style-name="Tabla20.B2" table:number-columns-spanned="3" office:value-type="string">
            <text:p text:style-name="P19">Aproximadamente una <text:s/>vez al año.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0">Reglas de negocio:</text:p>
          </table:table-cell>
          <table:table-cell table:style-name="Tabla20.B2" table:number-columns-spanned="3" office:value-type="string">
            <text:p text:style-name="P25">RN-01.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0">Requerimientos Especiales :</text:p>
          </table:table-cell>
          <table:table-cell table:style-name="Tabla20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0">Asunciones:</text:p>
          </table:table-cell>
          <table:table-cell table:style-name="Tabla20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20.A2" office:value-type="string">
            <text:p text:style-name="P20">Tecnologías</text:p>
          </table:table-cell>
          <table:table-cell table:style-name="Tabla20.B2" table:number-columns-spanned="3" office:value-type="string">
            <text:p text:style-name="P23">Computador con 2 o más de RAM, 1Tera o más de Disco Duro, Procesador de más de 2.9 Ghz.</text:p>
          </table:table-cell>
          <table:covered-table-cell/>
          <table:covered-table-cell/>
        </table:table-row>
      </table:table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>
          <table:table-cell table:style-name="Tabla21.A1" office:value-type="string">
            <text:p text:style-name="P20">Id caso de uso</text:p>
          </table:table-cell>
          <table:table-cell table:style-name="Tabla21.B1" table:number-columns-spanned="3" office:value-type="string">
            <text:p text:style-name="P19"><text:s text:c="3"/>CU-03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0">Nombre de caso de uso</text:p>
          </table:table-cell>
          <table:table-cell table:style-name="Tabla21.B2" table:number-columns-spanned="3" office:value-type="string">
            <text:p text:style-name="P19">Modificar Productor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0">Creado por</text:p>
          </table:table-cell>
          <table:table-cell table:style-name="Tabla21.B2" office:value-type="string">
            <text:p text:style-name="P19">M&amp;R</text:p>
          </table:table-cell>
          <table:table-cell table:style-name="Tabla21.B2" office:value-type="string">
            <text:p text:style-name="P20">última actualización por:</text:p>
          </table:table-cell>
          <table:table-cell table:style-name="Tabla21.B2" office:value-type="string">
            <text:p text:style-name="P19">M&amp;R</text:p>
          </table:table-cell>
        </table:table-row>
        <table:table-row>
          <table:table-cell table:style-name="Tabla21.A2" office:value-type="string">
            <text:p text:style-name="P20">Fecha de creación:</text:p>
          </table:table-cell>
          <table:table-cell table:style-name="Tabla21.B2" office:value-type="string">
            <text:p text:style-name="P19">03/05/2014</text:p>
          </table:table-cell>
          <table:table-cell table:style-name="Tabla21.B2" office:value-type="string">
            <text:p text:style-name="P20">Última fecha de actualización</text:p>
          </table:table-cell>
          <table:table-cell table:style-name="Tabla21.D4" office:value-type="date" office:date-value="2014-06-07">
            <text:p text:style-name="P19">07/06/14</text:p>
          </table:table-cell>
        </table:table-row>
        <text:soft-page-break/>
        <table:table-row>
          <table:table-cell table:style-name="Tabla21.A2" office:value-type="string">
            <text:p text:style-name="P20">Actor:</text:p>
          </table:table-cell>
          <table:table-cell table:style-name="Tabla21.B2" table:number-columns-spanned="3" office:value-type="string">
            <text:p text:style-name="P19">Encargado de facturación 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0">Descripción:</text:p>
          </table:table-cell>
          <table:table-cell table:style-name="Tabla21.B2" table:number-columns-spanned="3" office:value-type="string">
            <text:p text:style-name="P19">El encargado de facturación es el responsable de llevar el control de registros del productor para modificar un productor el encargado debe de ingresar al sistema dirigirse a la ventana de modificar productor llenar la información solicitada y presionar aceptar.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0">Precondiciones:</text:p>
          </table:table-cell>
          <table:table-cell table:style-name="Tabla21.B2" table:number-columns-spanned="3" office:value-type="string">
            <text:p text:style-name="P23"><text:s/>La clave digitada por el encargado es correcta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0">Postcondiciones:</text:p>
          </table:table-cell>
          <table:table-cell table:style-name="Tabla21.B2" table:number-columns-spanned="3" office:value-type="string">
            <text:p text:style-name="P23"><text:s/>Se modifica la información del <text:s/>productor seleccionado exceptuando su Cédula <text:s/>y <text:s/>el <text:s/>DNI.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0">Flujo Normal:</text:p>
          </table:table-cell>
          <table:table-cell table:style-name="Tabla21.B2" table:number-columns-spanned="3" office:value-type="string">
            <text:p text:style-name="P22">1 Modificar de productor</text:p>
            <text:p text:style-name="P23">1.1.El encargado de facturación debidamente <text:span text:style-name="T3">identificado</text:span> se dirige a la opción de modificar productor.</text:p>
            <text:p text:style-name="P23">1.2. El encargado de facturación realiza la búsqueda por medio del campo(Cédula).</text:p>
            <text:p text:style-name="P23">1.3.El sistema verifica que <text:s/>existe el <text:span text:style-name="T1">productor</text:span>.</text:p>
            <text:p text:style-name="P23">1.4.El encargado de facturación presiona aceptar y <text:s/>se modifica la información del productor.</text:p>
            <text:p text:style-name="P23">1.5 <text:s/>El sistema muestra un mensaje de operación exitosa.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0">Flujos alternativos:</text:p>
          </table:table-cell>
          <table:table-cell table:style-name="Tabla21.B2" table:number-columns-spanned="3" office:value-type="string">
            <text:p text:style-name="P19"><text:s/>1.3.El Productor no existe.</text:p>
            <text:p text:style-name="P19"><text:s/>1.3.1 El sistema muestra un mensaje de que el productor <text:s/>no existe.</text:p>
            <text:p text:style-name="P19">1.3.2 El sistema cancela la operación.</text:p>
            <text:p text:style-name="P19"><text:s/>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0">Excepciones:</text:p>
          </table:table-cell>
          <table:table-cell table:style-name="Tabla21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0">Incluye:</text:p>
          </table:table-cell>
          <table:table-cell table:style-name="Tabla21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0">prioridad:</text:p>
          </table:table-cell>
          <table:table-cell table:style-name="Tabla21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0">Frecuencia de uso:</text:p>
          </table:table-cell>
          <table:table-cell table:style-name="Tabla21.B2" table:number-columns-spanned="3" office:value-type="string">
            <text:p text:style-name="P19">Aproximadamente una vez cada tres <text:s/>meses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0">Reglas de negocio:</text:p>
          </table:table-cell>
          <table:table-cell table:style-name="Tabla21.B2" table:number-columns-spanned="3" office:value-type="string">
            <text:p text:style-name="P25">RN-01.</text:p>
          </table:table-cell>
          <table:covered-table-cell/>
          <table:covered-table-cell/>
        </table:table-row>
        <text:soft-page-break/>
        <table:table-row>
          <table:table-cell table:style-name="Tabla21.A2" office:value-type="string">
            <text:p text:style-name="P20">Requerimientos Especiales :</text:p>
          </table:table-cell>
          <table:table-cell table:style-name="Tabla21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0">Asunciones:</text:p>
          </table:table-cell>
          <table:table-cell table:style-name="Tabla21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20">Tecnologías</text:p>
          </table:table-cell>
          <table:table-cell table:style-name="Tabla21.B2" table:number-columns-spanned="3" office:value-type="string">
            <text:p text:style-name="P23">Computador con 2 o más de RAM, 1Terabyte o más de Disco Duro, Procesador de más de 2.9 Ghz.</text:p>
          </table:table-cell>
          <table:covered-table-cell/>
          <table:covered-table-cell/>
        </table:table-row>
      </table:table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office:value-type="string">
            <text:p text:style-name="P20">Id caso de uso</text:p>
          </table:table-cell>
          <table:table-cell table:style-name="Tabla22.B1" table:number-columns-spanned="3" office:value-type="string">
            <text:p text:style-name="P19"><text:s text:c="3"/>CU-04</text:p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0">Nombre de caso de uso</text:p>
          </table:table-cell>
          <table:table-cell table:style-name="Tabla22.B2" table:number-columns-spanned="3" office:value-type="string">
            <text:p text:style-name="P19">Registrar Contenedor</text:p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0">Creado por</text:p>
          </table:table-cell>
          <table:table-cell table:style-name="Tabla22.B2" office:value-type="string">
            <text:p text:style-name="P19">M&amp;R</text:p>
          </table:table-cell>
          <table:table-cell table:style-name="Tabla22.B2" office:value-type="string">
            <text:p text:style-name="P20">última actualización por:</text:p>
          </table:table-cell>
          <table:table-cell table:style-name="Tabla22.B2" office:value-type="string">
            <text:p text:style-name="P19">M&amp;R</text:p>
          </table:table-cell>
        </table:table-row>
        <table:table-row>
          <table:table-cell table:style-name="Tabla22.A2" office:value-type="string">
            <text:p text:style-name="P20">Fecha de creación:</text:p>
          </table:table-cell>
          <table:table-cell table:style-name="Tabla22.B2" office:value-type="string">
            <text:p text:style-name="P19">03/05/2014</text:p>
          </table:table-cell>
          <table:table-cell table:style-name="Tabla22.B2" office:value-type="string">
            <text:p text:style-name="P20">Última fecha de actualización</text:p>
          </table:table-cell>
          <table:table-cell table:style-name="Tabla22.D4" office:value-type="date" office:date-value="2014-06-07">
            <text:p text:style-name="P19">07/06/14</text:p>
          </table:table-cell>
        </table:table-row>
        <table:table-row>
          <table:table-cell table:style-name="Tabla22.A2" office:value-type="string">
            <text:p text:style-name="P20">Actor:</text:p>
          </table:table-cell>
          <table:table-cell table:style-name="Tabla22.B2" table:number-columns-spanned="3" office:value-type="string">
            <text:p text:style-name="P19">Encargado de logística</text:p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0">Descripción:</text:p>
          </table:table-cell>
          <table:table-cell table:style-name="Tabla22.B2" table:number-columns-spanned="3" office:value-type="string">
            <text:p text:style-name="P19">El encargado de logística es el responsable de llevar el control de registros <text:s/>de contenedores para registrar un contenedor el encargado debe ingresar al sistema , dirigirse a la ventana de registrar contenedor y presionar aceptar.</text:p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0">Precondiciones:</text:p>
          </table:table-cell>
          <table:table-cell table:style-name="Tabla22.B2" table:number-columns-spanned="3" office:value-type="string">
            <text:p text:style-name="P23"><text:s/>La clave digitada por el encargado es correcta.</text:p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0">Postcondiciones:</text:p>
          </table:table-cell>
          <table:table-cell table:style-name="Tabla22.B2" table:number-columns-spanned="3" office:value-type="string">
            <text:p text:style-name="P23"><text:s/>Se Registra la información del <text:s/>contenedor con esto queda almacenado en base de datos.</text:p>
          </table:table-cell>
          <table:covered-table-cell/>
          <table:covered-table-cell/>
        </table:table-row>
        <text:soft-page-break/>
        <table:table-row>
          <table:table-cell table:style-name="Tabla22.A2" office:value-type="string">
            <text:p text:style-name="P20">Flujo Normal:</text:p>
          </table:table-cell>
          <table:table-cell table:style-name="Tabla22.B2" table:number-columns-spanned="3" office:value-type="string">
            <text:p text:style-name="P22">1 Registrar Contenedor</text:p>
            <text:p text:style-name="P23">1.1.El encargado de logística debidamente <text:span text:style-name="T3">identificado </text:span>se dirige a la opción de registrar c<text:span text:style-name="T1">ontenedor</text:span>.</text:p>
            <text:p text:style-name="P23">1.2.EL encargado de logística llena los campos con la información requerida(Código,Placa,CedChofer,Destino,Fecha).</text:p>
            <text:p text:style-name="P23">1.3.El encargado de logística presiona aceptar y se guarda la información c<text:span text:style-name="T1">ontenedor</text:span>.</text:p>
            <text:p text:style-name="P23">1.4 El sistema muestra un mensaje de operación exitosa.</text:p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0">Flujos alternativos:</text:p>
          </table:table-cell>
          <table:table-cell table:style-name="Tabla22.B2" table:number-columns-spanned="3" office:value-type="string">
            <text:p text:style-name="P19">ninguno</text:p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0">Excepciones:</text:p>
          </table:table-cell>
          <table:table-cell table:style-name="Tabla22.B2" table:number-columns-spanned="3" office:value-type="string">
            <text:p text:style-name="P19">ninguna</text:p>
            <text:p text:style-name="P24"/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0">Incluye:</text:p>
          </table:table-cell>
          <table:table-cell table:style-name="Tabla22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0">prioridad:</text:p>
          </table:table-cell>
          <table:table-cell table:style-name="Tabla22.B2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0">Frecuencia de uso:</text:p>
          </table:table-cell>
          <table:table-cell table:style-name="Tabla22.B2" table:number-columns-spanned="3" office:value-type="string">
            <text:p text:style-name="P19">Aproximadamente 40 veces semanalmente.</text:p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0">Reglas de negocio:</text:p>
          </table:table-cell>
          <table:table-cell table:style-name="Tabla22.B2" table:number-columns-spanned="3" office:value-type="string">
            <text:p text:style-name="P26">RN-14, RN-16,RN-17.</text:p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0">Requerimientos Especiales :</text:p>
          </table:table-cell>
          <table:table-cell table:style-name="Tabla22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0">Asunciones:</text:p>
          </table:table-cell>
          <table:table-cell table:style-name="Tabla22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22.A2" office:value-type="string">
            <text:p text:style-name="P20">Tecnologías</text:p>
          </table:table-cell>
          <table:table-cell table:style-name="Tabla22.B2" table:number-columns-spanned="3" office:value-type="string">
            <text:p text:style-name="P23">Computador con 2 o más de RAM, 1Terabyte o más de Disco Duro, Procesador de más de 2.9 Ghz.</text:p>
          </table:table-cell>
          <table:covered-table-cell/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5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row>
          <table:table-cell table:style-name="Tabla23.A1" office:value-type="string">
            <text:p text:style-name="P20">Id caso de uso</text:p>
          </table:table-cell>
          <table:table-cell table:style-name="Tabla23.B1" table:number-columns-spanned="3" office:value-type="string">
            <text:p text:style-name="P19"><text:s text:c="3"/>CU-05</text:p>
          </table:table-cell>
          <table:covered-table-cell/>
          <table:covered-table-cell/>
        </table:table-row>
        <table:table-row>
          <table:table-cell table:style-name="Tabla23.A2" office:value-type="string">
            <text:p text:style-name="P20">Nombre de caso de uso</text:p>
          </table:table-cell>
          <table:table-cell table:style-name="Tabla23.B2" table:number-columns-spanned="3" office:value-type="string">
            <text:p text:style-name="P19">Eliminar Contenedor</text:p>
          </table:table-cell>
          <table:covered-table-cell/>
          <table:covered-table-cell/>
        </table:table-row>
        <table:table-row>
          <table:table-cell table:style-name="Tabla23.A2" office:value-type="string">
            <text:p text:style-name="P20">Creado por</text:p>
          </table:table-cell>
          <table:table-cell table:style-name="Tabla23.B2" office:value-type="string">
            <text:p text:style-name="P19">M&amp;R</text:p>
          </table:table-cell>
          <table:table-cell table:style-name="Tabla23.B2" office:value-type="string">
            <text:p text:style-name="P20">última actualización por:</text:p>
          </table:table-cell>
          <table:table-cell table:style-name="Tabla23.B2" office:value-type="string">
            <text:p text:style-name="P19">M&amp;R</text:p>
          </table:table-cell>
        </table:table-row>
        <table:table-row>
          <table:table-cell table:style-name="Tabla23.A2" office:value-type="string">
            <text:p text:style-name="P20">Fecha de creación:</text:p>
          </table:table-cell>
          <table:table-cell table:style-name="Tabla23.B2" office:value-type="string">
            <text:p text:style-name="P19">03/05/2014</text:p>
          </table:table-cell>
          <table:table-cell table:style-name="Tabla23.B2" office:value-type="string">
            <text:p text:style-name="P20">Última fecha de actualización</text:p>
          </table:table-cell>
          <table:table-cell table:style-name="Tabla23.D4" office:value-type="date" office:date-value="2014-06-07">
            <text:p text:style-name="P19">07/06/14</text:p>
          </table:table-cell>
        </table:table-row>
        <table:table-row>
          <table:table-cell table:style-name="Tabla23.A2" office:value-type="string">
            <text:p text:style-name="P20">Actor:</text:p>
          </table:table-cell>
          <table:table-cell table:style-name="Tabla23.B2" table:number-columns-spanned="3" office:value-type="string">
            <text:p text:style-name="P19">Encargado de logística</text:p>
          </table:table-cell>
          <table:covered-table-cell/>
          <table:covered-table-cell/>
        </table:table-row>
        <table:table-row>
          <table:table-cell table:style-name="Tabla23.A2" office:value-type="string">
            <text:p text:style-name="P20">Descripción:</text:p>
          </table:table-cell>
          <table:table-cell table:style-name="Tabla23.B2" table:number-columns-spanned="3" office:value-type="string">
            <text:p text:style-name="P19">El encargado de logística es el responsable de llevar el control de registros <text:s/>de los contenedores para eliminar un contenedor el encargado debe de ingresar al sistema dirigirse a la venta de eliminar contenedor llenar los datos y presiona aceptar.</text:p>
          </table:table-cell>
          <table:covered-table-cell/>
          <table:covered-table-cell/>
        </table:table-row>
        <table:table-row>
          <table:table-cell table:style-name="Tabla23.A2" office:value-type="string">
            <text:p text:style-name="P20">Precondiciones:</text:p>
          </table:table-cell>
          <table:table-cell table:style-name="Tabla23.B2" table:number-columns-spanned="3" office:value-type="string">
            <text:p text:style-name="P23"><text:s/>La clave digitada por el encargado es correcta.</text:p>
          </table:table-cell>
          <table:covered-table-cell/>
          <table:covered-table-cell/>
        </table:table-row>
        <table:table-row>
          <table:table-cell table:style-name="Tabla23.A2" office:value-type="string">
            <text:p text:style-name="P20">Postcondiciones:</text:p>
          </table:table-cell>
          <table:table-cell table:style-name="Tabla23.B2" table:number-columns-spanned="3" office:value-type="string">
            <text:p text:style-name="P23"><text:s/>Se Elimina la información del <text:s/>contenedor de la base de datos.</text:p>
          </table:table-cell>
          <table:covered-table-cell/>
          <table:covered-table-cell/>
        </table:table-row>
        <table:table-row>
          <table:table-cell table:style-name="Tabla23.A2" office:value-type="string">
            <text:p text:style-name="P20">Flujo Normal:</text:p>
          </table:table-cell>
          <table:table-cell table:style-name="Tabla23.B2" table:number-columns-spanned="3" office:value-type="string">
            <text:p text:style-name="P22">1 Eliminar Contenedor</text:p>
            <text:p text:style-name="P23">1.1El encargado de logística debidamente <text:span text:style-name="T3">identificado</text:span> <text:s/>se dirige a la opción de eliminar c<text:span text:style-name="T1">ontenedor</text:span>.</text:p>
            <text:p text:style-name="P23">1.2.El encargado de logística llena los campos con la información requerida(código).</text:p>
            <text:p text:style-name="P23">1.3.El sistema verifica que <text:s text:c="2"/>existe el <text:span text:style-name="T1">contenedor</text:span>.</text:p>
            <text:p text:style-name="P23">1.4.Presiona aceptar y se elimina el c<text:span text:style-name="T1">ontenedor de la base de datos</text:span>.</text:p>
            <text:p text:style-name="P23">1.5 El sistema muestra un mensaje de operación <text:s/>exitosa.</text:p>
          </table:table-cell>
          <table:covered-table-cell/>
          <table:covered-table-cell/>
        </table:table-row>
        <table:table-row>
          <table:table-cell table:style-name="Tabla23.A2" office:value-type="string">
            <text:p text:style-name="P20">Flujos alternativos:</text:p>
          </table:table-cell>
          <table:table-cell table:style-name="Tabla23.B2" table:number-columns-spanned="3" office:value-type="string">
            <text:p text:style-name="P19"><text:s/>1.3El <text:span text:style-name="T1">Contenedor no</text:span> <text:s/>existe.</text:p>
            <text:p text:style-name="P19"><text:s/>1.3.1 El sistema muestra un mensaje de que el c<text:span text:style-name="T1">ontenedor no</text:span> <text:s/>existe.</text:p>
            <text:p text:style-name="P19">1.3.2 El sistema cancela la operación.</text:p>
            <text:p text:style-name="P19"><text:soft-page-break/><text:s/></text:p>
          </table:table-cell>
          <table:covered-table-cell/>
          <table:covered-table-cell/>
        </table:table-row>
        <table:table-row>
          <table:table-cell table:style-name="Tabla23.A2" office:value-type="string">
            <text:p text:style-name="P20">Excepciones:</text:p>
          </table:table-cell>
          <table:table-cell table:style-name="Tabla23.B2" table:number-columns-spanned="3" office:value-type="string">
            <text:p text:style-name="P19"/>
            <text:p text:style-name="P19"/>
            <text:p text:style-name="P24"/>
            <text:p text:style-name="P24"/>
          </table:table-cell>
          <table:covered-table-cell/>
          <table:covered-table-cell/>
        </table:table-row>
        <table:table-row>
          <table:table-cell table:style-name="Tabla23.A2" office:value-type="string">
            <text:p text:style-name="P20">Incluye:</text:p>
          </table:table-cell>
          <table:table-cell table:style-name="Tabla23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23.A2" office:value-type="string">
            <text:p text:style-name="P20">prioridad:</text:p>
          </table:table-cell>
          <table:table-cell table:style-name="Tabla23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23.A2" office:value-type="string">
            <text:p text:style-name="P20">Frecuencia de uso:</text:p>
          </table:table-cell>
          <table:table-cell table:style-name="Tabla23.B2" table:number-columns-spanned="3" office:value-type="string">
            <text:p text:style-name="P19">Aproximadamente una vez cada tres meses.</text:p>
          </table:table-cell>
          <table:covered-table-cell/>
          <table:covered-table-cell/>
        </table:table-row>
        <table:table-row>
          <table:table-cell table:style-name="Tabla23.A2" office:value-type="string">
            <text:p text:style-name="P20">Reglas de negocio:</text:p>
          </table:table-cell>
          <table:table-cell table:style-name="Tabla23.B2" table:number-columns-spanned="3" office:value-type="string">
            <text:p text:style-name="P26">RN-16.</text:p>
          </table:table-cell>
          <table:covered-table-cell/>
          <table:covered-table-cell/>
        </table:table-row>
        <table:table-row>
          <table:table-cell table:style-name="Tabla23.A2" office:value-type="string">
            <text:p text:style-name="P20">Requerimientos Especiales :</text:p>
          </table:table-cell>
          <table:table-cell table:style-name="Tabla23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23.A2" office:value-type="string">
            <text:p text:style-name="P20">Asunciones:</text:p>
          </table:table-cell>
          <table:table-cell table:style-name="Tabla23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23.A2" office:value-type="string">
            <text:p text:style-name="P20">Tecnologías</text:p>
          </table:table-cell>
          <table:table-cell table:style-name="Tabla23.B2" table:number-columns-spanned="3" office:value-type="string">
            <text:p text:style-name="P23">Computador con 2 o más de RAM, 1Terabyte o más de Disco Duro, Procesador de más de 2.9 Ghz.</text:p>
          </table:table-cell>
          <table:covered-table-cell/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5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>
          <table:table-cell table:style-name="Tabla24.A1" office:value-type="string">
            <text:p text:style-name="P20">Id caso de uso</text:p>
          </table:table-cell>
          <table:table-cell table:style-name="Tabla24.B1" table:number-columns-spanned="3" office:value-type="string">
            <text:p text:style-name="P19"><text:s text:c="3"/>CU-06</text:p>
          </table:table-cell>
          <table:covered-table-cell/>
          <table:covered-table-cell/>
        </table:table-row>
        <table:table-row>
          <table:table-cell table:style-name="Tabla24.A2" office:value-type="string">
            <text:p text:style-name="P20">Nombre de caso de uso</text:p>
          </table:table-cell>
          <table:table-cell table:style-name="Tabla24.B2" table:number-columns-spanned="3" office:value-type="string">
            <text:p text:style-name="P19">Modificar Contenedor</text:p>
          </table:table-cell>
          <table:covered-table-cell/>
          <table:covered-table-cell/>
        </table:table-row>
        <table:table-row>
          <table:table-cell table:style-name="Tabla24.A2" office:value-type="string">
            <text:p text:style-name="P20">Creado por</text:p>
          </table:table-cell>
          <table:table-cell table:style-name="Tabla24.B2" office:value-type="string">
            <text:p text:style-name="P19">M&amp;R</text:p>
          </table:table-cell>
          <table:table-cell table:style-name="Tabla24.B2" office:value-type="string">
            <text:p text:style-name="P20">última actualización por:</text:p>
          </table:table-cell>
          <table:table-cell table:style-name="Tabla24.B2" office:value-type="string">
            <text:p text:style-name="P19">M&amp;R</text:p>
          </table:table-cell>
        </table:table-row>
        <table:table-row>
          <table:table-cell table:style-name="Tabla24.A2" office:value-type="string">
            <text:p text:style-name="P20">Fecha de creación:</text:p>
          </table:table-cell>
          <table:table-cell table:style-name="Tabla24.B2" office:value-type="string">
            <text:p text:style-name="P19">03/05/2014</text:p>
          </table:table-cell>
          <table:table-cell table:style-name="Tabla24.B2" office:value-type="string">
            <text:p text:style-name="P20">Última fecha de actualización</text:p>
          </table:table-cell>
          <table:table-cell table:style-name="Tabla24.D4" office:value-type="date" office:date-value="2014-06-07">
            <text:p text:style-name="P19">07/06/14</text:p>
          </table:table-cell>
        </table:table-row>
        <table:table-row>
          <table:table-cell table:style-name="Tabla24.A2" office:value-type="string">
            <text:p text:style-name="P20">Actor:</text:p>
          </table:table-cell>
          <table:table-cell table:style-name="Tabla24.B2" table:number-columns-spanned="3" office:value-type="string">
            <text:p text:style-name="P19">Encargado de logística.</text:p>
          </table:table-cell>
          <table:covered-table-cell/>
          <table:covered-table-cell/>
        </table:table-row>
        <table:table-row>
          <table:table-cell table:style-name="Tabla24.A2" office:value-type="string">
            <text:p text:style-name="P20">Descripción:</text:p>
          </table:table-cell>
          <table:table-cell table:style-name="Tabla24.B2" table:number-columns-spanned="3" office:value-type="string">
            <text:p text:style-name="P19">El encargado de logística es el responsable de llevar el control de registros <text:s/>de los contenedores para modificar un contenedor el encargado debe de ingresar al sistema dirigirse a la ventana <text:s/>de modificar contenedor , llenar con la información deseada los campos y presionar aceptar.</text:p>
          </table:table-cell>
          <table:covered-table-cell/>
          <table:covered-table-cell/>
        </table:table-row>
        <table:table-row>
          <table:table-cell table:style-name="Tabla24.A2" office:value-type="string">
            <text:p text:style-name="P20">Precondiciones:</text:p>
          </table:table-cell>
          <table:table-cell table:style-name="Tabla24.B2" table:number-columns-spanned="3" office:value-type="string">
            <text:p text:style-name="P23"><text:s/>La clave digitada por el encargado es correcta.</text:p>
          </table:table-cell>
          <table:covered-table-cell/>
          <table:covered-table-cell/>
        </table:table-row>
        <table:table-row>
          <table:table-cell table:style-name="Tabla24.A2" office:value-type="string">
            <text:p text:style-name="P20">Postcondiciones:</text:p>
          </table:table-cell>
          <table:table-cell table:style-name="Tabla24.B2" table:number-columns-spanned="3" office:value-type="string">
            <text:p text:style-name="P23"><text:s/>Se Modifica la información del <text:s/>contenedor exceptuando su Código, con esto queda almacenado en base de datos.</text:p>
          </table:table-cell>
          <table:covered-table-cell/>
          <table:covered-table-cell/>
        </table:table-row>
        <table:table-row>
          <table:table-cell table:style-name="Tabla24.A2" office:value-type="string">
            <text:p text:style-name="P20">Flujo Normal:</text:p>
          </table:table-cell>
          <table:table-cell table:style-name="Tabla24.B2" table:number-columns-spanned="3" office:value-type="string">
            <text:p text:style-name="P22">1 Modificar Contenedor</text:p>
            <text:p text:style-name="P23">1.El encargado de logística debidamente <text:span text:style-name="T3">identificado</text:span> <text:s/>se dirige a la opción de modificar c<text:span text:style-name="T1">ontenedor</text:span>.</text:p>
            <text:p text:style-name="P23">1,2.El encargado de logística llena los campos con la información requerida(Código).</text:p>
            <text:p text:style-name="P23">1.3.El sistema verifica que <text:s text:c="2"/>existe el <text:span text:style-name="T1">contenedor</text:span>.</text:p>
            <text:p text:style-name="P23">1.4. El encargado de logística presiona aceptar y se modifica el c<text:span text:style-name="T1">ontenedor</text:span>.</text:p>
            <text:p text:style-name="P23">1.5 El sistema muestra un mensaje de operación exitosa.</text:p>
          </table:table-cell>
          <table:covered-table-cell/>
          <table:covered-table-cell/>
        </table:table-row>
        <table:table-row>
          <table:table-cell table:style-name="Tabla24.A2" office:value-type="string">
            <text:p text:style-name="P20">Flujos alternativos:</text:p>
          </table:table-cell>
          <table:table-cell table:style-name="Tabla24.B2" table:number-columns-spanned="3" office:value-type="string">
            <text:p text:style-name="P19"><text:s/>1.3El <text:span text:style-name="T1">Contenedor no</text:span> <text:s/>existe.</text:p>
            <text:p text:style-name="P19"><text:s/>1.3.1 El sistema muestra un mensaje de que el c<text:span text:style-name="T1">ontenedor no</text:span> <text:s/>existe.</text:p>
            <text:p text:style-name="P19"><text:s/>1.3.2 El sistema cancela la operación.</text:p>
            <text:p text:style-name="P19"><text:soft-page-break/><text:s/></text:p>
          </table:table-cell>
          <table:covered-table-cell/>
          <table:covered-table-cell/>
        </table:table-row>
        <table:table-row>
          <table:table-cell table:style-name="Tabla24.A2" office:value-type="string">
            <text:p text:style-name="P20">Excepciones:</text:p>
          </table:table-cell>
          <table:table-cell table:style-name="Tabla24.B2" table:number-columns-spanned="3" office:value-type="string">
            <text:p text:style-name="P19">ninguna</text:p>
            <text:p text:style-name="P24"/>
          </table:table-cell>
          <table:covered-table-cell/>
          <table:covered-table-cell/>
        </table:table-row>
        <table:table-row>
          <table:table-cell table:style-name="Tabla24.A2" office:value-type="string">
            <text:p text:style-name="P20">Incluye:</text:p>
          </table:table-cell>
          <table:table-cell table:style-name="Tabla24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24.A2" office:value-type="string">
            <text:p text:style-name="P20">prioridad:</text:p>
          </table:table-cell>
          <table:table-cell table:style-name="Tabla24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24.A2" office:value-type="string">
            <text:p text:style-name="P20">Frecuencia de uso:</text:p>
          </table:table-cell>
          <table:table-cell table:style-name="Tabla24.B2" table:number-columns-spanned="3" office:value-type="string">
            <text:p text:style-name="P19">Aproximadamente una vez al mes.</text:p>
          </table:table-cell>
          <table:covered-table-cell/>
          <table:covered-table-cell/>
        </table:table-row>
        <table:table-row>
          <table:table-cell table:style-name="Tabla24.A2" office:value-type="string">
            <text:p text:style-name="P20">Reglas de negocio:</text:p>
          </table:table-cell>
          <table:table-cell table:style-name="Tabla24.B2" table:number-columns-spanned="3" office:value-type="string">
            <text:p text:style-name="P26">RN-16.</text:p>
          </table:table-cell>
          <table:covered-table-cell/>
          <table:covered-table-cell/>
        </table:table-row>
        <table:table-row>
          <table:table-cell table:style-name="Tabla24.A2" office:value-type="string">
            <text:p text:style-name="P20">Requerimientos Especiales :</text:p>
          </table:table-cell>
          <table:table-cell table:style-name="Tabla24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24.A2" office:value-type="string">
            <text:p text:style-name="P20">Asunciones:</text:p>
          </table:table-cell>
          <table:table-cell table:style-name="Tabla24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24.A2" office:value-type="string">
            <text:p text:style-name="P20">Tecnologías</text:p>
          </table:table-cell>
          <table:table-cell table:style-name="Tabla24.B2" table:number-columns-spanned="3" office:value-type="string">
            <text:p text:style-name="P23">Computador con 2 o más de RAM, 1Terabyte o más de Disco Duro, Procesador de más de 2.9 Ghz.</text:p>
          </table:table-cell>
          <table:covered-table-cell/>
          <table:covered-table-cell/>
        </table:table-row>
      </table:table>
      <text:p text:style-name="P11"/>
      <text:p text:style-name="P11"/>
      <text:p text:style-name="P11"/>
      <text:p text:style-name="P5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office:value-type="string">
            <text:p text:style-name="P20">Id caso de uso</text:p>
          </table:table-cell>
          <table:table-cell table:style-name="Tabla25.B1" table:number-columns-spanned="3" office:value-type="string">
            <text:p text:style-name="P19"><text:s text:c="3"/>CU-07</text:p>
          </table:table-cell>
          <table:covered-table-cell/>
          <table:covered-table-cell/>
        </table:table-row>
        <table:table-row>
          <table:table-cell table:style-name="Tabla25.A2" office:value-type="string">
            <text:p text:style-name="P20">Nombre de caso de uso</text:p>
          </table:table-cell>
          <table:table-cell table:style-name="Tabla25.B2" table:number-columns-spanned="3" office:value-type="string">
            <text:p text:style-name="P19">Boleta Calidad</text:p>
          </table:table-cell>
          <table:covered-table-cell/>
          <table:covered-table-cell/>
        </table:table-row>
        <table:table-row>
          <table:table-cell table:style-name="Tabla25.A2" office:value-type="string">
            <text:p text:style-name="P20">Creado por</text:p>
          </table:table-cell>
          <table:table-cell table:style-name="Tabla25.B2" office:value-type="string">
            <text:p text:style-name="P19">M&amp;R</text:p>
          </table:table-cell>
          <table:table-cell table:style-name="Tabla25.B2" office:value-type="string">
            <text:p text:style-name="P20">última actualización por:</text:p>
          </table:table-cell>
          <table:table-cell table:style-name="Tabla25.B2" office:value-type="string">
            <text:p text:style-name="P19">M&amp;R</text:p>
          </table:table-cell>
        </table:table-row>
        <table:table-row>
          <table:table-cell table:style-name="Tabla25.A2" office:value-type="string">
            <text:p text:style-name="P20">Fecha de creación:</text:p>
          </table:table-cell>
          <table:table-cell table:style-name="Tabla25.B2" office:value-type="string">
            <text:p text:style-name="P19">03/05/2014</text:p>
          </table:table-cell>
          <table:table-cell table:style-name="Tabla25.B2" office:value-type="string">
            <text:p text:style-name="P20">Última fecha de actualización</text:p>
          </table:table-cell>
          <table:table-cell table:style-name="Tabla25.D4" office:value-type="date" office:date-value="2014-06-07">
            <text:p text:style-name="P19">07/06/14</text:p>
          </table:table-cell>
        </table:table-row>
        <table:table-row>
          <table:table-cell table:style-name="Tabla25.A2" office:value-type="string">
            <text:p text:style-name="P20">Actor:</text:p>
          </table:table-cell>
          <table:table-cell table:style-name="Tabla25.B2" table:number-columns-spanned="3" office:value-type="string">
            <text:p text:style-name="P19">Encargado de calidad </text:p>
          </table:table-cell>
          <table:covered-table-cell/>
          <table:covered-table-cell/>
        </table:table-row>
        <table:table-row>
          <table:table-cell table:style-name="Tabla25.A2" office:value-type="string">
            <text:p text:style-name="P20">Descripción:</text:p>
          </table:table-cell>
          <table:table-cell table:style-name="Tabla25.B2" table:number-columns-spanned="3" office:value-type="string">
            <text:p text:style-name="P19">El encargado de calidad es el responsable de generar las respectivas boletas de calidad para lo cual ingresa al sistema luego se dirige a la ventana boleta de calidad y presiona aceptar.</text:p>
          </table:table-cell>
          <table:covered-table-cell/>
          <table:covered-table-cell/>
        </table:table-row>
        <text:soft-page-break/>
        <table:table-row>
          <table:table-cell table:style-name="Tabla25.A2" office:value-type="string">
            <text:p text:style-name="P20">Precondiciones:</text:p>
          </table:table-cell>
          <table:table-cell table:style-name="Tabla25.B2" table:number-columns-spanned="3" office:value-type="string">
            <text:p text:style-name="P23"><text:s/>La clave digitada por el encargado es correcta</text:p>
          </table:table-cell>
          <table:covered-table-cell/>
          <table:covered-table-cell/>
        </table:table-row>
        <table:table-row>
          <table:table-cell table:style-name="Tabla25.A2" office:value-type="string">
            <text:p text:style-name="P20">Postcondiciones:</text:p>
          </table:table-cell>
          <table:table-cell table:style-name="Tabla25.B2" table:number-columns-spanned="3" office:value-type="string">
            <text:p text:style-name="P23"><text:s/>Se genera una boleta de calidad impresa además esta información queda almacenada en la base de datos.</text:p>
          </table:table-cell>
          <table:covered-table-cell/>
          <table:covered-table-cell/>
        </table:table-row>
        <table:table-row>
          <table:table-cell table:style-name="Tabla25.A2" office:value-type="string">
            <text:p text:style-name="P20">Flujo Normal:</text:p>
          </table:table-cell>
          <table:table-cell table:style-name="Tabla25.B2" table:number-columns-spanned="3" office:value-type="string">
            <text:p text:style-name="P22">1 Boleta Calidad</text:p>
            <text:p text:style-name="P23">1.1.El encargado de calidad debidamente <text:span text:style-name="T3">identificado</text:span> se dirige a la opción de b<text:span text:style-name="T1">oleta calidad</text:span>.</text:p>
            <text:p text:style-name="P23">1.2.El encargado de calidad llena los campos con la información requerida(DNIproductor,Corona,Cuello,Color,Grado Maduración,Grado Acidez,Fecha).</text:p>
            <text:p text:style-name="P23">1.3.El sistema verifica que <text:span text:style-name="T1">la información suministrada es verídica.</text:span></text:p>
            <text:p text:style-name="P23">1.4.El encargado de calidad presiona aceptar, se genera<text:span text:style-name="T1"> la boleta y el sistema guarda la misma en la base de datos</text:span>.</text:p>
            <text:p text:style-name="P23">1.5 El sistema muestra un mensaje de operación exitosa.</text:p>
          </table:table-cell>
          <table:covered-table-cell/>
          <table:covered-table-cell/>
        </table:table-row>
        <table:table-row>
          <table:table-cell table:style-name="Tabla25.A2" office:value-type="string">
            <text:p text:style-name="P20">Flujos alternativos:</text:p>
          </table:table-cell>
          <table:table-cell table:style-name="Tabla25.B2" table:number-columns-spanned="3" office:value-type="string">
            <text:p text:style-name="P19"><text:s/>1.3.El <text:span text:style-name="T1">Productor no</text:span> <text:s/>existe.</text:p>
            <text:p text:style-name="P19"><text:s/>1.3.1 El sistema muestra un mensaje de que el <text:span text:style-name="T1">Productor</text:span> <text:s/>no existe.</text:p>
            <text:p text:style-name="P19">1.3.2 El sistema cancela la operación.</text:p>
            <text:p text:style-name="P19"/>
            <text:p text:style-name="P19"><text:s/></text:p>
          </table:table-cell>
          <table:covered-table-cell/>
          <table:covered-table-cell/>
        </table:table-row>
        <table:table-row>
          <table:table-cell table:style-name="Tabla25.A2" office:value-type="string">
            <text:p text:style-name="P20">Excepciones:</text:p>
          </table:table-cell>
          <table:table-cell table:style-name="Tabla25.B2" table:number-columns-spanned="3" office:value-type="string">
            <text:p text:style-name="P19">ninguna</text:p>
            <text:p text:style-name="P24"/>
          </table:table-cell>
          <table:covered-table-cell/>
          <table:covered-table-cell/>
        </table:table-row>
        <table:table-row>
          <table:table-cell table:style-name="Tabla25.A2" office:value-type="string">
            <text:p text:style-name="P20">Incluye:</text:p>
          </table:table-cell>
          <table:table-cell table:style-name="Tabla25.B2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25.A2" office:value-type="string">
            <text:p text:style-name="P20">prioridad:</text:p>
          </table:table-cell>
          <table:table-cell table:style-name="Tabla25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25.A2" office:value-type="string">
            <text:p text:style-name="P20">Frecuencia de uso:</text:p>
          </table:table-cell>
          <table:table-cell table:style-name="Tabla25.B2" table:number-columns-spanned="3" office:value-type="string">
            <text:p text:style-name="P19">Aproximadamente 20 boletas al día.</text:p>
          </table:table-cell>
          <table:covered-table-cell/>
          <table:covered-table-cell/>
        </table:table-row>
        <table:table-row>
          <table:table-cell table:style-name="Tabla25.A2" office:value-type="string">
            <text:p text:style-name="P20">Reglas de negocio:</text:p>
          </table:table-cell>
          <table:table-cell table:style-name="Tabla25.B2" table:number-columns-spanned="3" office:value-type="string">
            <text:p text:style-name="P28">RN-03,RN-04,RÑ-05,RÑ-07,RÑ-08,RÑ-09.</text:p>
          </table:table-cell>
          <table:covered-table-cell/>
          <table:covered-table-cell/>
        </table:table-row>
        <table:table-row>
          <table:table-cell table:style-name="Tabla25.A2" office:value-type="string">
            <text:p text:style-name="P20">Requerimientos Especiales :</text:p>
          </table:table-cell>
          <table:table-cell table:style-name="Tabla25.B2" table:number-columns-spanned="3" office:value-type="string">
            <text:p text:style-name="P23"/>
          </table:table-cell>
          <table:covered-table-cell/>
          <table:covered-table-cell/>
        </table:table-row>
        <text:soft-page-break/>
        <table:table-row>
          <table:table-cell table:style-name="Tabla25.A2" office:value-type="string">
            <text:p text:style-name="P20">Asunciones:</text:p>
          </table:table-cell>
          <table:table-cell table:style-name="Tabla25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25.A2" office:value-type="string">
            <text:p text:style-name="P20">Tecnologías</text:p>
          </table:table-cell>
          <table:table-cell table:style-name="Tabla25.B2" table:number-columns-spanned="3" office:value-type="string">
            <text:p text:style-name="P23">Computador con 2 <text:s/>de RAM, 512Gb Disco Duro, Procesador de más de 2.3 Ghz.</text:p>
          </table:table-cell>
          <table:covered-table-cell/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  <text:p text:style-name="P5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office:value-type="string">
            <text:p text:style-name="P20">Id caso de uso</text:p>
          </table:table-cell>
          <table:table-cell table:style-name="Tabla26.B1" table:number-columns-spanned="3" office:value-type="string">
            <text:p text:style-name="P19"><text:s text:c="3"/>CU-08</text:p>
          </table:table-cell>
          <table:covered-table-cell/>
          <table:covered-table-cell/>
        </table:table-row>
        <table:table-row>
          <table:table-cell table:style-name="Tabla26.A2" office:value-type="string">
            <text:p text:style-name="P20">Nombre de caso de uso</text:p>
          </table:table-cell>
          <table:table-cell table:style-name="Tabla26.B2" table:number-columns-spanned="3" office:value-type="string">
            <text:p text:style-name="P19"><text:s/>Facturación para Productor</text:p>
          </table:table-cell>
          <table:covered-table-cell/>
          <table:covered-table-cell/>
        </table:table-row>
        <table:table-row>
          <table:table-cell table:style-name="Tabla26.A2" office:value-type="string">
            <text:p text:style-name="P20">Creado por</text:p>
          </table:table-cell>
          <table:table-cell table:style-name="Tabla26.B2" office:value-type="string">
            <text:p text:style-name="P19">M&amp;R</text:p>
          </table:table-cell>
          <table:table-cell table:style-name="Tabla26.B2" office:value-type="string">
            <text:p text:style-name="P20">última actualización por:</text:p>
          </table:table-cell>
          <table:table-cell table:style-name="Tabla26.B2" office:value-type="string">
            <text:p text:style-name="P19">M&amp;R</text:p>
          </table:table-cell>
        </table:table-row>
        <table:table-row>
          <table:table-cell table:style-name="Tabla26.A2" office:value-type="string">
            <text:p text:style-name="P20">Fecha de creación:</text:p>
          </table:table-cell>
          <table:table-cell table:style-name="Tabla26.B2" office:value-type="string">
            <text:p text:style-name="P19">03/05/2014</text:p>
          </table:table-cell>
          <table:table-cell table:style-name="Tabla26.B2" office:value-type="string">
            <text:p text:style-name="P20">Última fecha de actualización</text:p>
          </table:table-cell>
          <table:table-cell table:style-name="Tabla26.D4" office:value-type="date" office:date-value="2014-06-07">
            <text:p text:style-name="P19">07/06/14</text:p>
          </table:table-cell>
        </table:table-row>
        <table:table-row>
          <table:table-cell table:style-name="Tabla26.A2" office:value-type="string">
            <text:p text:style-name="P20">Actor:</text:p>
          </table:table-cell>
          <table:table-cell table:style-name="Tabla26.B2" table:number-columns-spanned="3" office:value-type="string">
            <text:p text:style-name="P19">Encargado de facturación.</text:p>
          </table:table-cell>
          <table:covered-table-cell/>
          <table:covered-table-cell/>
        </table:table-row>
        <table:table-row>
          <table:table-cell table:style-name="Tabla26.A2" office:value-type="string">
            <text:p text:style-name="P20">Descripción:</text:p>
          </table:table-cell>
          <table:table-cell table:style-name="Tabla26.B2" table:number-columns-spanned="3" office:value-type="string">
            <text:p text:style-name="P19">El encargado de facturación es el responsable de generar las respectivas facturas a los productores para esto ingresa al sistema se dirige a la opción de facturación llena los datos solicitados y presiona aceptar.</text:p>
          </table:table-cell>
          <table:covered-table-cell/>
          <table:covered-table-cell/>
        </table:table-row>
        <table:table-row>
          <table:table-cell table:style-name="Tabla26.A2" office:value-type="string">
            <text:p text:style-name="P20">Precondiciones:</text:p>
          </table:table-cell>
          <table:table-cell table:style-name="Tabla26.B2" table:number-columns-spanned="3" office:value-type="string">
            <text:p text:style-name="P23"><text:s/>La clave digitada por el encargado es correcta.</text:p>
          </table:table-cell>
          <table:covered-table-cell/>
          <table:covered-table-cell/>
        </table:table-row>
        <table:table-row>
          <table:table-cell table:style-name="Tabla26.A2" office:value-type="string">
            <text:p text:style-name="P20">Postcondiciones:</text:p>
          </table:table-cell>
          <table:table-cell table:style-name="Tabla26.B2" table:number-columns-spanned="3" office:value-type="string">
            <text:p text:style-name="P23"><text:s/>Se genera una factura impresa además esta información queda almacenada en la base de datos.</text:p>
          </table:table-cell>
          <table:covered-table-cell/>
          <table:covered-table-cell/>
        </table:table-row>
        <table:table-row>
          <table:table-cell table:style-name="Tabla26.A2" office:value-type="string">
            <text:p text:style-name="P20">Flujo Normal:</text:p>
          </table:table-cell>
          <table:table-cell table:style-name="Tabla26.B2" table:number-columns-spanned="3" office:value-type="string">
            <text:p text:style-name="P22">1 Facturación para Productor</text:p>
            <text:p text:style-name="P23">1.1.El encargado de facturación se dirige a la opción de facturación.</text:p>
            <text:p text:style-name="P23">1.2.El encargado de facturación llena los campos con la información requerida(DNIproductor,idCorte,Precio,Fecha) con los campos DNIprodcutor e idCorte se obtiene toda la información de esos <text:soft-page-break/>registros.</text:p>
            <text:p text:style-name="P23">1.3.El sistema verifica que <text:span text:style-name="T1">la información suministrada es verídica.</text:span></text:p>
            <text:p text:style-name="P23">1.4.El encargado de facturación presiona aceptar, se genera<text:span text:style-name="T1"> la factura.</text:span></text:p>
            <text:p text:style-name="P23"><text:span text:style-name="T1">1.5. El sistema guarda la misma en la base de datos</text:span>.</text:p>
            <text:p text:style-name="P23">1.6. El sistema muestra un mensaje de operación exitosa.</text:p>
          </table:table-cell>
          <table:covered-table-cell/>
          <table:covered-table-cell/>
        </table:table-row>
        <table:table-row>
          <table:table-cell table:style-name="Tabla26.A2" office:value-type="string">
            <text:p text:style-name="P20">Flujos alternativos:</text:p>
          </table:table-cell>
          <table:table-cell table:style-name="Tabla26.B2" table:number-columns-spanned="3" office:value-type="string">
            <text:p text:style-name="P19"><text:s/>1.3.El <text:span text:style-name="T1">Productor no</text:span> <text:s/>existe.</text:p>
            <text:p text:style-name="P19"><text:s/>1.3.1. El sistema muestra un mensaje de que el <text:span text:style-name="T1">Productor</text:span> <text:s/>no existe.</text:p>
            <text:p text:style-name="P19">1.3.2. El sistema cancela la operación.</text:p>
            <text:p text:style-name="P19"/>
            <text:p text:style-name="P19"><text:s/></text:p>
          </table:table-cell>
          <table:covered-table-cell/>
          <table:covered-table-cell/>
        </table:table-row>
        <table:table-row>
          <table:table-cell table:style-name="Tabla26.A2" office:value-type="string">
            <text:p text:style-name="P20">Excepciones:</text:p>
          </table:table-cell>
          <table:table-cell table:style-name="Tabla26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26.A2" office:value-type="string">
            <text:p text:style-name="P20">Incluye:</text:p>
          </table:table-cell>
          <table:table-cell table:style-name="Tabla26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26.A2" office:value-type="string">
            <text:p text:style-name="P20">prioridad:</text:p>
          </table:table-cell>
          <table:table-cell table:style-name="Tabla26.B2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26.A2" office:value-type="string">
            <text:p text:style-name="P20">Frecuencia de uso:</text:p>
          </table:table-cell>
          <table:table-cell table:style-name="Tabla26.B2" table:number-columns-spanned="3" office:value-type="string">
            <text:p text:style-name="P19">Aproximadamente 20 al día.</text:p>
          </table:table-cell>
          <table:covered-table-cell/>
          <table:covered-table-cell/>
        </table:table-row>
        <table:table-row>
          <table:table-cell table:style-name="Tabla26.A2" office:value-type="string">
            <text:p text:style-name="P20">Reglas de negocio:</text:p>
          </table:table-cell>
          <table:table-cell table:style-name="Tabla26.B2" table:number-columns-spanned="3" office:value-type="string">
            <text:p text:style-name="P26">RN-11,</text:p>
          </table:table-cell>
          <table:covered-table-cell/>
          <table:covered-table-cell/>
        </table:table-row>
        <table:table-row>
          <table:table-cell table:style-name="Tabla26.A2" office:value-type="string">
            <text:p text:style-name="P20">Requerimientos Especiales :</text:p>
          </table:table-cell>
          <table:table-cell table:style-name="Tabla26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26.A2" office:value-type="string">
            <text:p text:style-name="P20">Asunciones:</text:p>
          </table:table-cell>
          <table:table-cell table:style-name="Tabla26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26.A2" office:value-type="string">
            <text:p text:style-name="P20">Tecnologías</text:p>
          </table:table-cell>
          <table:table-cell table:style-name="Tabla26.B2" table:number-columns-spanned="3" office:value-type="string">
            <text:p text:style-name="P23">Computador con 2 <text:s/>de RAM, 512Gb Disco Duro, Procesador de más de 2.3 Ghz.</text:p>
          </table:table-cell>
          <table:covered-table-cell/>
          <table:covered-table-cell/>
        </table:table-row>
      </table:table>
      <text:p text:style-name="P11"/>
      <text:p text:style-name="P5"/>
      <text:p text:style-name="P5"/>
      <text:p text:style-name="P5"/>
      <text:p text:style-name="P5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ext:soft-page-break/>
        <table:table-row>
          <table:table-cell table:style-name="Tabla27.A1" office:value-type="string">
            <text:p text:style-name="P20">Id caso de uso</text:p>
          </table:table-cell>
          <table:table-cell table:style-name="Tabla27.B1" table:number-columns-spanned="3" office:value-type="string">
            <text:p text:style-name="P19"><text:s text:c="3"/>CU-09</text:p>
          </table:table-cell>
          <table:covered-table-cell/>
          <table:covered-table-cell/>
        </table:table-row>
        <table:table-row>
          <table:table-cell table:style-name="Tabla27.A2" office:value-type="string">
            <text:p text:style-name="P20">Nombre de caso de uso</text:p>
          </table:table-cell>
          <table:table-cell table:style-name="Tabla27.B2" table:number-columns-spanned="3" office:value-type="string">
            <text:p text:style-name="P19"><text:s/>Registro a Cámara</text:p>
          </table:table-cell>
          <table:covered-table-cell/>
          <table:covered-table-cell/>
        </table:table-row>
        <table:table-row>
          <table:table-cell table:style-name="Tabla27.A2" office:value-type="string">
            <text:p text:style-name="P20">Creado por</text:p>
          </table:table-cell>
          <table:table-cell table:style-name="Tabla27.B2" office:value-type="string">
            <text:p text:style-name="P19">M&amp;R</text:p>
          </table:table-cell>
          <table:table-cell table:style-name="Tabla27.B2" office:value-type="string">
            <text:p text:style-name="P20">última actualización por:</text:p>
          </table:table-cell>
          <table:table-cell table:style-name="Tabla27.B2" office:value-type="string">
            <text:p text:style-name="P19">M&amp;R</text:p>
          </table:table-cell>
        </table:table-row>
        <table:table-row>
          <table:table-cell table:style-name="Tabla27.A2" office:value-type="string">
            <text:p text:style-name="P20">Fecha de creación:</text:p>
          </table:table-cell>
          <table:table-cell table:style-name="Tabla27.B2" office:value-type="string">
            <text:p text:style-name="P19">03/05/2014</text:p>
          </table:table-cell>
          <table:table-cell table:style-name="Tabla27.B2" office:value-type="string">
            <text:p text:style-name="P20">Última fecha de actualización</text:p>
          </table:table-cell>
          <table:table-cell table:style-name="Tabla27.D4" office:value-type="date" office:date-value="2014-06-07">
            <text:p text:style-name="P19">07/06/14</text:p>
          </table:table-cell>
        </table:table-row>
        <table:table-row>
          <table:table-cell table:style-name="Tabla27.A2" office:value-type="string">
            <text:p text:style-name="P20">Actor:</text:p>
          </table:table-cell>
          <table:table-cell table:style-name="Tabla27.B2" table:number-columns-spanned="3" office:value-type="string">
            <text:p text:style-name="P19">Encargado de Logística</text:p>
          </table:table-cell>
          <table:covered-table-cell/>
          <table:covered-table-cell/>
        </table:table-row>
        <table:table-row>
          <table:table-cell table:style-name="Tabla27.A2" office:value-type="string">
            <text:p text:style-name="P20">Descripción:</text:p>
          </table:table-cell>
          <table:table-cell table:style-name="Tabla27.B2" table:number-columns-spanned="3" office:value-type="string">
            <text:p text:style-name="P19">El encargado de logística es el responsables de controlar los registros de la cámara de enfriamiento para realizar un registro a cámara el encargado ingresa al sistema se dirige a la opción de registro a cámara llena los campos con la información necesaria y presiona aceptar.</text:p>
          </table:table-cell>
          <table:covered-table-cell/>
          <table:covered-table-cell/>
        </table:table-row>
        <table:table-row>
          <table:table-cell table:style-name="Tabla27.A2" office:value-type="string">
            <text:p text:style-name="P20">Precondiciones:</text:p>
          </table:table-cell>
          <table:table-cell table:style-name="Tabla27.B2" table:number-columns-spanned="3" office:value-type="string">
            <text:p text:style-name="P23"><text:s/>La clave digitada por el encargado es correcta</text:p>
          </table:table-cell>
          <table:covered-table-cell/>
          <table:covered-table-cell/>
        </table:table-row>
        <table:table-row>
          <table:table-cell table:style-name="Tabla27.A2" office:value-type="string">
            <text:p text:style-name="P20">Postcondiciones:</text:p>
          </table:table-cell>
          <table:table-cell table:style-name="Tabla27.B2" table:number-columns-spanned="3" office:value-type="string">
            <text:p text:style-name="P23"><text:s/>Se guarda la información en base de datos y así se lleva el control de lo que hay en la cámara de enfriamiento.</text:p>
          </table:table-cell>
          <table:covered-table-cell/>
          <table:covered-table-cell/>
        </table:table-row>
        <table:table-row>
          <table:table-cell table:style-name="Tabla27.A2" office:value-type="string">
            <text:p text:style-name="P20">Flujo Normal:</text:p>
          </table:table-cell>
          <table:table-cell table:style-name="Tabla27.B2" table:number-columns-spanned="3" office:value-type="string">
            <text:p text:style-name="P22">1 Registro a Cámara</text:p>
            <text:p text:style-name="P23">1.1.El encargado de logística debidamente identificado se dirige a la opción de <text:span text:style-name="T1">registro a cámara.</text:span></text:p>
            <text:p text:style-name="P23">1.2.El encargado de logística llena los campos con la información requerida(IDpaleta,Idproductor,Idcliente,Fecha).</text:p>
            <text:p text:style-name="P23">1.3.El sistema verifica que <text:span text:style-name="T1">la información suministrada es verídica.</text:span></text:p>
            <text:p text:style-name="P23">1.4.Presiona aceptar y se guarda el registro.</text:p>
            <text:p text:style-name="P23">1.5. El sistema muestra un mensaje de operación exitosa.</text:p>
          </table:table-cell>
          <table:covered-table-cell/>
          <table:covered-table-cell/>
        </table:table-row>
        <table:table-row>
          <table:table-cell table:style-name="Tabla27.A2" office:value-type="string">
            <text:p text:style-name="P20">Flujos alternativos:</text:p>
          </table:table-cell>
          <table:table-cell table:style-name="Tabla27.B2" table:number-columns-spanned="3" office:value-type="string">
            <text:p text:style-name="P19"><text:s/>1.3.El <text:span text:style-name="T1">Productor no</text:span> <text:s/>existe.</text:p>
            <text:p text:style-name="P19"><text:s/>1.3.1 El sistema muestra un mensaje de que el <text:span text:style-name="T1">Productor</text:span> <text:s/>no existe.</text:p>
            <text:p text:style-name="P19">1.3.2 El sistema cancela la operación.</text:p>
            <text:p text:style-name="P19"><text:s/>1.3.3.El Cliente<text:span text:style-name="T1"> no</text:span> <text:s/>existe.</text:p>
            <text:p text:style-name="P19"><text:s/>1.3.3.1 El sistema muestra un mensaje de que el <text:span text:style-name="T1">Cliente</text:span> <text:s/>no existe.</text:p>
            <text:p text:style-name="P19"><text:soft-page-break/><text:s/>1.3.3.2 El sistema cancela la operación.</text:p>
            <text:p text:style-name="P19"><text:s/>1.3.4.La Paleta<text:span text:style-name="T1"> no</text:span> <text:s/>existe.</text:p>
            <text:p text:style-name="P19"><text:s/>1.3.4.1 El sistema muestra un mensaje de que <text:span text:style-name="T1">la paleta</text:span> <text:s/>no existe.</text:p>
            <text:p text:style-name="P19">1.3.4.2 El sistema cancela la operación.</text:p>
          </table:table-cell>
          <table:covered-table-cell/>
          <table:covered-table-cell/>
        </table:table-row>
        <table:table-row>
          <table:table-cell table:style-name="Tabla27.A2" office:value-type="string">
            <text:p text:style-name="P20">Excepciones</text:p>
          </table:table-cell>
          <table:table-cell table:style-name="Tabla27.B2" table:number-columns-spanned="3" office:value-type="string">
            <text:p text:style-name="P19">ninguna</text:p>
            <text:p text:style-name="P24"/>
          </table:table-cell>
          <table:covered-table-cell/>
          <table:covered-table-cell/>
        </table:table-row>
        <table:table-row>
          <table:table-cell table:style-name="Tabla27.A2" office:value-type="string">
            <text:p text:style-name="P20">Incluye:</text:p>
          </table:table-cell>
          <table:table-cell table:style-name="Tabla27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27.A2" office:value-type="string">
            <text:p text:style-name="P20">prioridad:</text:p>
          </table:table-cell>
          <table:table-cell table:style-name="Tabla27.B2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27.A2" office:value-type="string">
            <text:p text:style-name="P20">Frecuencia de uso:</text:p>
          </table:table-cell>
          <table:table-cell table:style-name="Tabla27.B2" table:number-columns-spanned="3" office:value-type="string">
            <text:p text:style-name="P19">Aproximadamente 62 veces al día</text:p>
          </table:table-cell>
          <table:covered-table-cell/>
          <table:covered-table-cell/>
        </table:table-row>
        <table:table-row>
          <table:table-cell table:style-name="Tabla27.A2" office:value-type="string">
            <text:p text:style-name="P20">Reglas de negocio:</text:p>
          </table:table-cell>
          <table:table-cell table:style-name="Tabla27.B2" table:number-columns-spanned="3" office:value-type="string">
            <text:p text:style-name="P26">RN-19, RN-20.</text:p>
          </table:table-cell>
          <table:covered-table-cell/>
          <table:covered-table-cell/>
        </table:table-row>
        <table:table-row>
          <table:table-cell table:style-name="Tabla27.A2" office:value-type="string">
            <text:p text:style-name="P20">Requerimientos Especiales :</text:p>
          </table:table-cell>
          <table:table-cell table:style-name="Tabla27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27.A2" office:value-type="string">
            <text:p text:style-name="P20">Asunciones:</text:p>
          </table:table-cell>
          <table:table-cell table:style-name="Tabla27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27.A2" office:value-type="string">
            <text:p text:style-name="P20">Tecnologías</text:p>
          </table:table-cell>
          <table:table-cell table:style-name="Tabla27.B2" table:number-columns-spanned="3" office:value-type="string">
            <text:p text:style-name="P23">Computador con 2 <text:s/>de RAM, 512Gb Disco Duro, Procesador de más de 2.3 Ghz.</text:p>
          </table:table-cell>
          <table:covered-table-cell/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ext:soft-page-break/>
        <table:table-row>
          <table:table-cell table:style-name="Tabla28.A1" office:value-type="string">
            <text:p text:style-name="P20">Id caso de uso</text:p>
          </table:table-cell>
          <table:table-cell table:style-name="Tabla28.B1" table:number-columns-spanned="3" office:value-type="string">
            <text:p text:style-name="P19"><text:s text:c="3"/>CU-10</text:p>
          </table:table-cell>
          <table:covered-table-cell/>
          <table:covered-table-cell/>
        </table:table-row>
        <table:table-row>
          <table:table-cell table:style-name="Tabla28.A2" office:value-type="string">
            <text:p text:style-name="P20">Nombre de caso de uso</text:p>
          </table:table-cell>
          <table:table-cell table:style-name="Tabla28.B2" table:number-columns-spanned="3" office:value-type="string">
            <text:p text:style-name="P19"><text:s/>Eliminar de Cámara</text:p>
          </table:table-cell>
          <table:covered-table-cell/>
          <table:covered-table-cell/>
        </table:table-row>
        <table:table-row>
          <table:table-cell table:style-name="Tabla28.A2" office:value-type="string">
            <text:p text:style-name="P20">Creado por</text:p>
          </table:table-cell>
          <table:table-cell table:style-name="Tabla28.B2" office:value-type="string">
            <text:p text:style-name="P19">M&amp;R</text:p>
          </table:table-cell>
          <table:table-cell table:style-name="Tabla28.B2" office:value-type="string">
            <text:p text:style-name="P20">última actualización por:</text:p>
          </table:table-cell>
          <table:table-cell table:style-name="Tabla28.B2" office:value-type="string">
            <text:p text:style-name="P19">M&amp;R</text:p>
          </table:table-cell>
        </table:table-row>
        <table:table-row>
          <table:table-cell table:style-name="Tabla28.A2" office:value-type="string">
            <text:p text:style-name="P20">Fecha de creación:</text:p>
          </table:table-cell>
          <table:table-cell table:style-name="Tabla28.B2" office:value-type="string">
            <text:p text:style-name="P19">03/05/2014</text:p>
          </table:table-cell>
          <table:table-cell table:style-name="Tabla28.B2" office:value-type="string">
            <text:p text:style-name="P20">Última fecha de actualización</text:p>
          </table:table-cell>
          <table:table-cell table:style-name="Tabla28.D4" office:value-type="date" office:date-value="2014-06-07">
            <text:p text:style-name="P19">07/06/14</text:p>
          </table:table-cell>
        </table:table-row>
        <table:table-row>
          <table:table-cell table:style-name="Tabla28.A2" office:value-type="string">
            <text:p text:style-name="P20">Actor:</text:p>
          </table:table-cell>
          <table:table-cell table:style-name="Tabla28.B2" table:number-columns-spanned="3" office:value-type="string">
            <text:p text:style-name="P19">El encargado de Logística.</text:p>
          </table:table-cell>
          <table:covered-table-cell/>
          <table:covered-table-cell/>
        </table:table-row>
        <table:table-row>
          <table:table-cell table:style-name="Tabla28.A2" office:value-type="string">
            <text:p text:style-name="P20">Descripción:</text:p>
          </table:table-cell>
          <table:table-cell table:style-name="Tabla28.B2" table:number-columns-spanned="3" office:value-type="string">
            <text:p text:style-name="P19">El encargado de logística es el responsables de controlar los registros de la cámara de enfriamiento para eliminar registros de cámara el encargado debe ingresar al sistema dirigirse a la venta de eliminar de cámara y presionar aceptar.</text:p>
          </table:table-cell>
          <table:covered-table-cell/>
          <table:covered-table-cell/>
        </table:table-row>
        <table:table-row>
          <table:table-cell table:style-name="Tabla28.A2" office:value-type="string">
            <text:p text:style-name="P20">Precondiciones:</text:p>
          </table:table-cell>
          <table:table-cell table:style-name="Tabla28.B2" table:number-columns-spanned="3" office:value-type="string">
            <text:p text:style-name="P23"><text:s/>La clave digitada por el encargado es correcta.</text:p>
          </table:table-cell>
          <table:covered-table-cell/>
          <table:covered-table-cell/>
        </table:table-row>
        <table:table-row>
          <table:table-cell table:style-name="Tabla28.A2" office:value-type="string">
            <text:p text:style-name="P20">Postcondiciones:</text:p>
          </table:table-cell>
          <table:table-cell table:style-name="Tabla28.B2" table:number-columns-spanned="3" office:value-type="string">
            <text:p text:style-name="P23"><text:s/>Se elimina la información en base de datos y así se lleva el control de lo que hay en la cámara de frio.</text:p>
          </table:table-cell>
          <table:covered-table-cell/>
          <table:covered-table-cell/>
        </table:table-row>
        <table:table-row>
          <table:table-cell table:style-name="Tabla28.A2" office:value-type="string">
            <text:p text:style-name="P20">Flujo Normal:</text:p>
          </table:table-cell>
          <table:table-cell table:style-name="Tabla28.B2" table:number-columns-spanned="3" office:value-type="string">
            <text:p text:style-name="P22">1 Eliminar de Cámara</text:p>
            <text:p text:style-name="P23">1.1.El encargado de logística debidamente identificado se dirige a la opción de eliminar<text:span text:style-name="T1"> de cámara.</text:span></text:p>
            <text:p text:style-name="P23">1.2.El encargado de logística llena los campos con la información requerida(IDpaleta).</text:p>
            <text:p text:style-name="P23">1.3.El sistema verifica que <text:span text:style-name="T1">la información suministrada es verídica.</text:span></text:p>
            <text:p text:style-name="P23">1.4.Presiona aceptar y se elimina el registro.</text:p>
            <text:p text:style-name="P23"><text:s/>1.5.El sistema muestra un mensaje de operación exitosa.</text:p>
          </table:table-cell>
          <table:covered-table-cell/>
          <table:covered-table-cell/>
        </table:table-row>
        <table:table-row>
          <table:table-cell table:style-name="Tabla28.A2" office:value-type="string">
            <text:p text:style-name="P20">Flujos alternativos:</text:p>
          </table:table-cell>
          <table:table-cell table:style-name="Tabla28.B2" table:number-columns-spanned="3" office:value-type="string">
            <text:p text:style-name="P19"><text:s/>1.3.La Paleta<text:span text:style-name="T1"> no</text:span> <text:s/>existe.</text:p>
            <text:p text:style-name="P19"><text:s/>1.3.1 El sistema muestra un mensaje de que la <text:span text:style-name="T1">Paleta</text:span> <text:s/>no existe.</text:p>
            <text:p text:style-name="P19">1.3.2 El sistema cancela la operación.</text:p>
            <text:p text:style-name="P19"/>
            <text:p text:style-name="P19"><text:s/></text:p>
          </table:table-cell>
          <table:covered-table-cell/>
          <table:covered-table-cell/>
        </table:table-row>
        <table:table-row>
          <table:table-cell table:style-name="Tabla28.A2" office:value-type="string">
            <text:p text:style-name="P20">Excepciones:</text:p>
          </table:table-cell>
          <table:table-cell table:style-name="Tabla28.B2" table:number-columns-spanned="3" office:value-type="string">
            <text:p text:style-name="P19">ninguna<text:soft-page-break/></text:p>
            <text:p text:style-name="P24"/>
          </table:table-cell>
          <table:covered-table-cell/>
          <table:covered-table-cell/>
        </table:table-row>
        <table:table-row>
          <table:table-cell table:style-name="Tabla28.A2" office:value-type="string">
            <text:p text:style-name="P20">Incluye:</text:p>
          </table:table-cell>
          <table:table-cell table:style-name="Tabla28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28.A2" office:value-type="string">
            <text:p text:style-name="P20">prioridad:</text:p>
          </table:table-cell>
          <table:table-cell table:style-name="Tabla28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28.A2" office:value-type="string">
            <text:p text:style-name="P20">Frecuencia de uso:</text:p>
          </table:table-cell>
          <table:table-cell table:style-name="Tabla28.B2" table:number-columns-spanned="3" office:value-type="string">
            <text:p text:style-name="P19">Aproximadamente una vez al mes.</text:p>
          </table:table-cell>
          <table:covered-table-cell/>
          <table:covered-table-cell/>
        </table:table-row>
        <table:table-row>
          <table:table-cell table:style-name="Tabla28.A2" office:value-type="string">
            <text:p text:style-name="P20">Reglas de negocio:</text:p>
          </table:table-cell>
          <table:table-cell table:style-name="Tabla28.B2" table:number-columns-spanned="3" office:value-type="string">
            <text:p text:style-name="P26">RN-18, RN-19.</text:p>
          </table:table-cell>
          <table:covered-table-cell/>
          <table:covered-table-cell/>
        </table:table-row>
        <table:table-row>
          <table:table-cell table:style-name="Tabla28.A2" office:value-type="string">
            <text:p text:style-name="P20">Requerimientos Especiales :</text:p>
          </table:table-cell>
          <table:table-cell table:style-name="Tabla28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28.A2" office:value-type="string">
            <text:p text:style-name="P20">Asunciones:</text:p>
          </table:table-cell>
          <table:table-cell table:style-name="Tabla28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28.A2" office:value-type="string">
            <text:p text:style-name="P20">Tecnologías</text:p>
          </table:table-cell>
          <table:table-cell table:style-name="Tabla28.B2" table:number-columns-spanned="3" office:value-type="string">
            <text:p text:style-name="P23">Computador con 2 <text:s/>de RAM, 512Gb Disco Duro, Procesador de más de 2.3 Ghz.</text:p>
          </table:table-cell>
          <table:covered-table-cell/>
          <table:covered-table-cell/>
        </table:table-row>
      </table:table>
      <text:p text:style-name="P11"/>
      <text:p text:style-name="P5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row>
          <table:table-cell table:style-name="Tabla29.A1" office:value-type="string">
            <text:p text:style-name="P20">Id caso de uso</text:p>
          </table:table-cell>
          <table:table-cell table:style-name="Tabla29.B1" table:number-columns-spanned="3" office:value-type="string">
            <text:p text:style-name="P19"><text:s text:c="3"/>CU-11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20">Nombre de caso de uso</text:p>
          </table:table-cell>
          <table:table-cell table:style-name="Tabla29.B2" table:number-columns-spanned="3" office:value-type="string">
            <text:p text:style-name="P19"><text:s/>Modificar de Cámara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20">Creado por</text:p>
          </table:table-cell>
          <table:table-cell table:style-name="Tabla29.B2" office:value-type="string">
            <text:p text:style-name="P19">M&amp;R</text:p>
          </table:table-cell>
          <table:table-cell table:style-name="Tabla29.B2" office:value-type="string">
            <text:p text:style-name="P20">última actualización por:</text:p>
          </table:table-cell>
          <table:table-cell table:style-name="Tabla29.B2" office:value-type="string">
            <text:p text:style-name="P19">M&amp;R</text:p>
          </table:table-cell>
        </table:table-row>
        <table:table-row>
          <table:table-cell table:style-name="Tabla29.A2" office:value-type="string">
            <text:p text:style-name="P20">Fecha de creación:</text:p>
          </table:table-cell>
          <table:table-cell table:style-name="Tabla29.B2" office:value-type="string">
            <text:p text:style-name="P19">03/05/2014</text:p>
          </table:table-cell>
          <table:table-cell table:style-name="Tabla29.B2" office:value-type="string">
            <text:p text:style-name="P20">Última fecha de actualización</text:p>
          </table:table-cell>
          <table:table-cell table:style-name="Tabla29.D4" office:value-type="date" office:date-value="2014-06-07">
            <text:p text:style-name="P19">07/06/14</text:p>
          </table:table-cell>
        </table:table-row>
        <table:table-row>
          <table:table-cell table:style-name="Tabla29.A2" office:value-type="string">
            <text:p text:style-name="P20">Actor:</text:p>
          </table:table-cell>
          <table:table-cell table:style-name="Tabla29.B2" table:number-columns-spanned="3" office:value-type="string">
            <text:p text:style-name="P19">Encargado de Logística.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20">Descripción:</text:p>
          </table:table-cell>
          <table:table-cell table:style-name="Tabla29.B2" table:number-columns-spanned="3" office:value-type="string">
            <text:p text:style-name="P19">El encargado de logística es el responsables de controlar los registros de la cámara de enfriamiento para modificar la información de cámara el encargado debe de ingresar al sistema , dirigirse a la venta de modificar de cámara y presionar aceptar.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20">Precondiciones:</text:p>
          </table:table-cell>
          <table:table-cell table:style-name="Tabla29.B2" table:number-columns-spanned="3" office:value-type="string">
            <text:p text:style-name="P23"><text:s/>La clave digitada por el encargado es correcta.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20">Postcondiciones:</text:p>
          </table:table-cell>
          <table:table-cell table:style-name="Tabla29.B2" table:number-columns-spanned="3" office:value-type="string">
            <text:p text:style-name="P23"><text:s/>Se modifica la información en base de datos y así se lleva el control <text:soft-page-break/>de lo que hay en la cámara de frio.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20">Flujo Normal:</text:p>
          </table:table-cell>
          <table:table-cell table:style-name="Tabla29.B2" table:number-columns-spanned="3" office:value-type="string">
            <text:p text:style-name="P22">1 Modificar de Cámara</text:p>
            <text:p text:style-name="P23">1.1.El encargado de logística <text:s/>se dirige a la opción de modificar<text:span text:style-name="T1"> de cámara.</text:span></text:p>
            <text:p text:style-name="P23">1.2.El encargado de logística llena los campos con la información requerida(IDpaleta).</text:p>
            <text:p text:style-name="P23">1.3.El sistema verifica que <text:span text:style-name="T1">la información suministrada es verídica.</text:span></text:p>
            <text:p text:style-name="P23">1.4.El presiona aceptar y se modifica el registro.</text:p>
            <text:p text:style-name="P23"><text:s/>1.5.El sistema muestra un mensaje de operación exitosa.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20">Flujos alternativos:</text:p>
          </table:table-cell>
          <table:table-cell table:style-name="Tabla29.B2" table:number-columns-spanned="3" office:value-type="string">
            <text:p text:style-name="P19"><text:s/>1.3.La Paleta<text:span text:style-name="T1"> no</text:span> <text:s/>existe.</text:p>
            <text:p text:style-name="P19"><text:s/>1.3.1 El sistema muestra un mensaje de que la Paleta <text:s/>no existe.</text:p>
            <text:p text:style-name="P19">1.3.2 El sistema cancela la operación.</text:p>
            <text:p text:style-name="P19"/>
            <text:p text:style-name="P19"><text:s/>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20">Excepciones:</text:p>
          </table:table-cell>
          <table:table-cell table:style-name="Tabla29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20">Incluye:</text:p>
          </table:table-cell>
          <table:table-cell table:style-name="Tabla29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20">prioridad:</text:p>
          </table:table-cell>
          <table:table-cell table:style-name="Tabla29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20">Frecuencia de uso:</text:p>
          </table:table-cell>
          <table:table-cell table:style-name="Tabla29.B2" table:number-columns-spanned="3" office:value-type="string">
            <text:p text:style-name="P19">Aproximadamente una vez al mes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20">Reglas de negocio:</text:p>
          </table:table-cell>
          <table:table-cell table:style-name="Tabla29.B2" table:number-columns-spanned="3" office:value-type="string">
            <text:p text:style-name="P26">RN-18, RN-19.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20">Requerimientos Especiales :</text:p>
          </table:table-cell>
          <table:table-cell table:style-name="Tabla29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20">Asunciones:</text:p>
          </table:table-cell>
          <table:table-cell table:style-name="Tabla29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20">Tecnologías</text:p>
          </table:table-cell>
          <table:table-cell table:style-name="Tabla29.B2" table:number-columns-spanned="3" office:value-type="string">
            <text:p text:style-name="P23">Computador con 2 <text:s/>de RAM, 512Gb Disco Duro, Procesador de más de 2.3 Ghz.</text:p>
          </table:table-cell>
          <table:covered-table-cell/>
          <table:covered-table-cell/>
        </table:table-row>
      </table:table>
      <text:p text:style-name="P11"><text:soft-page-break/></text:p>
      <text:p text:style-name="P11"/>
      <text:p text:style-name="P5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row>
          <table:table-cell table:style-name="Tabla30.A1" office:value-type="string">
            <text:p text:style-name="P20">Id caso de uso</text:p>
          </table:table-cell>
          <table:table-cell table:style-name="Tabla30.B1" table:number-columns-spanned="3" office:value-type="string">
            <text:p text:style-name="P19"><text:s text:c="3"/>CU-12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20">Nombre de caso de uso</text:p>
          </table:table-cell>
          <table:table-cell table:style-name="Tabla30.B2" table:number-columns-spanned="3" office:value-type="string">
            <text:p text:style-name="P19"><text:s/>Guía Despacho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20">Creado por</text:p>
          </table:table-cell>
          <table:table-cell table:style-name="Tabla30.B2" office:value-type="string">
            <text:p text:style-name="P19">M&amp;R</text:p>
          </table:table-cell>
          <table:table-cell table:style-name="Tabla30.B2" office:value-type="string">
            <text:p text:style-name="P20">última actualización por:</text:p>
          </table:table-cell>
          <table:table-cell table:style-name="Tabla30.B2" office:value-type="string">
            <text:p text:style-name="P19">M&amp;R</text:p>
          </table:table-cell>
        </table:table-row>
        <table:table-row>
          <table:table-cell table:style-name="Tabla30.A2" office:value-type="string">
            <text:p text:style-name="P20">Fecha de creación:</text:p>
          </table:table-cell>
          <table:table-cell table:style-name="Tabla30.B2" office:value-type="string">
            <text:p text:style-name="P19">03/05/2014</text:p>
          </table:table-cell>
          <table:table-cell table:style-name="Tabla30.B2" office:value-type="string">
            <text:p text:style-name="P20">Última fecha de actualización</text:p>
          </table:table-cell>
          <table:table-cell table:style-name="Tabla30.D4" office:value-type="date" office:date-value="2014-06-07">
            <text:p text:style-name="P19">07/06/14</text:p>
          </table:table-cell>
        </table:table-row>
        <table:table-row>
          <table:table-cell table:style-name="Tabla30.A2" office:value-type="string">
            <text:p text:style-name="P20">Actor:</text:p>
          </table:table-cell>
          <table:table-cell table:style-name="Tabla30.B2" table:number-columns-spanned="3" office:value-type="string">
            <text:p text:style-name="P19">Encargado de Logística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20">Descripción:</text:p>
          </table:table-cell>
          <table:table-cell table:style-name="Tabla30.B2" table:number-columns-spanned="3" office:value-type="string">
            <text:p text:style-name="P19">El encargado de logística es el responsable de realizar las guías respectivas a cada contenedor para realizar una guía de despacho debe de ingresar al sistema, dirigirse a la ventana de guía despacho ingresar los datos solicitados y presionar aceptar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20">Precondiciones:</text:p>
          </table:table-cell>
          <table:table-cell table:style-name="Tabla30.B2" table:number-columns-spanned="3" office:value-type="string">
            <text:p text:style-name="P23"><text:s/>La clave digitada por el encargado es correcta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20">Postcondiciones:</text:p>
          </table:table-cell>
          <table:table-cell table:style-name="Tabla30.B2" table:number-columns-spanned="3" office:value-type="string">
            <text:p text:style-name="P23"><text:s/>Se realiza la guía impresa además de guardar su versión digital en la base de datos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20">Flujo Normal:</text:p>
          </table:table-cell>
          <table:table-cell table:style-name="Tabla30.B2" table:number-columns-spanned="3" office:value-type="string">
            <text:p text:style-name="P22">1 Guía <text:s/>Despacho</text:p>
            <text:p text:style-name="P23">1.1.El encargado de logística se dirige a <text:s/>la opción guía de despacho.</text:p>
            <text:p text:style-name="P23">1.2.El encargado de logística llena los campos con la información requerida(IDcliente,IDcontenedor,fecha,destino,IDpaletas).</text:p>
            <text:p text:style-name="P23">1.3.El sistema verifica que <text:span text:style-name="T1">la información suministrada es verídica.</text:span></text:p>
            <text:p text:style-name="P23">1.4.El encargado de logística presiona aceptar y se realiza el registro de la guía.</text:p>
            <text:p text:style-name="P23">1.5.El sistema muestra un mensaje de operación exitosa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20">Flujos alternativos:</text:p>
          </table:table-cell>
          <table:table-cell table:style-name="Tabla30.B2" table:number-columns-spanned="3" office:value-type="string">
            <text:p text:style-name="P19"><text:s/>1.3.El Cliente<text:span text:style-name="T1"> no</text:span> <text:s/>existe.</text:p>
            <text:p text:style-name="P19"><text:s/>1.3.1 El sistema muestra un mensaje de que el <text:span text:style-name="T1">Productor</text:span> <text:s/>no existe.</text:p>
            <text:p text:style-name="P19">1.3.2 El sistema cancela la operación.</text:p>
            <text:p text:style-name="P19"><text:soft-page-break/><text:s/>1.3.3 La Paleta<text:span text:style-name="T1"> no</text:span> <text:s/>existe.</text:p>
            <text:p text:style-name="P19"><text:s/>1.3.3.1 El sistema muestra un mensaje de que la<text:span text:style-name="T1"> paleta</text:span> <text:s/>no existe.</text:p>
            <text:p text:style-name="P19">1.3.3.2 El sistema cancela la operación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20">Excepciones:</text:p>
          </table:table-cell>
          <table:table-cell table:style-name="Tabla30.B2" table:number-columns-spanned="3" office:value-type="string">
            <text:p text:style-name="P19">ninguna</text:p>
            <text:p text:style-name="P24"/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20">Incluye:</text:p>
          </table:table-cell>
          <table:table-cell table:style-name="Tabla30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20">prioridad:</text:p>
          </table:table-cell>
          <table:table-cell table:style-name="Tabla30.B2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20">Frecuencia de uso:</text:p>
          </table:table-cell>
          <table:table-cell table:style-name="Tabla30.B2" table:number-columns-spanned="3" office:value-type="string">
            <text:p text:style-name="P19">Aproximadamente una vez al mes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20">Reglas de negocio:</text:p>
          </table:table-cell>
          <table:table-cell table:style-name="Tabla30.B2" table:number-columns-spanned="3" office:value-type="string">
            <text:p text:style-name="P26">RN-15, RN-16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20">Requerimientos Especiales :</text:p>
          </table:table-cell>
          <table:table-cell table:style-name="Tabla30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20">Asunciones:</text:p>
          </table:table-cell>
          <table:table-cell table:style-name="Tabla30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20">Tecnologías</text:p>
          </table:table-cell>
          <table:table-cell table:style-name="Tabla30.B2" table:number-columns-spanned="3" office:value-type="string">
            <text:p text:style-name="P23">Computador con 2 <text:s/>de RAM, 512Gb Disco Duro, Procesador de más de 2.3 Ghz.</text:p>
          </table:table-cell>
          <table:covered-table-cell/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ext:soft-page-break/>
        <table:table-row>
          <table:table-cell table:style-name="Tabla31.A1" office:value-type="string">
            <text:p text:style-name="P20">Id caso de uso</text:p>
          </table:table-cell>
          <table:table-cell table:style-name="Tabla31.B1" table:number-columns-spanned="3" office:value-type="string">
            <text:p text:style-name="P19"><text:s text:c="3"/>CU-13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20">Nombre de caso de uso</text:p>
          </table:table-cell>
          <table:table-cell table:style-name="Tabla31.B2" table:number-columns-spanned="3" office:value-type="string">
            <text:p text:style-name="P19"><text:s/>Facturación para Empresa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20">Creado por</text:p>
          </table:table-cell>
          <table:table-cell table:style-name="Tabla31.B2" office:value-type="string">
            <text:p text:style-name="P19">M&amp;R</text:p>
          </table:table-cell>
          <table:table-cell table:style-name="Tabla31.B2" office:value-type="string">
            <text:p text:style-name="P20">última actualización por:</text:p>
          </table:table-cell>
          <table:table-cell table:style-name="Tabla31.B2" office:value-type="string">
            <text:p text:style-name="P19">M&amp;R</text:p>
          </table:table-cell>
        </table:table-row>
        <table:table-row>
          <table:table-cell table:style-name="Tabla31.A2" office:value-type="string">
            <text:p text:style-name="P20">Fecha de creación:</text:p>
          </table:table-cell>
          <table:table-cell table:style-name="Tabla31.B2" office:value-type="string">
            <text:p text:style-name="P19">03/05/2014</text:p>
          </table:table-cell>
          <table:table-cell table:style-name="Tabla31.B2" office:value-type="string">
            <text:p text:style-name="P20">Última fecha de actualización</text:p>
          </table:table-cell>
          <table:table-cell table:style-name="Tabla31.D4" office:value-type="date" office:date-value="2014-06-07">
            <text:p text:style-name="P19">07/06/14</text:p>
          </table:table-cell>
        </table:table-row>
        <table:table-row>
          <table:table-cell table:style-name="Tabla31.A2" office:value-type="string">
            <text:p text:style-name="P20">Actor:</text:p>
          </table:table-cell>
          <table:table-cell table:style-name="Tabla31.B2" table:number-columns-spanned="3" office:value-type="string">
            <text:p text:style-name="P19">Encargado de facturación 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20">Descripción:</text:p>
          </table:table-cell>
          <table:table-cell table:style-name="Tabla31.B2" table:number-columns-spanned="3" office:value-type="string">
            <text:p text:style-name="P19">El encargado de facturación es el responsable de generar las respectivas facturas a las empresas para realizar una factura empresarial el encargado debe de ingresar al sistema, dirigirse a la venta de facturación y presionar aceptar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20">Precondiciones:</text:p>
          </table:table-cell>
          <table:table-cell table:style-name="Tabla31.B2" table:number-columns-spanned="3" office:value-type="string">
            <text:p text:style-name="P23"><text:s/>La clave digitada por el encargado es correcta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20">Postcondiciones:</text:p>
          </table:table-cell>
          <table:table-cell table:style-name="Tabla31.B2" table:number-columns-spanned="3" office:value-type="string">
            <text:p text:style-name="P23"><text:s/>Se genera una factura impresa además esta información queda almacenada en la base de datos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20">Flujo Normal:</text:p>
          </table:table-cell>
          <table:table-cell table:style-name="Tabla31.B2" table:number-columns-spanned="3" office:value-type="string">
            <text:p text:style-name="P22">1 Facturación para Empresa</text:p>
            <text:p text:style-name="P23">1.1. El encargado de facturación debidamente identificado se dirige a la opción de facturación.</text:p>
            <text:p text:style-name="P23">1.2.El encargado de facturación llena los campos con la información requerida(idEmpresa,idCorte,Precio,Fecha).</text:p>
            <text:p text:style-name="P23">1.3.El sistema verifica que <text:span text:style-name="T1">la información suministrada es verídica.</text:span></text:p>
            <text:p text:style-name="P23">1.4.Presiona aceptar, se genera<text:span text:style-name="T1"> la factura y el sistema guarda la misma en la base de datos</text:span>.</text:p>
            <text:p text:style-name="P23">1.5.El sistema muestra un mensaje de operación exitosa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20">Flujos alternativos:</text:p>
          </table:table-cell>
          <table:table-cell table:style-name="Tabla31.B2" table:number-columns-spanned="3" office:value-type="string">
            <text:p text:style-name="P19"><text:s/>1.3 La empresa<text:span text:style-name="T1"> no</text:span> <text:s/>existe.</text:p>
            <text:p text:style-name="P19"><text:s/>1.3.1 El sistema muestra un mensaje de que el <text:span text:style-name="T1">Productor</text:span> <text:s/>no existe.</text:p>
            <text:p text:style-name="P19">1.3.2 El sistema cancela la operación.</text:p>
            <text:p text:style-name="P19"/>
            <text:p text:style-name="P19"><text:s/></text:p>
          </table:table-cell>
          <table:covered-table-cell/>
          <table:covered-table-cell/>
        </table:table-row>
        <text:soft-page-break/>
        <table:table-row>
          <table:table-cell table:style-name="Tabla31.A2" office:value-type="string">
            <text:p text:style-name="P20">Excepciones:</text:p>
          </table:table-cell>
          <table:table-cell table:style-name="Tabla31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20">Incluye:</text:p>
          </table:table-cell>
          <table:table-cell table:style-name="Tabla31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20">prioridad:</text:p>
          </table:table-cell>
          <table:table-cell table:style-name="Tabla31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20">Frecuencia de uso:</text:p>
          </table:table-cell>
          <table:table-cell table:style-name="Tabla31.B2" table:number-columns-spanned="3" office:value-type="string">
            <text:p text:style-name="P19">Aproximadamente una vez al mes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20">Reglas de negocio:</text:p>
          </table:table-cell>
          <table:table-cell table:style-name="Tabla31.B2" table:number-columns-spanned="3" office:value-type="string">
            <text:p text:style-name="P26">RN-22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20">Requerimientos Especiales :</text:p>
          </table:table-cell>
          <table:table-cell table:style-name="Tabla31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20">Asunciones:</text:p>
          </table:table-cell>
          <table:table-cell table:style-name="Tabla31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20">Tecnologías</text:p>
          </table:table-cell>
          <table:table-cell table:style-name="Tabla31.B2" table:number-columns-spanned="3" office:value-type="string">
            <text:p text:style-name="P23">Computador con 2 <text:s/>de RAM, 512Gb Disco Duro, Procesador de más de 2.3 Ghz.</text:p>
          </table:table-cell>
          <table:covered-table-cell/>
          <table:covered-table-cell/>
        </table:table-row>
      </table:table>
      <text:p text:style-name="P11"/>
      <text:p text:style-name="P11"/>
      <text:p text:style-name="P11"/>
      <text:p text:style-name="P11"/>
      <text:p text:style-name="P5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office:value-type="string">
            <text:p text:style-name="P20">Id caso de uso</text:p>
          </table:table-cell>
          <table:table-cell table:style-name="Tabla32.B1" table:number-columns-spanned="3" office:value-type="string">
            <text:p text:style-name="P19"><text:s text:c="3"/>CU-14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20">Nombre de caso de uso</text:p>
          </table:table-cell>
          <table:table-cell table:style-name="Tabla32.B2" table:number-columns-spanned="3" office:value-type="string">
            <text:p text:style-name="P19">Registrar Cliente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20">Creado por</text:p>
          </table:table-cell>
          <table:table-cell table:style-name="Tabla32.B2" office:value-type="string">
            <text:p text:style-name="P19">M&amp;R</text:p>
          </table:table-cell>
          <table:table-cell table:style-name="Tabla32.B2" office:value-type="string">
            <text:p text:style-name="P20">última actualización por:</text:p>
          </table:table-cell>
          <table:table-cell table:style-name="Tabla32.B2" office:value-type="string">
            <text:p text:style-name="P19">M&amp;R</text:p>
          </table:table-cell>
        </table:table-row>
        <table:table-row>
          <table:table-cell table:style-name="Tabla32.A2" office:value-type="string">
            <text:p text:style-name="P20">Fecha de creación:</text:p>
          </table:table-cell>
          <table:table-cell table:style-name="Tabla32.B2" office:value-type="string">
            <text:p text:style-name="P19">03/05/2014</text:p>
          </table:table-cell>
          <table:table-cell table:style-name="Tabla32.B2" office:value-type="string">
            <text:p text:style-name="P20">Última fecha de actualización</text:p>
          </table:table-cell>
          <table:table-cell table:style-name="Tabla32.D4" office:value-type="date" office:date-value="2014-06-07">
            <text:p text:style-name="P19">07/06/14</text:p>
          </table:table-cell>
        </table:table-row>
        <table:table-row>
          <table:table-cell table:style-name="Tabla32.A2" office:value-type="string">
            <text:p text:style-name="P20">Actor:</text:p>
          </table:table-cell>
          <table:table-cell table:style-name="Tabla32.B2" table:number-columns-spanned="3" office:value-type="string">
            <text:p text:style-name="P19">Encargado de logística 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20">Descripción:</text:p>
          </table:table-cell>
          <table:table-cell table:style-name="Tabla32.B2" table:number-columns-spanned="3" office:value-type="string">
            <text:p text:style-name="P19">El encargado de logística es el responsable de llevar el control de registros del cliente para ingresar clientes al sistema el encargado debe de ingresar al mismo , dirigirse a la venta de registrar cliente y presionar aceptar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20">Precondiciones:</text:p>
          </table:table-cell>
          <table:table-cell table:style-name="Tabla32.B2" table:number-columns-spanned="3" office:value-type="string">
            <text:p text:style-name="P23"><text:s/>La clave digitada por el encargado es correcta.<text:soft-page-break/>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20">Postcondiciones:</text:p>
          </table:table-cell>
          <table:table-cell table:style-name="Tabla32.B2" table:number-columns-spanned="3" office:value-type="string">
            <text:p text:style-name="P23"><text:s/>Se registra la información del cliente y queda guardada en la base de datos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20">Flujo Normal:</text:p>
          </table:table-cell>
          <table:table-cell table:style-name="Tabla32.B2" table:number-columns-spanned="3" office:value-type="string">
            <text:p text:style-name="P22"><text:s/>1 Registrar Cliente</text:p>
            <text:p text:style-name="P23">1.1.El encargado de logística se dirige a la opción de registrar cliente.</text:p>
            <text:p text:style-name="P23">1.2.El encargado de logística llena los campos con la información requerida(DNI,Nombre,Cédula,Dirección,Correo Electrónico).</text:p>
            <text:p text:style-name="P23">1.3.El sistema verifica que no <text:s/>existe el <text:span text:style-name="T1">cliente</text:span>.</text:p>
            <text:p text:style-name="P23">1.4.Presiona aceptar y se guarda <text:s/>el cliente en la base de dato.</text:p>
            <text:p text:style-name="P23">1.5. El sistema muestra un mensaje de operación exitosa.</text:p>
            <text:p text:style-name="P23"/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20">Flujos alternativos:</text:p>
          </table:table-cell>
          <table:table-cell table:style-name="Tabla32.B2" table:number-columns-spanned="3" office:value-type="string">
            <text:p text:style-name="P19"><text:s/>1.3 El Cliente <text:s/>existe.</text:p>
            <text:p text:style-name="P19"><text:s/>1.3.1 El sistema muestra un mensaje de que el cliente <text:s text:c="2"/>existe.</text:p>
            <text:p text:style-name="P19">1.3.2 El sistema cancela la operación.</text:p>
            <text:p text:style-name="P19"><text:s/>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20">Excepciones:</text:p>
          </table:table-cell>
          <table:table-cell table:style-name="Tabla32.B2" table:number-columns-spanned="3" office:value-type="string">
            <text:p text:style-name="P19"/>
            <text:p text:style-name="P19"/>
            <text:p text:style-name="P24"/>
            <text:p text:style-name="P24"/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20">Incluye:</text:p>
          </table:table-cell>
          <table:table-cell table:style-name="Tabla32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20">prioridad:</text:p>
          </table:table-cell>
          <table:table-cell table:style-name="Tabla32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20">Frecuencia de uso:</text:p>
          </table:table-cell>
          <table:table-cell table:style-name="Tabla32.B2" table:number-columns-spanned="3" office:value-type="string">
            <text:p text:style-name="P19">Aproximadamente una vez al mes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20">Reglas de negocio:</text:p>
          </table:table-cell>
          <table:table-cell table:style-name="Tabla32.B2" table:number-columns-spanned="3" office:value-type="string">
            <text:p text:style-name="P25">RN-04,RN-23,RN-24.</text:p>
          </table:table-cell>
          <table:covered-table-cell/>
          <table:covered-table-cell/>
        </table:table-row>
        <text:soft-page-break/>
        <table:table-row>
          <table:table-cell table:style-name="Tabla32.A2" office:value-type="string">
            <text:p text:style-name="P20">Requerimientos Especiales :</text:p>
          </table:table-cell>
          <table:table-cell table:style-name="Tabla32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20">Asunciones:</text:p>
          </table:table-cell>
          <table:table-cell table:style-name="Tabla32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20">Tecnologías</text:p>
          </table:table-cell>
          <table:table-cell table:style-name="Tabla32.B2" table:number-columns-spanned="3" office:value-type="string">
            <text:p text:style-name="P23">Computador con 2 o más de RAM, 1Terabyte o más de Disco Duro, Procesador de más de 2.9 Ghz.</text:p>
          </table:table-cell>
          <table:covered-table-cell/>
          <table:covered-table-cell/>
        </table:table-row>
      </table:table>
      <text:p text:style-name="P11"/>
      <text:p text:style-name="P11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office:value-type="string">
            <text:p text:style-name="P20">Id caso de uso</text:p>
          </table:table-cell>
          <table:table-cell table:style-name="Tabla33.B1" table:number-columns-spanned="3" office:value-type="string">
            <text:p text:style-name="P19"><text:s text:c="3"/>CU-15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20">Nombre de caso de uso</text:p>
          </table:table-cell>
          <table:table-cell table:style-name="Tabla33.B2" table:number-columns-spanned="3" office:value-type="string">
            <text:p text:style-name="P19">Eliminar Cliente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20">Creado por</text:p>
          </table:table-cell>
          <table:table-cell table:style-name="Tabla33.B2" office:value-type="string">
            <text:p text:style-name="P19">M&amp;R</text:p>
          </table:table-cell>
          <table:table-cell table:style-name="Tabla33.B2" office:value-type="string">
            <text:p text:style-name="P20">última actualización por:</text:p>
          </table:table-cell>
          <table:table-cell table:style-name="Tabla33.B2" office:value-type="string">
            <text:p text:style-name="P19">M&amp;R</text:p>
          </table:table-cell>
        </table:table-row>
        <table:table-row>
          <table:table-cell table:style-name="Tabla33.A2" office:value-type="string">
            <text:p text:style-name="P20">Fecha de creación:</text:p>
          </table:table-cell>
          <table:table-cell table:style-name="Tabla33.B2" office:value-type="string">
            <text:p text:style-name="P19">03/05/2014</text:p>
          </table:table-cell>
          <table:table-cell table:style-name="Tabla33.B2" office:value-type="string">
            <text:p text:style-name="P20">Última fecha de actualización</text:p>
          </table:table-cell>
          <table:table-cell table:style-name="Tabla33.D4" office:value-type="date" office:date-value="2014-06-07">
            <text:p text:style-name="P19">07/06/14</text:p>
          </table:table-cell>
        </table:table-row>
        <table:table-row>
          <table:table-cell table:style-name="Tabla33.A2" office:value-type="string">
            <text:p text:style-name="P20">Actor:</text:p>
          </table:table-cell>
          <table:table-cell table:style-name="Tabla33.B2" table:number-columns-spanned="3" office:value-type="string">
            <text:p text:style-name="P19">Encargado de logística 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20">Descripción:</text:p>
          </table:table-cell>
          <table:table-cell table:style-name="Tabla33.B2" table:number-columns-spanned="3" office:value-type="string">
            <text:p text:style-name="P19">El encargado de logística es el responsable de llevar el control de registros del cliente para eliminar un cliente el encargado debe de ingresar al sistema , dirigirse a la venta de eliminar cliente y presionar aceptar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20">Precondiciones:</text:p>
          </table:table-cell>
          <table:table-cell table:style-name="Tabla33.B2" table:number-columns-spanned="3" office:value-type="string">
            <text:p text:style-name="P23"><text:s/>La clave digitada por el encargado es correcta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20">Postcondiciones:</text:p>
          </table:table-cell>
          <table:table-cell table:style-name="Tabla33.B2" table:number-columns-spanned="3" office:value-type="string">
            <text:p text:style-name="P23"><text:s/>Se Elimina la información del cliente de la base de datos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20">Flujo Normal:</text:p>
          </table:table-cell>
          <table:table-cell table:style-name="Tabla33.B2" table:number-columns-spanned="3" office:value-type="string">
            <text:p text:style-name="P22">1 Eliminar Cliente</text:p>
            <text:p text:style-name="P23">1.1.El encargado de logística se dirige a la opción de eliminar cliente.</text:p>
            <text:p text:style-name="P23">1.2.El encargado de logística llena los campos con la información requerida(DNI).</text:p>
            <text:p text:style-name="P23">1.3.El sistema verifica que <text:s/>existe el <text:span text:style-name="T1">cliente</text:span>.</text:p>
            <text:p text:style-name="P23">1.4.El encargado de logística presiona aceptar y <text:s/>se elimina <text:s/>el cliente en la base de datos.</text:p>
            <text:p text:style-name="P23"><text:soft-page-break/>1.5.El sistema muestra un mensaje de operación exitosa.</text:p>
            <text:p text:style-name="P23"/>
            <text:p text:style-name="P23"/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20">Flujos alternativos:</text:p>
          </table:table-cell>
          <table:table-cell table:style-name="Tabla33.B2" table:number-columns-spanned="3" office:value-type="string">
            <text:p text:style-name="P19"><text:s/>1.3 El Cliente <text:s/>no existe.</text:p>
            <text:p text:style-name="P19"><text:s/>1.3.1 El sistema muestra un mensaje de que el cliente <text:s/>no <text:s/>existe.</text:p>
            <text:p text:style-name="P19"><text:s/>1.3.2 El sistema cancela la operación.</text:p>
            <text:p text:style-name="P19"><text:s/>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20">Excepciones:</text:p>
          </table:table-cell>
          <table:table-cell table:style-name="Tabla33.B2" table:number-columns-spanned="3" office:value-type="string">
            <text:p text:style-name="P19"/>
            <text:p text:style-name="P19"/>
            <text:p text:style-name="P24"/>
            <text:p text:style-name="P24"/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20">Incluye:</text:p>
          </table:table-cell>
          <table:table-cell table:style-name="Tabla33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20">prioridad:</text:p>
          </table:table-cell>
          <table:table-cell table:style-name="Tabla33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20">Frecuencia de uso:</text:p>
          </table:table-cell>
          <table:table-cell table:style-name="Tabla33.B2" table:number-columns-spanned="3" office:value-type="string">
            <text:p text:style-name="P19">Aproximadamente una vez al mes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20">Reglas de negocio:</text:p>
          </table:table-cell>
          <table:table-cell table:style-name="Tabla33.B2" table:number-columns-spanned="3" office:value-type="string">
            <text:p text:style-name="P25">RN-23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20">Requerimientos Especiales :</text:p>
          </table:table-cell>
          <table:table-cell table:style-name="Tabla33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20">Asunciones:</text:p>
          </table:table-cell>
          <table:table-cell table:style-name="Tabla33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20">Tecnologías</text:p>
          </table:table-cell>
          <table:table-cell table:style-name="Tabla33.B2" table:number-columns-spanned="3" office:value-type="string">
            <text:p text:style-name="P23">Computador con 2 o más de RAM, 1Terabyte o más de Disco Duro, Procesador de más de 2.9 Ghz.</text:p>
          </table:table-cell>
          <table:covered-table-cell/>
          <table:covered-table-cell/>
        </table:table-row>
      </table:table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5"/>
      <text:p text:style-name="P11"/>
      <text:p text:style-name="P11"/>
      <text:p text:style-name="P5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20">Id caso de uso</text:p>
          </table:table-cell>
          <table:table-cell table:style-name="Tabla35.B1" table:number-columns-spanned="3" office:value-type="string">
            <text:p text:style-name="P19"><text:s text:c="3"/>CU-16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20">Nombre de caso de uso</text:p>
          </table:table-cell>
          <table:table-cell table:style-name="Tabla35.B2" table:number-columns-spanned="3" office:value-type="string">
            <text:p text:style-name="P19">Modificar Cliente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20">Creado por</text:p>
          </table:table-cell>
          <table:table-cell table:style-name="Tabla35.B2" office:value-type="string">
            <text:p text:style-name="P19">M&amp;R</text:p>
          </table:table-cell>
          <table:table-cell table:style-name="Tabla35.B2" office:value-type="string">
            <text:p text:style-name="P20">última actualización por:</text:p>
          </table:table-cell>
          <table:table-cell table:style-name="Tabla35.B2" office:value-type="string">
            <text:p text:style-name="P19">M&amp;R</text:p>
          </table:table-cell>
        </table:table-row>
        <table:table-row>
          <table:table-cell table:style-name="Tabla35.A2" office:value-type="string">
            <text:p text:style-name="P20">Fecha de creación:</text:p>
          </table:table-cell>
          <table:table-cell table:style-name="Tabla35.B2" office:value-type="string">
            <text:p text:style-name="P19">03/05/2014</text:p>
          </table:table-cell>
          <table:table-cell table:style-name="Tabla35.B2" office:value-type="string">
            <text:p text:style-name="P20">Última fecha de actualización</text:p>
          </table:table-cell>
          <table:table-cell table:style-name="Tabla35.D4" office:value-type="date" office:date-value="2014-06-07">
            <text:p text:style-name="P19">07/06/14</text:p>
          </table:table-cell>
        </table:table-row>
        <table:table-row>
          <table:table-cell table:style-name="Tabla35.A2" office:value-type="string">
            <text:p text:style-name="P20">Actor:</text:p>
          </table:table-cell>
          <table:table-cell table:style-name="Tabla35.B2" table:number-columns-spanned="3" office:value-type="string">
            <text:p text:style-name="P19">Encargado de logística 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20">Descripción:</text:p>
          </table:table-cell>
          <table:table-cell table:style-name="Tabla35.B2" table:number-columns-spanned="3" office:value-type="string">
            <text:p text:style-name="P19">El encargado de logística es el responsable de llevar el control de registros- cliente para modificar un cliente el encargado debe de ingresar al sistema, dirigirse a la venta d modificar cliente y presionar aceptar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20">Precondiciones:</text:p>
          </table:table-cell>
          <table:table-cell table:style-name="Tabla35.B2" table:number-columns-spanned="3" office:value-type="string">
            <text:p text:style-name="P23"><text:s/>La clave digitada por el encargado es correcta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20">Postcondiciones:</text:p>
          </table:table-cell>
          <table:table-cell table:style-name="Tabla35.B2" table:number-columns-spanned="3" office:value-type="string">
            <text:p text:style-name="P23"><text:s/>Se modifica la información del cliente de la base de datos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20">Flujo Normal:</text:p>
          </table:table-cell>
          <table:table-cell table:style-name="Tabla35.B2" table:number-columns-spanned="3" office:value-type="string">
            <text:p text:style-name="P22">1 Modificar Cliente</text:p>
            <text:p text:style-name="P23">1.1.El encargado de logística se dirige a la opción de modificar cliente.</text:p>
            <text:p text:style-name="P23">1.2.El encargado de logística llena los campos con la información requerida(DNI).</text:p>
            <text:p text:style-name="P23">1.3.El sistema verifica que <text:s/>existe el <text:span text:style-name="T1">cliente</text:span>.</text:p>
            <text:p text:style-name="P23">1.4.Presiona aceptar y <text:s/>se modifica <text:s/>el cliente en la base de datos.</text:p>
            <text:p text:style-name="P23"><text:soft-page-break/>1.5.El sistema muestra un mensaje de operación exitosa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20">Flujos alternativos:</text:p>
          </table:table-cell>
          <table:table-cell table:style-name="Tabla35.B2" table:number-columns-spanned="3" office:value-type="string">
            <text:p text:style-name="P19"><text:s/>1.3. El Cliente <text:s/>no existe.</text:p>
            <text:p text:style-name="P19"><text:s/>1.3.1 El sistema muestra un mensaje de que el cliente <text:s/>no <text:s/>existe.</text:p>
            <text:p text:style-name="P19">1.3.2 El sistema cancela la operación.</text:p>
            <text:p text:style-name="P19"><text:s/>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20">Excepciones:</text:p>
          </table:table-cell>
          <table:table-cell table:style-name="Tabla35.B2" table:number-columns-spanned="3" office:value-type="string">
            <text:p text:style-name="P19"/>
            <text:p text:style-name="P19"/>
            <text:p text:style-name="P24"/>
            <text:p text:style-name="P24"/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20">Incluye:</text:p>
          </table:table-cell>
          <table:table-cell table:style-name="Tabla35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20">prioridad:</text:p>
          </table:table-cell>
          <table:table-cell table:style-name="Tabla35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20">Frecuencia de uso:</text:p>
          </table:table-cell>
          <table:table-cell table:style-name="Tabla35.B2" table:number-columns-spanned="3" office:value-type="string">
            <text:p text:style-name="P19">Aproximadamente una vez al mes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20">Reglas de negocio:</text:p>
          </table:table-cell>
          <table:table-cell table:style-name="Tabla35.B2" table:number-columns-spanned="3" office:value-type="string">
            <text:p text:style-name="P25">RN-23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20">Requerimientos Especiales :</text:p>
          </table:table-cell>
          <table:table-cell table:style-name="Tabla35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20">Asunciones:</text:p>
          </table:table-cell>
          <table:table-cell table:style-name="Tabla35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  <text:p text:style-name="P23"/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20">Tecnologías</text:p>
          </table:table-cell>
          <table:table-cell table:style-name="Tabla35.B2" table:number-columns-spanned="3" office:value-type="string">
            <text:p text:style-name="P23">Computador con 2 o más de RAM, 1Terabyte o más de Disco Duro, Procesador de más de 2.9 Ghz.</text:p>
          </table:table-cell>
          <table:covered-table-cell/>
          <table:covered-table-cell/>
        </table:table-row>
      </table:table>
      <text:p text:style-name="P11"/>
      <text:p text:style-name="P11"/>
      <text:p text:style-name="P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20">Id caso de uso</text:p>
          </table:table-cell>
          <table:table-cell table:style-name="Tabla5.B1" table:number-columns-spanned="3" office:value-type="string">
            <text:p text:style-name="P19"><text:s/>CU-17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0">Nombre de caso de uso</text:p>
          </table:table-cell>
          <table:table-cell table:style-name="Tabla5.B2" table:number-columns-spanned="3" office:value-type="string">
            <text:p text:style-name="P19">Registrar fruta en planta.<text:soft-page-break/>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0">Creado por:</text:p>
          </table:table-cell>
          <table:table-cell table:style-name="Tabla5.B2" office:value-type="string">
            <text:p text:style-name="P19">M&amp;R</text:p>
          </table:table-cell>
          <table:table-cell table:style-name="Tabla5.B2" office:value-type="string">
            <text:p text:style-name="P20">última actualización por:</text:p>
          </table:table-cell>
          <table:table-cell table:style-name="Tabla5.B2" office:value-type="string">
            <text:p text:style-name="P19">M&amp;R</text:p>
          </table:table-cell>
        </table:table-row>
        <table:table-row>
          <table:table-cell table:style-name="Tabla5.A2" office:value-type="string">
            <text:p text:style-name="P20">Fecha de creación:</text:p>
          </table:table-cell>
          <table:table-cell table:style-name="Tabla5.B2" office:value-type="string">
            <text:p text:style-name="P19">03/05/2014</text:p>
          </table:table-cell>
          <table:table-cell table:style-name="Tabla5.B2" office:value-type="string">
            <text:p text:style-name="P21">Última fecha de actualización</text:p>
          </table:table-cell>
          <table:table-cell table:style-name="Tabla5.D4" office:value-type="date" office:date-value="2014-06-07">
            <text:p text:style-name="P19">07/06/14</text:p>
          </table:table-cell>
        </table:table-row>
        <table:table-row>
          <table:table-cell table:style-name="Tabla5.A2" office:value-type="string">
            <text:p text:style-name="P20">Actor:</text:p>
          </table:table-cell>
          <table:table-cell table:style-name="Tabla5.B2" table:number-columns-spanned="3" office:value-type="string">
            <text:p text:style-name="P19">Encargado de facturación 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0">Descripción:</text:p>
          </table:table-cell>
          <table:table-cell table:style-name="Tabla5.B2" table:number-columns-spanned="3" office:value-type="string">
            <text:p text:style-name="P19">El encargado de facturación es el responsable de llevar a cabo el control de registros de la cantidad de fruta que ingresa a la planta para lo cual debe de ingresar al sistema , dirigirse a registro de fruta en planta llenar lo solicitado y presionar aceptar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0">Precondiciones:</text:p>
          </table:table-cell>
          <table:table-cell table:style-name="Tabla5.B2" table:number-columns-spanned="3" office:value-type="string">
            <text:p text:style-name="P23">La clave proporcionada por el encargado es correct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0">Postcondiciones:</text:p>
          </table:table-cell>
          <table:table-cell table:style-name="Tabla5.B2" table:number-columns-spanned="3" office:value-type="string">
            <text:p text:style-name="P23"><text:s/>Se guarda la cantidad de fruta. 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0">Flujo Normal:</text:p>
          </table:table-cell>
          <table:table-cell table:style-name="Tabla5.B2" table:number-columns-spanned="3" office:value-type="string">
            <text:p text:style-name="P22">1 Registro de cantidad de fruta en planta</text:p>
            <text:p text:style-name="P23">1.El encargado de facturación debidamente identificado se dirige a la opción de agregar cantidad de fruta en planta.</text:p>
            <text:p text:style-name="P23">3.El encargado de facturación llena los campos con la información requerida, incluyendo los siguientes campos(id_productor,hora ingreso,fecha).</text:p>
            <text:p text:style-name="P23">4.El sistema verifica la validez de los datos.</text:p>
            <text:p text:style-name="P23">5.El sistema guarda la información en la base de datos.</text:p>
            <text:p text:style-name="P23">El sistema muestra un mensaje de operación exitos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0">Flujos alternativos:</text:p>
          </table:table-cell>
          <table:table-cell table:style-name="Tabla5.B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0">Excepciones</text:p>
          </table:table-cell>
          <table:table-cell table:style-name="Tabla5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0">Incluye:</text:p>
          </table:table-cell>
          <table:table-cell table:style-name="Tabla5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0">prioridad:</text:p>
          </table:table-cell>
          <table:table-cell table:style-name="Tabla5.B2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0">Frecuencia de uso:</text:p>
          </table:table-cell>
          <table:table-cell table:style-name="Tabla5.B2" table:number-columns-spanned="3" office:value-type="string">
            <text:p text:style-name="P19">Aproximadamente cada media hor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0">Reglas de negocio:</text:p>
          </table:table-cell>
          <table:table-cell table:style-name="Tabla5.B2" table:number-columns-spanned="3" office:value-type="string">
            <text:p text:style-name="P26">RN-03, RN-09, RN-21.</text:p>
          </table:table-cell>
          <table:covered-table-cell/>
          <table:covered-table-cell/>
        </table:table-row>
        <text:soft-page-break/>
        <table:table-row>
          <table:table-cell table:style-name="Tabla5.A2" office:value-type="string">
            <text:p text:style-name="P20">Requerimientos Especiales :</text:p>
          </table:table-cell>
          <table:table-cell table:style-name="Tabla5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0">Asunciones:</text:p>
          </table:table-cell>
          <table:table-cell table:style-name="Tabla5.B2" table:number-columns-spanned="3" office:value-type="string">
            <text:p text:style-name="P23">1.El encargado está capacitado para el manejo de la aplicación</text:p>
            <text:p text:style-name="P23">2.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0">Tecnologías</text:p>
          </table:table-cell>
          <table:table-cell table:style-name="Tabla5.B2" table:number-columns-spanned="3" office:value-type="string">
            <text:p text:style-name="P23">Computador con 2 o más de RAM, 1Terabyte o más de Disco Duro, Procesador de más de 2.9 Ghz.</text:p>
          </table:table-cell>
          <table:covered-table-cell/>
          <table:covered-table-cell/>
        </table:table-row>
      </table:table>
      <text:p text:style-name="P10"/>
      <text:p text:style-name="P10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0">Id caso de uso</text:p>
          </table:table-cell>
          <table:table-cell table:style-name="Tabla1.B1" table:number-columns-spanned="3" office:value-type="string">
            <text:p text:style-name="P19">CU-18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Nombre de caso de uso</text:p>
          </table:table-cell>
          <table:table-cell table:style-name="Tabla1.B2" table:number-columns-spanned="3" office:value-type="string">
            <text:p text:style-name="P19">Modificar cantidad de fruta presente en plant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Creado por: </text:p>
          </table:table-cell>
          <table:table-cell table:style-name="Tabla1.B2" office:value-type="string">
            <text:p text:style-name="P19">M&amp;R</text:p>
          </table:table-cell>
          <table:table-cell table:style-name="Tabla1.B2" office:value-type="string">
            <text:p text:style-name="P20">última actualización por:</text:p>
          </table:table-cell>
          <table:table-cell table:style-name="Tabla1.B2" office:value-type="string">
            <text:p text:style-name="P19">M&amp;R</text:p>
          </table:table-cell>
        </table:table-row>
        <table:table-row>
          <table:table-cell table:style-name="Tabla1.A2" office:value-type="string">
            <text:p text:style-name="P20">Fecha de creación:</text:p>
          </table:table-cell>
          <table:table-cell table:style-name="Tabla1.B2" office:value-type="string">
            <text:p text:style-name="P19">03/05/2014</text:p>
          </table:table-cell>
          <table:table-cell table:style-name="Tabla1.B2" office:value-type="string">
            <text:p text:style-name="P21">Última fecha de actualización</text:p>
          </table:table-cell>
          <table:table-cell table:style-name="Tabla1.D4" office:value-type="date" office:date-value="2014-06-07">
            <text:p text:style-name="P19">07/06/14</text:p>
          </table:table-cell>
        </table:table-row>
        <table:table-row>
          <table:table-cell table:style-name="Tabla1.A2" office:value-type="string">
            <text:p text:style-name="P20">Actor:</text:p>
          </table:table-cell>
          <table:table-cell table:style-name="Tabla1.B2" table:number-columns-spanned="3" office:value-type="string">
            <text:p text:style-name="P19">sist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Descripción:</text:p>
          </table:table-cell>
          <table:table-cell table:style-name="Tabla1.B2" table:number-columns-spanned="3" office:value-type="string">
            <text:p text:style-name="P19">El sistema es el encargado de actualizar la cantidad de fruta presente en la planta, cada vez que se registra un nuevo ingreso de producto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Precondiciones:</text:p>
          </table:table-cell>
          <table:table-cell table:style-name="Tabla1.B2" table:number-columns-spanned="3" office:value-type="string">
            <text:p text:style-name="P23">La aplicación funciona correctamente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Postcondiciones:</text:p>
          </table:table-cell>
          <table:table-cell table:style-name="Tabla1.B2" table:number-columns-spanned="3" office:value-type="string">
            <text:p text:style-name="P23"><text:s/>Se modifica o actualiza la cantidad de fruta presente en la planta.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Flujo Normal:</text:p>
          </table:table-cell>
          <table:table-cell table:style-name="Tabla1.B2" table:number-columns-spanned="3" office:value-type="string">
            <text:p text:style-name="P22">Modificación de cantidad de fruta en planta.</text:p>
            <text:p text:style-name="P19">1.Después que se aplica el caso de uso 17 el sistema procede a actualizar la cantidad de fruta presente en la planta correspondiente a ese día realizando la suma de fruta actual en planta mas lo que llega, ademas de restar lo que ya a sido empacado.</text:p>
            <text:p text:style-name="P27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Flujos alternativos:</text:p>
          </table:table-cell>
          <table:table-cell table:style-name="Tabla1.B2" table:number-columns-spanned="3" office:value-type="string">
            <text:p text:style-name="P19">ningun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Excepciones</text:p>
          </table:table-cell>
          <table:table-cell table:style-name="Tabla1.B2" table:number-columns-spanned="3" office:value-type="string">
            <text:p text:style-name="P19">ninguna<text:soft-page-break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Incluye:</text:p>
          </table:table-cell>
          <table:table-cell table:style-name="Tabla1.B2" table:number-columns-spanned="3" office:value-type="string">
            <text:p text:style-name="P19">CU-17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prioridad:</text:p>
          </table:table-cell>
          <table:table-cell table:style-name="Tabla1.B2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Frecuencia de uso:</text:p>
          </table:table-cell>
          <table:table-cell table:style-name="Tabla1.B2" table:number-columns-spanned="3" office:value-type="string">
            <text:p text:style-name="P19">Aproximadamente cada media hor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Reglas de negocio:</text:p>
          </table:table-cell>
          <table:table-cell table:style-name="Tabla1.B2" table:number-columns-spanned="3" office:value-type="string">
            <text:p text:style-name="P29">RN-03, RN-09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Requerimientos Especiales :</text:p>
          </table:table-cell>
          <table:table-cell table:style-name="Tabla1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Asunciones:</text:p>
          </table:table-cell>
          <table:table-cell table:style-name="Tabla1.B2" table:number-columns-spanned="3" office:value-type="string">
            <text:p text:style-name="P23">1.Los componentes de la aplicación están funcionando bien(conexión a base de datos y los diferentes componentes de hardware)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Tecnologías</text:p>
          </table:table-cell>
          <table:table-cell table:style-name="Tabla1.B2" table:number-columns-spanned="3" office:value-type="string">
            <text:p text:style-name="P23">Computador con 2 o más de RAM, 1Terabyte o más de Disco Duro, Procesador de más de 2.9 Ghz.</text:p>
          </table:table-cell>
          <table:covered-table-cell/>
          <table:covered-table-cell/>
        </table:table-row>
      </table:table>
      <text:p text:style-name="P6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0">Id caso de uso</text:p>
          </table:table-cell>
          <table:table-cell table:style-name="Tabla3.B1" table:number-columns-spanned="3" office:value-type="string">
            <text:p text:style-name="P19">CU-19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Nombre de caso de uso</text:p>
          </table:table-cell>
          <table:table-cell table:style-name="Tabla3.B2" table:number-columns-spanned="3" office:value-type="string">
            <text:p text:style-name="P19">Eliminar cantidad de fruta presente en <text:s/>plant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Creado por:</text:p>
          </table:table-cell>
          <table:table-cell table:style-name="Tabla3.B2" office:value-type="string">
            <text:p text:style-name="P19">M&amp;R</text:p>
          </table:table-cell>
          <table:table-cell table:style-name="Tabla3.B2" office:value-type="string">
            <text:p text:style-name="P20">última actualización por:</text:p>
          </table:table-cell>
          <table:table-cell table:style-name="Tabla3.B2" office:value-type="string">
            <text:p text:style-name="P19">M&amp;R</text:p>
          </table:table-cell>
        </table:table-row>
        <table:table-row>
          <table:table-cell table:style-name="Tabla3.A2" office:value-type="string">
            <text:p text:style-name="P20">Fecha de creación:</text:p>
          </table:table-cell>
          <table:table-cell table:style-name="Tabla3.B2" office:value-type="string">
            <text:p text:style-name="P19">03/05/2014</text:p>
          </table:table-cell>
          <table:table-cell table:style-name="Tabla3.B2" office:value-type="string">
            <text:p text:style-name="P21">Última fecha de actualización</text:p>
          </table:table-cell>
          <table:table-cell table:style-name="Tabla3.D4" office:value-type="date" office:date-value="2014-06-07">
            <text:p text:style-name="P19">07/06/14</text:p>
          </table:table-cell>
        </table:table-row>
        <table:table-row>
          <table:table-cell table:style-name="Tabla3.A2" office:value-type="string">
            <text:p text:style-name="P20">Actor:</text:p>
          </table:table-cell>
          <table:table-cell table:style-name="Tabla3.B2" table:number-columns-spanned="3" office:value-type="string">
            <text:p text:style-name="P19">Encargado de facturación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Descripción:</text:p>
          </table:table-cell>
          <table:table-cell table:style-name="Tabla3.B2" table:number-columns-spanned="3" office:value-type="string">
            <text:p text:style-name="P19">El encargado es el responsable de eliminar registros obsoletos correspondientes a la cantidad de fruta presente en la planta para llevar esto el encargado debe ingresar al sistema, dirigirse a la venta de eliminar cantidad de fruta en planta llenar lo solicitado y presionar <text:soft-page-break/>aceptar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Precondiciones:</text:p>
          </table:table-cell>
          <table:table-cell table:style-name="Tabla3.B2" table:number-columns-spanned="3" office:value-type="string">
            <text:p text:style-name="P23">La aplicación funciona correctamente y la clave proporcionada por el encargado es correct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Postcondiciones:</text:p>
          </table:table-cell>
          <table:table-cell table:style-name="Tabla3.B2" table:number-columns-spanned="3" office:value-type="string">
            <text:p text:style-name="P23"><text:s/>Se eliminan registros obsoletos. 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Flujo Normal:</text:p>
          </table:table-cell>
          <table:table-cell table:style-name="Tabla3.B2" table:number-columns-spanned="3" office:value-type="string">
            <text:p text:style-name="P22">1 Eliminación de cantidad de fruta presente en planta</text:p>
            <text:p text:style-name="P19">1.1.El en cargado de facturación se dirige a la opción eliminar registros de cantidad de fruta de la planta.</text:p>
            <text:p text:style-name="P23">1.2.El encargado de facturación llena los campos con la información requerida(fecha inicio, fecha final).</text:p>
            <text:p text:style-name="P23">1.3.El sistema verifica la validez de los datos.</text:p>
            <text:p text:style-name="P23">1.4.El sistema eliminan los registros seleccionados. </text:p>
            <text:p text:style-name="P23">1.5.El sistema muestra un mensaje de operación exitos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eEEFlujos alternativos:</text:p>
          </table:table-cell>
          <table:table-cell table:style-name="Tabla3.B2" table:number-columns-spanned="3" office:value-type="string">
            <text:p text:style-name="P19">ninguno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Excepciones</text:p>
          </table:table-cell>
          <table:table-cell table:style-name="Tabla3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Incluye:</text:p>
          </table:table-cell>
          <table:table-cell table:style-name="Tabla3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prioridad:</text:p>
          </table:table-cell>
          <table:table-cell table:style-name="Tabla3.B2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Frecuencia de uso:</text:p>
          </table:table-cell>
          <table:table-cell table:style-name="Tabla3.B2" table:number-columns-spanned="3" office:value-type="string">
            <text:p text:style-name="P19">Aproximadamente cada media hor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Reglas de negocio:</text:p>
          </table:table-cell>
          <table:table-cell table:style-name="Tabla3.B2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Requerimientos Especiales :</text:p>
          </table:table-cell>
          <table:table-cell table:style-name="Tabla3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Asunciones:</text:p>
          </table:table-cell>
          <table:table-cell table:style-name="Tabla3.B2" table:number-columns-spanned="3" office:value-type="string">
            <text:p text:style-name="P23">1.El encargado está capacitado para el uso de la aplicación.</text:p>
            <text:p text:style-name="P23">2.Los componentes de la aplicación están funcionando bien(conexión a base de datos y los diferentes componentes de hardware)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Tecnologías</text:p>
          </table:table-cell>
          <table:table-cell table:style-name="Tabla3.B2" table:number-columns-spanned="3" office:value-type="string">
            <text:p text:style-name="P23">Computador con 2 gb de RAM o más, 500 gb de disco duro.</text:p>
          </table:table-cell>
          <table:covered-table-cell/>
          <table:covered-table-cell/>
        </table:table-row>
      </table:table>
      <text:p text:style-name="P5"/>
      <text:p text:style-name="P5"/>
      <text:p text:style-name="P5"><text:soft-page-break/></text:p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0">Id caso de uso</text:p>
          </table:table-cell>
          <table:table-cell table:style-name="Tabla4.B1" table:number-columns-spanned="3" office:value-type="string">
            <text:p text:style-name="P19">CU-20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0">Nombre de caso de uso</text:p>
          </table:table-cell>
          <table:table-cell table:style-name="Tabla4.B2" table:number-columns-spanned="3" office:value-type="string">
            <text:p text:style-name="P19">Registrar cantidad fruta entrante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0">Creado por</text:p>
          </table:table-cell>
          <table:table-cell table:style-name="Tabla4.B2" office:value-type="string">
            <text:p text:style-name="P19">M&amp;R</text:p>
          </table:table-cell>
          <table:table-cell table:style-name="Tabla4.B2" office:value-type="string">
            <text:p text:style-name="P20">última actualización por:</text:p>
          </table:table-cell>
          <table:table-cell table:style-name="Tabla4.B2" office:value-type="string">
            <text:p text:style-name="P19">M&amp;R</text:p>
          </table:table-cell>
        </table:table-row>
        <table:table-row>
          <table:table-cell table:style-name="Tabla4.A2" office:value-type="string">
            <text:p text:style-name="P20">Fecha de creación:</text:p>
          </table:table-cell>
          <table:table-cell table:style-name="Tabla4.B2" office:value-type="string">
            <text:p text:style-name="P19">03/05/2014</text:p>
          </table:table-cell>
          <table:table-cell table:style-name="Tabla4.B2" office:value-type="string">
            <text:p text:style-name="P21">Última fecha de actualización</text:p>
          </table:table-cell>
          <table:table-cell table:style-name="Tabla4.D4" office:value-type="date" office:date-value="2014-06-07">
            <text:p text:style-name="P19">07/06/14</text:p>
          </table:table-cell>
        </table:table-row>
        <table:table-row>
          <table:table-cell table:style-name="Tabla4.A2" office:value-type="string">
            <text:p text:style-name="P20">Actor:</text:p>
          </table:table-cell>
          <table:table-cell table:style-name="Tabla4.B2" table:number-columns-spanned="3" office:value-type="string">
            <text:p text:style-name="P19">Encargado de facturación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0">Descripción:</text:p>
          </table:table-cell>
          <table:table-cell table:style-name="Tabla4.B2" table:number-columns-spanned="3" office:value-type="string">
            <text:p text:style-name="P19">El encargado de facturación es el responsable de ingresar registros correspondientes a la cantidad de fruta que se va a tener en una fecha en la planta para esto debe ingresar al sistema, dirigirse a la ventana de registrar fruta en planta llenar los campos indicados y presionar aceptar 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0">Precondiciones:</text:p>
          </table:table-cell>
          <table:table-cell table:style-name="Tabla4.B2" table:number-columns-spanned="3" office:value-type="string">
            <text:p text:style-name="P23">La clave proporcionada por el encargado es correct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0">Postcondiciones:</text:p>
          </table:table-cell>
          <table:table-cell table:style-name="Tabla4.B2" table:number-columns-spanned="3" office:value-type="string">
            <text:p text:style-name="P23"><text:s/>Se registra la cantidad de fruta que se cada productor pretende enviar a la planta. 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0">Flujo Normal:</text:p>
          </table:table-cell>
          <table:table-cell table:style-name="Tabla4.B2" table:number-columns-spanned="3" office:value-type="string">
            <text:p text:style-name="P22">1 Ingreso de cantidad de fruta entrante a la planta</text:p>
            <text:p text:style-name="P19">1.1.El encargado de facturación se dirige a la opción de ingresar nuevo registro de cantidad de fruta a la planta.</text:p>
            <text:p text:style-name="P23">1.2.El encargado de facturación llena los campos con la información requerida, se completan los campos(idproductor,fecha,cantidad).</text:p>
            <text:p text:style-name="P23">1.3.El sistema verifica la validez de los datos.</text:p>
            <text:p text:style-name="P23">1.4.El sistema <text:s/>guarda la información ingresada. </text:p>
            <text:p text:style-name="P23">1.5.El sistema muestra un mensaje de operación exitos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0">Flujos alternativos:</text:p>
          </table:table-cell>
          <table:table-cell table:style-name="Tabla4.B2" table:number-columns-spanned="3" office:value-type="string">
            <text:p text:style-name="P19">ninguno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0">Excepciones</text:p>
          </table:table-cell>
          <table:table-cell table:style-name="Tabla4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0">Incluye:</text:p>
          </table:table-cell>
          <table:table-cell table:style-name="Tabla4.B2" table:number-columns-spanned="3" office:value-type="string">
            <text:p text:style-name="P19">ninguna<text:soft-page-break/>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0">prioridad:</text:p>
          </table:table-cell>
          <table:table-cell table:style-name="Tabla4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0">Frecuencia de uso:</text:p>
          </table:table-cell>
          <table:table-cell table:style-name="Tabla4.B2" table:number-columns-spanned="3" office:value-type="string">
            <text:p text:style-name="P19">Aproximadamente cada dí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0">Reglas de negocio:</text:p>
          </table:table-cell>
          <table:table-cell table:style-name="Tabla4.B2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0">Requerimientos Especiales :</text:p>
          </table:table-cell>
          <table:table-cell table:style-name="Tabla4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0">Asunciones:</text:p>
          </table:table-cell>
          <table:table-cell table:style-name="Tabla4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0">Tecnologías</text:p>
          </table:table-cell>
          <table:table-cell table:style-name="Tabla4.B2" table:number-columns-spanned="3" office:value-type="string">
            <text:p text:style-name="P23">Computador con 2 gb de RAM o más, 500 gb de disco duro.</text:p>
          </table:table-cell>
          <table:covered-table-cell/>
          <table:covered-table-cell/>
        </table:table-row>
      </table:table>
      <text:p text:style-name="P5"/>
      <text:p text:style-name="P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20">Id caso de uso</text:p>
          </table:table-cell>
          <table:table-cell table:style-name="Tabla6.B1" table:number-columns-spanned="3" office:value-type="string">
            <text:p text:style-name="P19">CU-21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0">Nombre de caso de uso</text:p>
          </table:table-cell>
          <table:table-cell table:style-name="Tabla6.B2" table:number-columns-spanned="3" office:value-type="string">
            <text:p text:style-name="P19">Modificar cantidad fruta entrante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0">Creado por</text:p>
          </table:table-cell>
          <table:table-cell table:style-name="Tabla6.B2" office:value-type="string">
            <text:p text:style-name="P19">M&amp;R</text:p>
          </table:table-cell>
          <table:table-cell table:style-name="Tabla6.B2" office:value-type="string">
            <text:p text:style-name="P20">última actualización por:</text:p>
          </table:table-cell>
          <table:table-cell table:style-name="Tabla6.B2" office:value-type="string">
            <text:p text:style-name="P19">M&amp;R</text:p>
          </table:table-cell>
        </table:table-row>
        <table:table-row>
          <table:table-cell table:style-name="Tabla6.A2" office:value-type="string">
            <text:p text:style-name="P20">Fecha de creación:</text:p>
          </table:table-cell>
          <table:table-cell table:style-name="Tabla6.B2" office:value-type="string">
            <text:p text:style-name="P19">03/05/2014</text:p>
          </table:table-cell>
          <table:table-cell table:style-name="Tabla6.B2" office:value-type="string">
            <text:p text:style-name="P21">Última fecha de actualización</text:p>
          </table:table-cell>
          <table:table-cell table:style-name="Tabla6.D4" office:value-type="date" office:date-value="2014-06-07">
            <text:p text:style-name="P19">07/06/14</text:p>
          </table:table-cell>
        </table:table-row>
        <table:table-row>
          <table:table-cell table:style-name="Tabla6.A2" office:value-type="string">
            <text:p text:style-name="P20">Actor:</text:p>
          </table:table-cell>
          <table:table-cell table:style-name="Tabla6.B2" table:number-columns-spanned="3" office:value-type="string">
            <text:p text:style-name="P19">Encargado de facturación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0">Descripción:</text:p>
          </table:table-cell>
          <table:table-cell table:style-name="Tabla6.B2" table:number-columns-spanned="3" office:value-type="string">
            <text:p text:style-name="P19">El encargado es el responsable de modificar registros correspondientes a la cantidad de fruta que se va a tener en una fecha en la planta para modificar dicho dato el encargado debe de ingresar al sistema, dirigirse a la ventana de modificar fruta entrante ingresar los datos correspondientes y presionar aceptar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0">Precondiciones:</text:p>
          </table:table-cell>
          <table:table-cell table:style-name="Tabla6.B2" table:number-columns-spanned="3" office:value-type="string">
            <text:p text:style-name="P23">La clave proporcionada por el encargado es correct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0">Postcondiciones:</text:p>
          </table:table-cell>
          <table:table-cell table:style-name="Tabla6.B2" table:number-columns-spanned="3" office:value-type="string">
            <text:p text:style-name="P23"><text:s/>Se actualiza o modifica la cantidad de fruta que cada productor pretende enviar a la planta. 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0">Flujo Normal:</text:p>
          </table:table-cell>
          <table:table-cell table:style-name="Tabla6.B2" table:number-columns-spanned="3" office:value-type="string">
            <text:p text:style-name="P22">1 Modificación de cantidad de fruta entrante a la planta</text:p>
            <text:p text:style-name="P19">1.1.El encargado de facturación se dirige a la opción de modificar <text:soft-page-break/>registro de cantidad de fruta entrante a la planta.</text:p>
            <text:p text:style-name="P23">1.2.El encargado de facturación busca el registro de la fruta del productor correspondiente.</text:p>
            <text:p text:style-name="P23">1.3.El encargado de facturación ingresa la nueva cantidad.</text:p>
            <text:p text:style-name="P23">1.4.El sistema actualiza la cantidad ingresada. 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0">Flujos alternativos:</text:p>
          </table:table-cell>
          <table:table-cell table:style-name="Tabla6.B2" table:number-columns-spanned="3" office:value-type="string">
            <text:p text:style-name="P19">ninguno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0">Excepciones</text:p>
          </table:table-cell>
          <table:table-cell table:style-name="Tabla6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0">Incluye:</text:p>
          </table:table-cell>
          <table:table-cell table:style-name="Tabla6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0">prioridad:</text:p>
          </table:table-cell>
          <table:table-cell table:style-name="Tabla6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0">Frecuencia de uso:</text:p>
          </table:table-cell>
          <table:table-cell table:style-name="Tabla6.B2" table:number-columns-spanned="3" office:value-type="string">
            <text:p text:style-name="P19">Aproximadamente cada dí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0">Reglas de negocio:</text:p>
          </table:table-cell>
          <table:table-cell table:style-name="Tabla6.B2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0">Requerimientos Especiales :</text:p>
          </table:table-cell>
          <table:table-cell table:style-name="Tabla6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0">Asunciones:</text:p>
          </table:table-cell>
          <table:table-cell table:style-name="Tabla6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0">Tecnologías</text:p>
          </table:table-cell>
          <table:table-cell table:style-name="Tabla6.B2" table:number-columns-spanned="3" office:value-type="string">
            <text:p text:style-name="P23">Computador con 2 gb de RAM o más, 500 gb de disco duro.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20">Id caso de uso</text:p>
          </table:table-cell>
          <table:table-cell table:style-name="Tabla7.B1" table:number-columns-spanned="3" office:value-type="string">
            <text:p text:style-name="P19">CU-22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0">Nombre de caso de uso</text:p>
          </table:table-cell>
          <table:table-cell table:style-name="Tabla7.B2" table:number-columns-spanned="3" office:value-type="string">
            <text:p text:style-name="P19">Eliminar cantidad fruta entrante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0">Creado por:</text:p>
          </table:table-cell>
          <table:table-cell table:style-name="Tabla7.B2" office:value-type="string">
            <text:p text:style-name="P19">M&amp;R</text:p>
          </table:table-cell>
          <table:table-cell table:style-name="Tabla7.B2" office:value-type="string">
            <text:p text:style-name="P20">última actualización por:</text:p>
          </table:table-cell>
          <table:table-cell table:style-name="Tabla7.B2" office:value-type="string">
            <text:p text:style-name="P19">M&amp;R</text:p>
          </table:table-cell>
        </table:table-row>
        <table:table-row>
          <table:table-cell table:style-name="Tabla7.A2" office:value-type="string">
            <text:p text:style-name="P20">Fecha de creación:</text:p>
          </table:table-cell>
          <table:table-cell table:style-name="Tabla7.B2" office:value-type="string">
            <text:p text:style-name="P19">03/05/2014</text:p>
          </table:table-cell>
          <table:table-cell table:style-name="Tabla7.B2" office:value-type="string">
            <text:p text:style-name="P21">Última fecha de actualización</text:p>
          </table:table-cell>
          <table:table-cell table:style-name="Tabla7.D4" office:value-type="date" office:date-value="2014-06-07">
            <text:p text:style-name="P19">07/06/14</text:p>
          </table:table-cell>
        </table:table-row>
        <text:soft-page-break/>
        <table:table-row>
          <table:table-cell table:style-name="Tabla7.A2" office:value-type="string">
            <text:p text:style-name="P20">Actor:</text:p>
          </table:table-cell>
          <table:table-cell table:style-name="Tabla7.B2" table:number-columns-spanned="3" office:value-type="string">
            <text:p text:style-name="P19">Encargado de facturación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0">Descripción:</text:p>
          </table:table-cell>
          <table:table-cell table:style-name="Tabla7.B2" table:number-columns-spanned="3" office:value-type="string">
            <text:p text:style-name="P19">El encargado es el responsable de eliminar registros correspondientes a la cantidad de fruta que se va a tener en una fecha en la planta <text:s/>para eliminar dicho registro el encargado a de ingresar al sistema, dirigirse a eliminar fruta entrante y presionar aceptar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0">Precondiciones:</text:p>
          </table:table-cell>
          <table:table-cell table:style-name="Tabla7.B2" table:number-columns-spanned="3" office:value-type="string">
            <text:p text:style-name="P23">La clave proporcionada por el encargado es correct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0">Postcondiciones:</text:p>
          </table:table-cell>
          <table:table-cell table:style-name="Tabla7.B2" table:number-columns-spanned="3" office:value-type="string">
            <text:p text:style-name="P23"><text:s/>Se eliminan determinados registros correspondientes a la cantidad de fruta que se registraron en el caso de uso CU-21. 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0">Flujo Normal:</text:p>
          </table:table-cell>
          <table:table-cell table:style-name="Tabla7.B2" table:number-columns-spanned="3" office:value-type="string">
            <text:p text:style-name="P22">1 Eliminación de cantidad de fruta entrante a la planta</text:p>
            <text:p text:style-name="P19">1.1.El encargado de facturación se dirige a la opción de eliminar nuevo registro de cantidad de fruta entrante a la planta.</text:p>
            <text:p text:style-name="P23">1.2. El encargado de facturación llena los campos con la información requerida(fecha inicio, fecha final).</text:p>
            <text:p text:style-name="P23">1.3.El sistema verifica la validez de los datos.</text:p>
            <text:p text:style-name="P23">1.4.El sistema <text:s/>eliminan los registros seleccionados. 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0">Flujos alternativos:</text:p>
          </table:table-cell>
          <table:table-cell table:style-name="Tabla7.B2" table:number-columns-spanned="3" office:value-type="string">
            <text:p text:style-name="P19">1.2 Las fechas que se ingresaron no contienen registros</text:p>
            <text:p text:style-name="P19">1.2.1 El sistema presenta un mensaje indicando que no existen registros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0">Excepciones</text:p>
          </table:table-cell>
          <table:table-cell table:style-name="Tabla7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0">Incluye:</text:p>
          </table:table-cell>
          <table:table-cell table:style-name="Tabla7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0">prioridad:</text:p>
          </table:table-cell>
          <table:table-cell table:style-name="Tabla7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0">Frecuencia de uso:</text:p>
          </table:table-cell>
          <table:table-cell table:style-name="Tabla7.B2" table:number-columns-spanned="3" office:value-type="string">
            <text:p text:style-name="P19">Aproximadamente cada dí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0">Reglas de negocio:</text:p>
          </table:table-cell>
          <table:table-cell table:style-name="Tabla7.B2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0">Requerimientos Especiales :</text:p>
          </table:table-cell>
          <table:table-cell table:style-name="Tabla7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0">Asunciones:</text:p>
          </table:table-cell>
          <table:table-cell table:style-name="Tabla7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ext:soft-page-break/>
        <table:table-row>
          <table:table-cell table:style-name="Tabla7.A2" office:value-type="string">
            <text:p text:style-name="P20">Tecnologías</text:p>
          </table:table-cell>
          <table:table-cell table:style-name="Tabla7.B2" table:number-columns-spanned="3" office:value-type="string">
            <text:p text:style-name="P23">Computador con 2 gb de RAM o más, 500 gb de disco duro.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20">Id caso de uso</text:p>
          </table:table-cell>
          <table:table-cell table:style-name="Tabla8.B1" table:number-columns-spanned="3" office:value-type="string">
            <text:p text:style-name="P19"><text:s text:c="3"/>CU-23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0">Nombre de caso de uso</text:p>
          </table:table-cell>
          <table:table-cell table:style-name="Tabla8.B2" table:number-columns-spanned="3" office:value-type="string">
            <text:p text:style-name="P19">Registrar corte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0">Creado por:</text:p>
          </table:table-cell>
          <table:table-cell table:style-name="Tabla8.B2" office:value-type="string">
            <text:p text:style-name="P19">M&amp;R</text:p>
          </table:table-cell>
          <table:table-cell table:style-name="Tabla8.B2" office:value-type="string">
            <text:p text:style-name="P20">última actualización por:</text:p>
          </table:table-cell>
          <table:table-cell table:style-name="Tabla8.B2" office:value-type="string">
            <text:p text:style-name="P19">M&amp;R</text:p>
          </table:table-cell>
        </table:table-row>
        <table:table-row>
          <table:table-cell table:style-name="Tabla8.A2" office:value-type="string">
            <text:p text:style-name="P20">Fecha de creación:</text:p>
          </table:table-cell>
          <table:table-cell table:style-name="Tabla8.B2" office:value-type="string">
            <text:p text:style-name="P19">03/05/2014</text:p>
          </table:table-cell>
          <table:table-cell table:style-name="Tabla8.B2" office:value-type="string">
            <text:p text:style-name="P21">Última fecha de actualización</text:p>
          </table:table-cell>
          <table:table-cell table:style-name="Tabla8.D4" office:value-type="date" office:date-value="2014-06-07">
            <text:p text:style-name="P19">07/06/14</text:p>
          </table:table-cell>
        </table:table-row>
        <table:table-row>
          <table:table-cell table:style-name="Tabla8.A2" office:value-type="string">
            <text:p text:style-name="P20">Actor:</text:p>
          </table:table-cell>
          <table:table-cell table:style-name="Tabla8.B2" table:number-columns-spanned="3" office:value-type="string">
            <text:p text:style-name="P19">Encargado de facturación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0">Descripción:</text:p>
          </table:table-cell>
          <table:table-cell table:style-name="Tabla8.B2" table:number-columns-spanned="3" office:value-type="string">
            <text:p text:style-name="P19">El encargado de facturación es el responsable de ingresar nuevos registros correspondientes a la fruta empacada para lo cual debe de ingresar al sistema , dirigirse a la ventana de registrar corte llenar con la información solicitada y presionar aceptar . 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0">Precondiciones:</text:p>
          </table:table-cell>
          <table:table-cell table:style-name="Tabla8.B2" table:number-columns-spanned="3" office:value-type="string">
            <text:p text:style-name="P23">La clave proporcionada por el encargado es correct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0">Postcondiciones:</text:p>
          </table:table-cell>
          <table:table-cell table:style-name="Tabla8.B2" table:number-columns-spanned="3" office:value-type="string">
            <text:p text:style-name="P23"><text:s/>Se guardan registros correspondientes a la fruta empacad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0">Flujo Normal:</text:p>
          </table:table-cell>
          <table:table-cell table:style-name="Tabla8.B2" table:number-columns-spanned="3" office:value-type="string">
            <text:p text:style-name="P22">1 Registro de corte.</text:p>
            <text:p text:style-name="P19">1.1.El encargado facturación se dirige a la opción de ingresar nuevo registro de corte de fruta.</text:p>
            <text:p text:style-name="P23">1.2.El encargado de facturación llena los campos con la información requerida(idCorte,fecha,idproductor,rechazado, empacado, total).</text:p>
            <text:p text:style-name="P23">1.3.El sistema verifica la validez de los datos.</text:p>
            <text:p text:style-name="P23">1.4.El sistema <text:s/>guardan los registros. </text:p>
            <text:p text:style-name="P23">1.5. El sistema muestra un mensaje de operación exitos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0">Flujos alternativos:</text:p>
          </table:table-cell>
          <table:table-cell table:style-name="Tabla8.B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0">Excepciones</text:p>
          </table:table-cell>
          <table:table-cell table:style-name="Tabla8.B2" table:number-columns-spanned="3" office:value-type="string">
            <text:p text:style-name="P19">ninguna</text:p>
          </table:table-cell>
          <table:covered-table-cell/>
          <table:covered-table-cell/>
        </table:table-row>
        <text:soft-page-break/>
        <table:table-row>
          <table:table-cell table:style-name="Tabla8.A2" office:value-type="string">
            <text:p text:style-name="P20">Incluye:</text:p>
          </table:table-cell>
          <table:table-cell table:style-name="Tabla8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0">prioridad:</text:p>
          </table:table-cell>
          <table:table-cell table:style-name="Tabla8.B2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0">Frecuencia de uso:</text:p>
          </table:table-cell>
          <table:table-cell table:style-name="Tabla8.B2" table:number-columns-spanned="3" office:value-type="string">
            <text:p text:style-name="P19">Aproximadamente cada media hor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0">Reglas de negocio:</text:p>
          </table:table-cell>
          <table:table-cell table:style-name="Tabla8.B2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0">Requerimientos Especiales :</text:p>
          </table:table-cell>
          <table:table-cell table:style-name="Tabla8.B2" table:number-columns-spanned="3" office:value-type="string">
            <text:p text:style-name="P23">RN-24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0">Asunciones:</text:p>
          </table:table-cell>
          <table:table-cell table:style-name="Tabla8.B2" table:number-columns-spanned="3" office:value-type="string">
            <text:p text:style-name="P23">1.El encargado está capacitado para el uso de la aplicación.</text:p>
            <text:p text:style-name="P23">2.Los componentes de la aplicación están funcionando bien(conexión a base de datos y los diferentes componentes de hardware)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0">Tecnologías</text:p>
          </table:table-cell>
          <table:table-cell table:style-name="Tabla8.B2" table:number-columns-spanned="3" office:value-type="string">
            <text:p text:style-name="P23">Computador con 2 gb de RAM o más, 500 gb de disco duro.</text:p>
          </table:table-cell>
          <table:covered-table-cell/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20">Id caso de uso</text:p>
          </table:table-cell>
          <table:table-cell table:style-name="Tabla9.B1" table:number-columns-spanned="3" office:value-type="string">
            <text:p text:style-name="P19">CU-24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0">Nombre de caso de uso</text:p>
          </table:table-cell>
          <table:table-cell table:style-name="Tabla9.B2" table:number-columns-spanned="3" office:value-type="string">
            <text:p text:style-name="P19">Modificar corte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0">Creado por:</text:p>
          </table:table-cell>
          <table:table-cell table:style-name="Tabla9.B2" office:value-type="string">
            <text:p text:style-name="P19">M&amp;R</text:p>
          </table:table-cell>
          <table:table-cell table:style-name="Tabla9.B2" office:value-type="string">
            <text:p text:style-name="P20">última actualización por:</text:p>
          </table:table-cell>
          <table:table-cell table:style-name="Tabla9.B2" office:value-type="string">
            <text:p text:style-name="P19">M&amp;R</text:p>
          </table:table-cell>
        </table:table-row>
        <table:table-row>
          <table:table-cell table:style-name="Tabla9.A2" office:value-type="string">
            <text:p text:style-name="P20">Fecha de creación:</text:p>
          </table:table-cell>
          <table:table-cell table:style-name="Tabla9.B2" office:value-type="string">
            <text:p text:style-name="P19">03/05/2014</text:p>
          </table:table-cell>
          <table:table-cell table:style-name="Tabla9.B2" office:value-type="string">
            <text:p text:style-name="P21">Última fecha de actualización</text:p>
          </table:table-cell>
          <table:table-cell table:style-name="Tabla9.D4" office:value-type="date" office:date-value="2014-06-07">
            <text:p text:style-name="P19">07/06/14</text:p>
          </table:table-cell>
        </table:table-row>
        <table:table-row>
          <table:table-cell table:style-name="Tabla9.A2" office:value-type="string">
            <text:p text:style-name="P20">Actor:</text:p>
          </table:table-cell>
          <table:table-cell table:style-name="Tabla9.B2" table:number-columns-spanned="3" office:value-type="string">
            <text:p text:style-name="P19">Encargado de facturación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0">Descripción:</text:p>
          </table:table-cell>
          <table:table-cell table:style-name="Tabla9.B2" table:number-columns-spanned="3" office:value-type="string">
            <text:p text:style-name="P19">El encargado de facturación es el responsable de modificar registros correspondientes a los cortes, esto en caso de errores al ingresar la información del caso de uso CU-23, para modificar dicho registro el encargado debe de ingresar al sistema, dirigirse a la ventana de modificar corte llenar los campos indicados y presionar aceptar 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0">Precondiciones:</text:p>
          </table:table-cell>
          <table:table-cell table:style-name="Tabla9.B2" table:number-columns-spanned="3" office:value-type="string">
            <text:p text:style-name="P23">La clave proporcionada por el encargado es correcta.</text:p>
          </table:table-cell>
          <table:covered-table-cell/>
          <table:covered-table-cell/>
        </table:table-row>
        <text:soft-page-break/>
        <table:table-row>
          <table:table-cell table:style-name="Tabla9.A2" office:value-type="string">
            <text:p text:style-name="P20">Postcondiciones:</text:p>
          </table:table-cell>
          <table:table-cell table:style-name="Tabla9.B2" table:number-columns-spanned="3" office:value-type="string">
            <text:p text:style-name="P23"><text:s/>Se actualiza registro correspondiente al corte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0">Flujo Normal:</text:p>
          </table:table-cell>
          <table:table-cell table:style-name="Tabla9.B2" table:number-columns-spanned="3" office:value-type="string">
            <text:p text:style-name="P22">1 Modificar de corte.</text:p>
            <text:p text:style-name="P19">1.1.El encargado de facturación se dirige a la opción de modificar registro del corte.</text:p>
            <text:p text:style-name="P23">1.2.El encargado de facturación introduce el código del productor con el fin de ver el registro y modificar los campos que sean necesarios.</text:p>
            <text:p text:style-name="P23">1.3.El sistema verifica la validez de los datos.</text:p>
            <text:p text:style-name="P23">1.4.El sistema modifica el registro seleccionado. </text:p>
            <text:p text:style-name="P23">1.5.El sistema muestra un mensaje de operación exitos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0">Flujos alternativos:</text:p>
          </table:table-cell>
          <table:table-cell table:style-name="Tabla9.B2" table:number-columns-spanned="3" office:value-type="string">
            <text:p text:style-name="P19">1.3. No existe registro de dicho corte.</text:p>
            <text:p text:style-name="P19">1.3.1 El sistema cancela la operación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0">Excepciones</text:p>
          </table:table-cell>
          <table:table-cell table:style-name="Tabla9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0">Incluye:</text:p>
          </table:table-cell>
          <table:table-cell table:style-name="Tabla9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0">prioridad:</text:p>
          </table:table-cell>
          <table:table-cell table:style-name="Tabla9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0">Frecuencia de uso:</text:p>
          </table:table-cell>
          <table:table-cell table:style-name="Tabla9.B2" table:number-columns-spanned="3" office:value-type="string">
            <text:p text:style-name="P19">Aproximadamente cada media hor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0">Reglas de negocio:</text:p>
          </table:table-cell>
          <table:table-cell table:style-name="Tabla9.B2" table:number-columns-spanned="3" office:value-type="string">
            <text:p text:style-name="P26">RN-24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0">Requerimientos Especiales :</text:p>
          </table:table-cell>
          <table:table-cell table:style-name="Tabla9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0">Asunciones:</text:p>
          </table:table-cell>
          <table:table-cell table:style-name="Tabla9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0">Tecnologías</text:p>
          </table:table-cell>
          <table:table-cell table:style-name="Tabla9.B2" table:number-columns-spanned="3" office:value-type="string">
            <text:p text:style-name="P23">Computador con 2 gb de RAM o más, 500 gb de disco duro.</text:p>
          </table:table-cell>
          <table:covered-table-cell/>
          <table:covered-table-cell/>
        </table:table-row>
      </table:table>
      <text:p text:style-name="P6"/>
      <text:p text:style-name="P6"/>
      <text:p text:style-name="P6"/>
      <text:p text:style-name="P6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20">Id caso de uso</text:p>
          </table:table-cell>
          <table:table-cell table:style-name="Tabla10.B1" table:number-columns-spanned="3" office:value-type="string">
            <text:p text:style-name="P19">CU-25</text:p>
          </table:table-cell>
          <table:covered-table-cell/>
          <table:covered-table-cell/>
        </table:table-row>
        <text:soft-page-break/>
        <table:table-row>
          <table:table-cell table:style-name="Tabla10.A2" office:value-type="string">
            <text:p text:style-name="P20">Nombre de caso de uso</text:p>
          </table:table-cell>
          <table:table-cell table:style-name="Tabla10.B2" table:number-columns-spanned="3" office:value-type="string">
            <text:p text:style-name="P19"><text:s/>Eliminar corte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0">Creado por:</text:p>
          </table:table-cell>
          <table:table-cell table:style-name="Tabla10.B2" office:value-type="string">
            <text:p text:style-name="P19">M&amp;R</text:p>
          </table:table-cell>
          <table:table-cell table:style-name="Tabla10.B2" office:value-type="string">
            <text:p text:style-name="P20">última actualización por:</text:p>
          </table:table-cell>
          <table:table-cell table:style-name="Tabla10.B2" office:value-type="string">
            <text:p text:style-name="P19">M&amp;R</text:p>
          </table:table-cell>
        </table:table-row>
        <table:table-row>
          <table:table-cell table:style-name="Tabla10.A2" office:value-type="string">
            <text:p text:style-name="P20">Fecha de creación:</text:p>
          </table:table-cell>
          <table:table-cell table:style-name="Tabla10.B2" office:value-type="string">
            <text:p text:style-name="P19">03/05/2014</text:p>
          </table:table-cell>
          <table:table-cell table:style-name="Tabla10.B2" office:value-type="string">
            <text:p text:style-name="P21">Última fecha de actualización</text:p>
          </table:table-cell>
          <table:table-cell table:style-name="Tabla10.D4" office:value-type="date" office:date-value="2014-06-07">
            <text:p text:style-name="P19">07/06/14</text:p>
          </table:table-cell>
        </table:table-row>
        <table:table-row>
          <table:table-cell table:style-name="Tabla10.A2" office:value-type="string">
            <text:p text:style-name="P20">Actor:</text:p>
          </table:table-cell>
          <table:table-cell table:style-name="Tabla10.B2" table:number-columns-spanned="3" office:value-type="string">
            <text:p text:style-name="P19">Encargado de facturación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0">Descripción:</text:p>
          </table:table-cell>
          <table:table-cell table:style-name="Tabla10.B2" table:number-columns-spanned="3" office:value-type="string">
            <text:p text:style-name="P19">El encargado de facturación es el responsable de eliminar registros de cortes obsoletos para dicha operación se debe de ingresar al sistema, dirigir a la ventana de eliminar corte llenar lo indicado y presionar aceptar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0">Precondiciones:</text:p>
          </table:table-cell>
          <table:table-cell table:style-name="Tabla10.B2" table:number-columns-spanned="3" office:value-type="string">
            <text:p text:style-name="P23">La clave proporcionada por el encargado es correcta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0">Postcondiciones:</text:p>
          </table:table-cell>
          <table:table-cell table:style-name="Tabla10.B2" table:number-columns-spanned="3" office:value-type="string">
            <text:p text:style-name="P23"><text:s/>Se eliminan registros correspondiente a cortes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0">Flujo Normal:</text:p>
          </table:table-cell>
          <table:table-cell table:style-name="Tabla10.B2" table:number-columns-spanned="3" office:value-type="string">
            <text:p text:style-name="P22">1 Eliminar corte.</text:p>
            <text:p text:style-name="P19">1.1.El encargado de facturación se dirige a la opción de eliminar registro de corte.</text:p>
            <text:p text:style-name="P23">1.2.El encargado de facturación introduce fecha inicial y fecha final de eliminación de registros.</text:p>
            <text:p text:style-name="P23">1.3.El sistema verifica la validez de los datos.</text:p>
            <text:p text:style-name="P23">1.4.El sistema <text:s/>elimina los registros seleccionados. </text:p>
            <text:p text:style-name="P23">1.5.El sistema muestra un mensaje de operación exitosa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0">Flujos alternativos:</text:p>
          </table:table-cell>
          <table:table-cell table:style-name="Tabla10.B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0">Excepciones</text:p>
          </table:table-cell>
          <table:table-cell table:style-name="Tabla10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0">Incluye:</text:p>
          </table:table-cell>
          <table:table-cell table:style-name="Tabla10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0">prioridad:</text:p>
          </table:table-cell>
          <table:table-cell table:style-name="Tabla10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0">Frecuencia de uso:</text:p>
          </table:table-cell>
          <table:table-cell table:style-name="Tabla10.B2" table:number-columns-spanned="3" office:value-type="string">
            <text:p text:style-name="P19">Aproximadamente 1 vez cada 6 meses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0">Reglas de negocio:</text:p>
          </table:table-cell>
          <table:table-cell table:style-name="Tabla10.B2" table:number-columns-spanned="3" office:value-type="string">
            <text:p text:style-name="P26">RN-24.</text:p>
          </table:table-cell>
          <table:covered-table-cell/>
          <table:covered-table-cell/>
        </table:table-row>
        <text:soft-page-break/>
        <table:table-row>
          <table:table-cell table:style-name="Tabla10.A2" office:value-type="string">
            <text:p text:style-name="P20">Requerimientos Especiales :</text:p>
          </table:table-cell>
          <table:table-cell table:style-name="Tabla10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0">Asunciones:</text:p>
          </table:table-cell>
          <table:table-cell table:style-name="Tabla10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0">Tecnologías</text:p>
          </table:table-cell>
          <table:table-cell table:style-name="Tabla10.B2" table:number-columns-spanned="3" office:value-type="string">
            <text:p text:style-name="P23">Computador con 2 gb de RAM o más, 500 gb de disco duro.</text:p>
          </table:table-cell>
          <table:covered-table-cell/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office:value-type="string">
            <text:p text:style-name="P20">Id caso de uso</text:p>
          </table:table-cell>
          <table:table-cell table:style-name="Tabla11.B1" table:number-columns-spanned="3" office:value-type="string">
            <text:p text:style-name="P19">CU-26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0">Nombre de caso de uso</text:p>
          </table:table-cell>
          <table:table-cell table:style-name="Tabla11.B2" table:number-columns-spanned="3" office:value-type="string">
            <text:p text:style-name="P19">Insertar estimaciones productor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0">Creado por:</text:p>
          </table:table-cell>
          <table:table-cell table:style-name="Tabla11.B2" office:value-type="string">
            <text:p text:style-name="P19">M&amp;R</text:p>
          </table:table-cell>
          <table:table-cell table:style-name="Tabla11.B2" office:value-type="string">
            <text:p text:style-name="P20">última actualización por:</text:p>
          </table:table-cell>
          <table:table-cell table:style-name="Tabla11.B2" office:value-type="string">
            <text:p text:style-name="P19">M&amp;R</text:p>
          </table:table-cell>
        </table:table-row>
        <table:table-row>
          <table:table-cell table:style-name="Tabla11.A2" office:value-type="string">
            <text:p text:style-name="P20">Fecha de creación:</text:p>
          </table:table-cell>
          <table:table-cell table:style-name="Tabla11.B2" office:value-type="string">
            <text:p text:style-name="P19">03/05/2014</text:p>
          </table:table-cell>
          <table:table-cell table:style-name="Tabla11.B2" office:value-type="string">
            <text:p text:style-name="P21">Última fecha de actualización</text:p>
          </table:table-cell>
          <table:table-cell table:style-name="Tabla11.D4" office:value-type="date" office:date-value="2014-06-07">
            <text:p text:style-name="P19">07/06/14</text:p>
          </table:table-cell>
        </table:table-row>
        <table:table-row>
          <table:table-cell table:style-name="Tabla11.A2" office:value-type="string">
            <text:p text:style-name="P20">Actor:</text:p>
          </table:table-cell>
          <table:table-cell table:style-name="Tabla11.B2" table:number-columns-spanned="3" office:value-type="string">
            <text:p text:style-name="P19">Encargado de facturación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0">Descripción:</text:p>
          </table:table-cell>
          <table:table-cell table:style-name="Tabla11.B2" table:number-columns-spanned="3" office:value-type="string">
            <text:p text:style-name="P19">El encargado de facturación es el responsable de llevar a cabo el control en cuanto a las posibles fechas en que un productor puede ofrecer producto para registrar estimaciones el encargado a de ingresar al sistema, dirigirse a la venta de Registrar estimaciones llenar los datos y presionar aceptar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0">Precondiciones:</text:p>
          </table:table-cell>
          <table:table-cell table:style-name="Tabla11.B2" table:number-columns-spanned="3" office:value-type="string">
            <text:p text:style-name="P23">La clave proporcionada por el encargado es correct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0">Postcondiciones:</text:p>
          </table:table-cell>
          <table:table-cell table:style-name="Tabla11.B2" table:number-columns-spanned="3" office:value-type="string">
            <text:p text:style-name="P23"><text:s/>Se hace un registro de diferentes datos para dar seguimiento a un productor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0">Flujo Normal:</text:p>
          </table:table-cell>
          <table:table-cell table:style-name="Tabla11.B2" table:number-columns-spanned="3" office:value-type="string">
            <text:p text:style-name="P22">1 Insertar estimaciones productor</text:p>
            <text:p text:style-name="P19">1.1.El encargado de facturación se dirige a la opción de agregar registro estimación productor.</text:p>
            <text:p text:style-name="P23">1.2.El encargado de facturación introduce la información requerida en los campos (Fecha,NombreFinca,lote,block,sección,DNIproductor,forza,sema<text:soft-page-break/>naCosecha).</text:p>
            <text:p text:style-name="P23">1.3.El sistema verifica la validez de los datos.</text:p>
            <text:p text:style-name="P23">1.4.El sistema guarda el registro con la información. </text:p>
            <text:p text:style-name="P23">1.5.El sistema muestra un mensaje de operación exitos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0">Flujos alternativos:</text:p>
          </table:table-cell>
          <table:table-cell table:style-name="Tabla11.B2" table:number-columns-spanned="3" office:value-type="string">
            <text:p text:style-name="P19">1.3 Ya existe registro de estimación de productor dicha fecha.</text:p>
            <text:p text:style-name="P19">1.3.1 El sistema cancela la operación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0">Excepciones</text:p>
          </table:table-cell>
          <table:table-cell table:style-name="Tabla11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0">Incluye:</text:p>
          </table:table-cell>
          <table:table-cell table:style-name="Tabla11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0">prioridad:</text:p>
          </table:table-cell>
          <table:table-cell table:style-name="Tabla11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0">Frecuencia de uso:</text:p>
          </table:table-cell>
          <table:table-cell table:style-name="Tabla11.B2" table:number-columns-spanned="3" office:value-type="string">
            <text:p text:style-name="P19">Aproximadamente cada media hor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0">Reglas de negocio:</text:p>
          </table:table-cell>
          <table:table-cell table:style-name="Tabla11.B2" table:number-columns-spanned="3" office:value-type="string">
            <text:p text:style-name="P26">RN-01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0">Requerimientos Especiales :</text:p>
          </table:table-cell>
          <table:table-cell table:style-name="Tabla11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0">Asunciones:</text:p>
          </table:table-cell>
          <table:table-cell table:style-name="Tabla11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0">Tecnologías</text:p>
          </table:table-cell>
          <table:table-cell table:style-name="Tabla11.B2" table:number-columns-spanned="3" office:value-type="string">
            <text:p text:style-name="P23">Computador con 2 gb de RAM o más, 500 gb de disco duro.</text:p>
          </table:table-cell>
          <table:covered-table-cell/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>
          <table:table-cell table:style-name="Tabla13.A1" office:value-type="string">
            <text:p text:style-name="P20">Id caso de uso</text:p>
          </table:table-cell>
          <table:table-cell table:style-name="Tabla13.B1" table:number-columns-spanned="3" office:value-type="string">
            <text:p text:style-name="P19">CU-27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0">Nombre de caso de uso</text:p>
          </table:table-cell>
          <table:table-cell table:style-name="Tabla13.B2" table:number-columns-spanned="3" office:value-type="string">
            <text:p text:style-name="P19">Modificar estimaciones productor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0">Creado por:</text:p>
          </table:table-cell>
          <table:table-cell table:style-name="Tabla13.B2" office:value-type="string">
            <text:p text:style-name="P19">M&amp;R</text:p>
          </table:table-cell>
          <table:table-cell table:style-name="Tabla13.B2" office:value-type="string">
            <text:p text:style-name="P20">última actualización por:</text:p>
          </table:table-cell>
          <table:table-cell table:style-name="Tabla13.B2" office:value-type="string">
            <text:p text:style-name="P19">M&amp;R</text:p>
          </table:table-cell>
        </table:table-row>
        <table:table-row>
          <table:table-cell table:style-name="Tabla13.A2" office:value-type="string">
            <text:p text:style-name="P20">Fecha de creación:</text:p>
          </table:table-cell>
          <table:table-cell table:style-name="Tabla13.B2" office:value-type="string">
            <text:p text:style-name="P19">03/05/2014</text:p>
          </table:table-cell>
          <table:table-cell table:style-name="Tabla13.B2" office:value-type="string">
            <text:p text:style-name="P21">Última fecha de <text:soft-page-break/>actualización</text:p>
          </table:table-cell>
          <table:table-cell table:style-name="Tabla13.D4" office:value-type="date" office:date-value="2014-06-07">
            <text:p text:style-name="P19">07/06/14</text:p>
          </table:table-cell>
        </table:table-row>
        <table:table-row>
          <table:table-cell table:style-name="Tabla13.A2" office:value-type="string">
            <text:p text:style-name="P20">Actor:</text:p>
          </table:table-cell>
          <table:table-cell table:style-name="Tabla13.B2" table:number-columns-spanned="3" office:value-type="string">
            <text:p text:style-name="P19">Encargado de facturación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0">Descripción:</text:p>
          </table:table-cell>
          <table:table-cell table:style-name="Tabla13.B2" table:number-columns-spanned="3" office:value-type="string">
            <text:p text:style-name="P19">El encargado de facturación es el responsable de modificar registros de estimación de productor para lo cual debe de ingresar al sistema, dirigirse a la venta de modificar estimaciones llenar la información correspondiente y presionar aceptar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0">Precondiciones:</text:p>
          </table:table-cell>
          <table:table-cell table:style-name="Tabla13.B2" table:number-columns-spanned="3" office:value-type="string">
            <text:p text:style-name="P23">La clave proporcionada por el encargado es correcta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0">Postcondiciones:</text:p>
          </table:table-cell>
          <table:table-cell table:style-name="Tabla13.B2" table:number-columns-spanned="3" office:value-type="string">
            <text:p text:style-name="P23"><text:s/>Se hace la modificación de registro de estimación de productor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0">Flujo Normal:</text:p>
          </table:table-cell>
          <table:table-cell table:style-name="Tabla13.B2" table:number-columns-spanned="3" office:value-type="string">
            <text:p text:style-name="P22">1 Modificar estimaciones productor</text:p>
            <text:p text:style-name="P19">1.1.El encargado de facturación <text:s/>se dirige a la opción de modificar registro estimación productor.</text:p>
            <text:p text:style-name="P23">1.2.El encargado de facturación hace la búsqueda del registro a modificar por medio de la fecha y DNI del productor para realizar la modificación correspondiente a ese registro.</text:p>
            <text:p text:style-name="P23">1.3.El sistema verifica la validez de los datos.</text:p>
            <text:p text:style-name="P23">1.4.El sistema guarda la actualización del registro. </text:p>
            <text:p text:style-name="P23">1.5.El sistema muestra un mensaje de operación exitosa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0">Flujos alternativos:</text:p>
          </table:table-cell>
          <table:table-cell table:style-name="Tabla13.B2" table:number-columns-spanned="3" office:value-type="string">
            <text:p text:style-name="P19">1.3 No existe el registro de estimación <text:s/>a modificar.</text:p>
            <text:p text:style-name="P19">1.3.1 El sistema cancela la operación. 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0">Excepciones</text:p>
          </table:table-cell>
          <table:table-cell table:style-name="Tabla13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0">Incluye:</text:p>
          </table:table-cell>
          <table:table-cell table:style-name="Tabla13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0">prioridad:</text:p>
          </table:table-cell>
          <table:table-cell table:style-name="Tabla13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0">Frecuencia de uso:</text:p>
          </table:table-cell>
          <table:table-cell table:style-name="Tabla13.B2" table:number-columns-spanned="3" office:value-type="string">
            <text:p text:style-name="P19">Aproximadamente cada semana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0">Reglas de negocio:</text:p>
          </table:table-cell>
          <table:table-cell table:style-name="Tabla13.B2" table:number-columns-spanned="3" office:value-type="string">
            <text:p text:style-name="P26">RN-01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0">Requerimientos Especiales :</text:p>
          </table:table-cell>
          <table:table-cell table:style-name="Tabla13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0">Asunciones:</text:p>
          </table:table-cell>
          <table:table-cell table:style-name="Tabla13.B2" table:number-columns-spanned="3" office:value-type="string">
            <text:p text:style-name="P23">1.El encargado está capacitado para el manejo de la aplicación.<text:soft-page-break/>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0">Tecnologías</text:p>
          </table:table-cell>
          <table:table-cell table:style-name="Tabla13.B2" table:number-columns-spanned="3" office:value-type="string">
            <text:p text:style-name="P23">Computador con 2 gb de RAM o más, 500 gb de disco duro.</text:p>
          </table:table-cell>
          <table:covered-table-cell/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>
          <table:table-cell table:style-name="Tabla12.A1" office:value-type="string">
            <text:p text:style-name="P20">Id caso de uso</text:p>
          </table:table-cell>
          <table:table-cell table:style-name="Tabla12.B1" table:number-columns-spanned="3" office:value-type="string">
            <text:p text:style-name="P19">CU-28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0">Nombre de caso de uso</text:p>
          </table:table-cell>
          <table:table-cell table:style-name="Tabla12.B2" table:number-columns-spanned="3" office:value-type="string">
            <text:p text:style-name="P19">Eliminar estimaciones productor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0">Creado por:</text:p>
          </table:table-cell>
          <table:table-cell table:style-name="Tabla12.B2" office:value-type="string">
            <text:p text:style-name="P19">M&amp;R</text:p>
          </table:table-cell>
          <table:table-cell table:style-name="Tabla12.B2" office:value-type="string">
            <text:p text:style-name="P20">última actualización por:</text:p>
          </table:table-cell>
          <table:table-cell table:style-name="Tabla12.B2" office:value-type="string">
            <text:p text:style-name="P19">M&amp;R</text:p>
          </table:table-cell>
        </table:table-row>
        <table:table-row>
          <table:table-cell table:style-name="Tabla12.A2" office:value-type="string">
            <text:p text:style-name="P20">Fecha de creación:</text:p>
          </table:table-cell>
          <table:table-cell table:style-name="Tabla12.B2" office:value-type="string">
            <text:p text:style-name="P19">03/05/2014</text:p>
          </table:table-cell>
          <table:table-cell table:style-name="Tabla12.B2" office:value-type="string">
            <text:p text:style-name="P21">Última fecha de actualización</text:p>
          </table:table-cell>
          <table:table-cell table:style-name="Tabla12.D4" office:value-type="date" office:date-value="2014-06-07">
            <text:p text:style-name="P19">07/06/14</text:p>
          </table:table-cell>
        </table:table-row>
        <table:table-row>
          <table:table-cell table:style-name="Tabla12.A2" office:value-type="string">
            <text:p text:style-name="P20">Actor:</text:p>
          </table:table-cell>
          <table:table-cell table:style-name="Tabla12.B2" table:number-columns-spanned="3" office:value-type="string">
            <text:p text:style-name="P19">Encargado de factur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0">Descripción:</text:p>
          </table:table-cell>
          <table:table-cell table:style-name="Tabla12.B2" table:number-columns-spanned="3" office:value-type="string">
            <text:p text:style-name="P19">El encargado de facturación es el responsable de eliminar registros de estimación de productor para esto debe de ingresar al sistema, dirigirse a la ventana de eliminar estimaciones ingresa los datos correspondientes y presiona aceptar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0">Precondiciones:</text:p>
          </table:table-cell>
          <table:table-cell table:style-name="Tabla12.B2" table:number-columns-spanned="3" office:value-type="string">
            <text:p text:style-name="P23">La clave proporcionada por el encargado es correct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0">Postcondiciones:</text:p>
          </table:table-cell>
          <table:table-cell table:style-name="Tabla12.B2" table:number-columns-spanned="3" office:value-type="string">
            <text:p text:style-name="P23"><text:s/>Se hace la eliminación de registro de estimación de productor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0">Flujo Normal:</text:p>
          </table:table-cell>
          <table:table-cell table:style-name="Tabla12.B2" table:number-columns-spanned="3" office:value-type="string">
            <text:p text:style-name="P22">1 Eliminar estimaciones productor</text:p>
            <text:p text:style-name="P19">1.1.El encargado de facturación se dirige a la opción de modificar registro estimación productor.</text:p>
            <text:p text:style-name="P23">1.2.El encargado de facturación hace la eliminación del registro por medio de la fecha de registro.</text:p>
            <text:p text:style-name="P23">1.3.El sistema verifica la validez de los datos.</text:p>
            <text:p text:style-name="P23">1.4.El sistema elimina el registro. </text:p>
            <text:p text:style-name="P23"><text:soft-page-break/>1.5.El sistema muestra un mensaje de operación exitos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0">Flujos alternativos:</text:p>
          </table:table-cell>
          <table:table-cell table:style-name="Tabla12.B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0">Excepciones</text:p>
          </table:table-cell>
          <table:table-cell table:style-name="Tabla12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0">Incluye:</text:p>
          </table:table-cell>
          <table:table-cell table:style-name="Tabla12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0">prioridad:</text:p>
          </table:table-cell>
          <table:table-cell table:style-name="Tabla12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0">Frecuencia de uso:</text:p>
          </table:table-cell>
          <table:table-cell table:style-name="Tabla12.B2" table:number-columns-spanned="3" office:value-type="string">
            <text:p text:style-name="P19">Aproximadamente cada seman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0">Reglas de negocio:</text:p>
          </table:table-cell>
          <table:table-cell table:style-name="Tabla12.B2" table:number-columns-spanned="3" office:value-type="string">
            <text:p text:style-name="P26">RN-01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0">Requerimientos Especiales :</text:p>
          </table:table-cell>
          <table:table-cell table:style-name="Tabla12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0">Asunciones:</text:p>
          </table:table-cell>
          <table:table-cell table:style-name="Tabla12.B2" table:number-columns-spanned="3" office:value-type="string">
            <text:p text:style-name="P23">1.El encargado está capacitado para el uso de la aplicación.</text:p>
            <text:p text:style-name="P23">2.Los componentes de la aplicación están funcionando bien(conexión a base de datos y los diferentes componentes de hardware)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0">Tecnologías</text:p>
          </table:table-cell>
          <table:table-cell table:style-name="Tabla12.B2" table:number-columns-spanned="3" office:value-type="string">
            <text:p text:style-name="P23">Computador con 2 gb de RAM o más, 500 gb de disco duro.</text:p>
          </table:table-cell>
          <table:covered-table-cell/>
          <table:covered-table-cell/>
        </table:table-row>
      </table:table>
      <text:p text:style-name="P6"/>
      <text:p text:style-name="P6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20">Id caso de uso</text:p>
          </table:table-cell>
          <table:table-cell table:style-name="Tabla2.B1" table:number-columns-spanned="3" office:value-type="string">
            <text:p text:style-name="P19">CU-29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0">Nombre de caso de uso</text:p>
          </table:table-cell>
          <table:table-cell table:style-name="Tabla2.B2" table:number-columns-spanned="3" office:value-type="string">
            <text:p text:style-name="P19">Registrar información de palet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0">Creado por:</text:p>
          </table:table-cell>
          <table:table-cell table:style-name="Tabla2.B2" office:value-type="string">
            <text:p text:style-name="P19">03/05/2014</text:p>
          </table:table-cell>
          <table:table-cell table:style-name="Tabla2.B2" office:value-type="string">
            <text:p text:style-name="P20">última actualización por:</text:p>
          </table:table-cell>
          <table:table-cell table:style-name="Tabla2.B2" office:value-type="string">
            <text:p text:style-name="P19">M&amp;R</text:p>
          </table:table-cell>
        </table:table-row>
        <table:table-row>
          <table:table-cell table:style-name="Tabla2.A2" office:value-type="string">
            <text:p text:style-name="P20">Fecha de creación:</text:p>
          </table:table-cell>
          <table:table-cell table:style-name="Tabla2.B2" office:value-type="string">
            <text:p text:style-name="P19">M&amp;R</text:p>
          </table:table-cell>
          <table:table-cell table:style-name="Tabla2.B2" office:value-type="string">
            <text:p text:style-name="P21">Última fecha de actualización</text:p>
          </table:table-cell>
          <table:table-cell table:style-name="Tabla2.D4" office:value-type="date" office:date-value="2014-06-07">
            <text:p text:style-name="P19">07/06/14</text:p>
          </table:table-cell>
        </table:table-row>
        <table:table-row>
          <table:table-cell table:style-name="Tabla2.A2" office:value-type="string">
            <text:p text:style-name="P20">Actor:</text:p>
          </table:table-cell>
          <table:table-cell table:style-name="Tabla2.B2" table:number-columns-spanned="3" office:value-type="string">
            <text:p text:style-name="P19">Encargado de logístic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0">Descripción:</text:p>
          </table:table-cell>
          <table:table-cell table:style-name="Tabla2.B2" table:number-columns-spanned="3" office:value-type="string">
            <text:p text:style-name="P19">El encargado de logística es el responsable de llevar a cabo el registro de la información correspondiente a <text:s/>las diferentes paletas, para ello se debe dirigir al apartado de registrar nueva paleta, luego rellenar los campos, presionar aceptar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0">Precondiciones:</text:p>
          </table:table-cell>
          <table:table-cell table:style-name="Tabla2.B2" table:number-columns-spanned="3" office:value-type="string">
            <text:p text:style-name="P23">La clave proporcionada por el encargado es correcta.</text:p>
          </table:table-cell>
          <table:covered-table-cell/>
          <table:covered-table-cell/>
        </table:table-row>
        <text:soft-page-break/>
        <table:table-row>
          <table:table-cell table:style-name="Tabla2.A2" office:value-type="string">
            <text:p text:style-name="P20">Postcondiciones:</text:p>
          </table:table-cell>
          <table:table-cell table:style-name="Tabla2.B2" table:number-columns-spanned="3" office:value-type="string">
            <text:p text:style-name="P23"><text:s/>Se hace el registro de la información de las paletas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0">Flujo Normal:</text:p>
          </table:table-cell>
          <table:table-cell table:style-name="Tabla2.B2" table:number-columns-spanned="3" office:value-type="string">
            <text:p text:style-name="P22">1 Registrar información de paleta</text:p>
            <text:p text:style-name="P19">1.1 El encargado de logística <text:s/>introduce la clave para acceder a las funciones de la aplicación.</text:p>
            <text:p text:style-name="P23">1.2 El encargado de logística se <text:s/>dirige a la opción de ingresar registro de paleta.</text:p>
            <text:p text:style-name="P23">1.3 El encargado de logística introduce la información de la paleta en los campos(IDpaleta,fecha,totalCajas,TamañoFruta,marcaCaja).</text:p>
            <text:p text:style-name="P23">1.4 El sistema verifica la validez de los datos.</text:p>
            <text:p text:style-name="P23">1.5 El sistema <text:s/>hace el registro de la paleta. 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0">Flujos alternativos:</text:p>
          </table:table-cell>
          <table:table-cell table:style-name="Tabla2.B2" table:number-columns-spanned="3" office:value-type="string">
            <text:p text:style-name="P19">1.4 Los datos proporcionados ya están registrados</text:p>
            <text:p text:style-name="P19">1.4.1 el sistema cancela la operación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0">Excepciones</text:p>
          </table:table-cell>
          <table:table-cell table:style-name="Tabla2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0">Incluye:</text:p>
          </table:table-cell>
          <table:table-cell table:style-name="Tabla2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0">prioridad:</text:p>
          </table:table-cell>
          <table:table-cell table:style-name="Tabla2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0">Frecuencia de uso:</text:p>
          </table:table-cell>
          <table:table-cell table:style-name="Tabla2.B2" table:number-columns-spanned="3" office:value-type="string">
            <text:p text:style-name="P19">Aproximadamente cada seman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0">Reglas de negocio:</text:p>
          </table:table-cell>
          <table:table-cell table:style-name="Tabla2.B2" table:number-columns-spanned="3" office:value-type="string">
            <text:p text:style-name="P26">RN-19, RN-24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0">Requerimientos Especiales :</text:p>
          </table:table-cell>
          <table:table-cell table:style-name="Tabla2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0">Asunciones:</text:p>
          </table:table-cell>
          <table:table-cell table:style-name="Tabla2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0">Tecnologías</text:p>
          </table:table-cell>
          <table:table-cell table:style-name="Tabla2.B2" table:number-columns-spanned="3" office:value-type="string">
            <text:p text:style-name="P23">Computador con 2 gb de RAM o más, 500 gb de disco duro.</text:p>
          </table:table-cell>
          <table:covered-table-cell/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office:value-type="string">
            <text:p text:style-name="P20">Id caso de uso</text:p>
          </table:table-cell>
          <table:table-cell table:style-name="Tabla14.B1" table:number-columns-spanned="3" office:value-type="string">
            <text:p text:style-name="P19">CU-30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0">Nombre de caso de uso</text:p>
          </table:table-cell>
          <table:table-cell table:style-name="Tabla14.B2" table:number-columns-spanned="3" office:value-type="string">
            <text:p text:style-name="P19">modificar información de paleta.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0">Creado por:</text:p>
          </table:table-cell>
          <table:table-cell table:style-name="Tabla14.B2" office:value-type="string">
            <text:p text:style-name="P19">M&amp;R</text:p>
          </table:table-cell>
          <table:table-cell table:style-name="Tabla14.B2" office:value-type="string">
            <text:p text:style-name="P20">última actualización por:</text:p>
          </table:table-cell>
          <table:table-cell table:style-name="Tabla14.B2" office:value-type="string">
            <text:p text:style-name="P19">M&amp;R</text:p>
          </table:table-cell>
        </table:table-row>
        <table:table-row>
          <table:table-cell table:style-name="Tabla14.A2" office:value-type="string">
            <text:p text:style-name="P20">Fecha de creación:</text:p>
          </table:table-cell>
          <table:table-cell table:style-name="Tabla14.B2" office:value-type="string">
            <text:p text:style-name="P19">03/05/2014</text:p>
          </table:table-cell>
          <table:table-cell table:style-name="Tabla14.B2" office:value-type="string">
            <text:p text:style-name="P21">Última fecha de actualización</text:p>
          </table:table-cell>
          <table:table-cell table:style-name="Tabla14.D4" office:value-type="date" office:date-value="2014-06-07">
            <text:p text:style-name="P19">07/06/14</text:p>
          </table:table-cell>
        </table:table-row>
        <table:table-row>
          <table:table-cell table:style-name="Tabla14.A2" office:value-type="string">
            <text:p text:style-name="P20">Actor:</text:p>
          </table:table-cell>
          <table:table-cell table:style-name="Tabla14.B2" table:number-columns-spanned="3" office:value-type="string">
            <text:p text:style-name="P19">Encargado de logística.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0">Descripción:</text:p>
          </table:table-cell>
          <table:table-cell table:style-name="Tabla14.B2" table:number-columns-spanned="3" office:value-type="string">
            <text:p text:style-name="P19">El encargado es el responsable de modificar la información del registro correspondiente a <text:s/>las diferentes paletas, esta operación requiere que el encargado de logística se dirija a la opción de modificar información de paleta y realizar la búsqueda del registro para que se desplieguen los datos y realizar las modificaciones necesarias.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0">Precondiciones:</text:p>
          </table:table-cell>
          <table:table-cell table:style-name="Tabla14.B2" table:number-columns-spanned="3" office:value-type="string">
            <text:p text:style-name="P23">La clave proporcionada por el encargado es correcta.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0">Postcondiciones:</text:p>
          </table:table-cell>
          <table:table-cell table:style-name="Tabla14.B2" table:number-columns-spanned="3" office:value-type="string">
            <text:p text:style-name="P23"><text:s/>Se hace la modificación de la información de las paletas.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0">Flujo Normal:</text:p>
          </table:table-cell>
          <table:table-cell table:style-name="Tabla14.B2" table:number-columns-spanned="3" office:value-type="string">
            <text:p text:style-name="P19"><text:span text:style-name="T2">1 </text:span><text:span text:style-name="T2">Modificación información de paleta</text:span></text:p>
            <text:p text:style-name="P19">1.1 El encargado de introduce la clave para acceder a las funciones de la aplicación.</text:p>
            <text:p text:style-name="P23">1.2 El encargado de logística se dirige a la opción de modificar registro de paleta.</text:p>
            <text:p text:style-name="P23">1.3 El encargado de logística introduce la fecha y código de la paleta para realizar la búsqueda del registro.</text:p>
            <text:p text:style-name="P23">1.4 El encargado de logística modifica los datos necesarios de la paleta.</text:p>
            <text:p text:style-name="P23">1.5 El sistema concreta la modificación de la información del registro de la paleta. 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0">Flujos alternativos:</text:p>
          </table:table-cell>
          <table:table-cell table:style-name="Tabla14.B2" table:number-columns-spanned="3" office:value-type="string">
            <text:p text:style-name="P19">1.3 El resultado de la búsqueda del registro de la paleta no existe.</text:p>
            <text:p text:style-name="P19">1.3.1 El sistema cancela la operación.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0">Excepciones</text:p>
          </table:table-cell>
          <table:table-cell table:style-name="Tabla14.B2" table:number-columns-spanned="3" office:value-type="string">
            <text:p text:style-name="P19">ninguna</text:p>
          </table:table-cell>
          <table:covered-table-cell/>
          <table:covered-table-cell/>
        </table:table-row>
        <text:soft-page-break/>
        <table:table-row>
          <table:table-cell table:style-name="Tabla14.A2" office:value-type="string">
            <text:p text:style-name="P20">Incluye:</text:p>
          </table:table-cell>
          <table:table-cell table:style-name="Tabla14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0">prioridad:</text:p>
          </table:table-cell>
          <table:table-cell table:style-name="Tabla14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0">Frecuencia de uso:</text:p>
          </table:table-cell>
          <table:table-cell table:style-name="Tabla14.B2" table:number-columns-spanned="3" office:value-type="string">
            <text:p text:style-name="P19">Aproximadamente cada media hora.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0">Reglas de negocio:</text:p>
          </table:table-cell>
          <table:table-cell table:style-name="Tabla14.B2" table:number-columns-spanned="3" office:value-type="string">
            <text:p text:style-name="P26">RN-19, RN-24.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0">Requerimientos Especiales :</text:p>
          </table:table-cell>
          <table:table-cell table:style-name="Tabla14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0">Asunciones:</text:p>
          </table:table-cell>
          <table:table-cell table:style-name="Tabla14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0">Tecnologías</text:p>
          </table:table-cell>
          <table:table-cell table:style-name="Tabla14.B2" table:number-columns-spanned="3" office:value-type="string">
            <text:p text:style-name="P23">Computador con 2 gb de RAM o más, 500 gb de disco duro.</text:p>
          </table:table-cell>
          <table:covered-table-cell/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office:value-type="string">
            <text:p text:style-name="P20">Id caso de uso</text:p>
          </table:table-cell>
          <table:table-cell table:style-name="Tabla15.B1" table:number-columns-spanned="3" office:value-type="string">
            <text:p text:style-name="P19">CU-31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0">Nombre de caso de uso</text:p>
          </table:table-cell>
          <table:table-cell table:style-name="Tabla15.B2" table:number-columns-spanned="3" office:value-type="string">
            <text:p text:style-name="P19">Eliminar registro de paleta.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0">Creado por:</text:p>
          </table:table-cell>
          <table:table-cell table:style-name="Tabla15.B2" office:value-type="string">
            <text:p text:style-name="P19">M&amp;R</text:p>
          </table:table-cell>
          <table:table-cell table:style-name="Tabla15.B2" office:value-type="string">
            <text:p text:style-name="P20">última actualización por:</text:p>
          </table:table-cell>
          <table:table-cell table:style-name="Tabla15.B2" office:value-type="string">
            <text:p text:style-name="P19">M&amp;R</text:p>
          </table:table-cell>
        </table:table-row>
        <table:table-row>
          <table:table-cell table:style-name="Tabla15.A2" office:value-type="string">
            <text:p text:style-name="P20">Fecha de creación:</text:p>
          </table:table-cell>
          <table:table-cell table:style-name="Tabla15.B2" office:value-type="string">
            <text:p text:style-name="P19">03/05/2014</text:p>
          </table:table-cell>
          <table:table-cell table:style-name="Tabla15.B2" office:value-type="string">
            <text:p text:style-name="P21">Última fecha de actualización</text:p>
          </table:table-cell>
          <table:table-cell table:style-name="Tabla15.D4" office:value-type="date" office:date-value="2014-06-07">
            <text:p text:style-name="P19">07/06/14</text:p>
          </table:table-cell>
        </table:table-row>
        <table:table-row>
          <table:table-cell table:style-name="Tabla15.A2" office:value-type="string">
            <text:p text:style-name="P20">Actor:</text:p>
          </table:table-cell>
          <table:table-cell table:style-name="Tabla15.B2" table:number-columns-spanned="3" office:value-type="string">
            <text:p text:style-name="P19">Encargado de logística.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0">Descripción:</text:p>
          </table:table-cell>
          <table:table-cell table:style-name="Tabla15.B2" table:number-columns-spanned="3" office:value-type="string">
            <text:p text:style-name="P19">El encargado de logística es el responsable de eliminar registros correspondientes a paletas, para esto debe dirigirse a la opción <text:s/>de eliminar registros de paletas, luego rellenar los campos con las fechas inicial y final para eliminar dichos registros, posteriormente presionar aceptar.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0">Precondiciones:</text:p>
          </table:table-cell>
          <table:table-cell table:style-name="Tabla15.B2" table:number-columns-spanned="3" office:value-type="string">
            <text:p text:style-name="P23">La clave proporcionada por el encargado es correcta.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0">Postcondiciones:</text:p>
          </table:table-cell>
          <table:table-cell table:style-name="Tabla15.B2" table:number-columns-spanned="3" office:value-type="string">
            <text:p text:style-name="P23"><text:s/>Se hace la eliminación de los registros de paletas.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0">Flujo Normal:</text:p>
          </table:table-cell>
          <table:table-cell table:style-name="Tabla15.B2" table:number-columns-spanned="3" office:value-type="string">
            <text:p text:style-name="P19"><text:span text:style-name="T2">1 </text:span><text:span text:style-name="T2">Eliminación de registro de paleta</text:span></text:p>
            <text:p text:style-name="P19"><text:soft-page-break/>1.1 El encargado de logística introduce la clave para acceder a las funciones de la aplicación.</text:p>
            <text:p text:style-name="P23">1.2 El encargado de logística se dirige a la opción de eliminar registro de paletas.</text:p>
            <text:p text:style-name="P23">1.3 El encargado de logística introduce la fecha inicial y final para eliminar los registros.</text:p>
            <text:p text:style-name="P23">1.4 El encargado de logística presiona aceptar.</text:p>
            <text:p text:style-name="P23">1.5 El sistema elimina los registros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0">Flujos alternativos:</text:p>
          </table:table-cell>
          <table:table-cell table:style-name="Tabla15.B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0">Excepciones</text:p>
          </table:table-cell>
          <table:table-cell table:style-name="Tabla15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0">Incluye:</text:p>
          </table:table-cell>
          <table:table-cell table:style-name="Tabla15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0">prioridad:</text:p>
          </table:table-cell>
          <table:table-cell table:style-name="Tabla15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0">Frecuencia de uso:</text:p>
          </table:table-cell>
          <table:table-cell table:style-name="Tabla15.B2" table:number-columns-spanned="3" office:value-type="string">
            <text:p text:style-name="P19">Aproximadamente cada media hora.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0">Reglas de negocio:</text:p>
          </table:table-cell>
          <table:table-cell table:style-name="Tabla15.B2" table:number-columns-spanned="3" office:value-type="string">
            <text:p text:style-name="P26">RN-19, RN-24.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0">Requerimientos Especiales :</text:p>
          </table:table-cell>
          <table:table-cell table:style-name="Tabla15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0">Asunciones:</text:p>
          </table:table-cell>
          <table:table-cell table:style-name="Tabla15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0">Tecnologías</text:p>
          </table:table-cell>
          <table:table-cell table:style-name="Tabla15.B2" table:number-columns-spanned="3" office:value-type="string">
            <text:p text:style-name="P23">Computador con 2 gb de RAM o más, 500 gb de disco duro.</text:p>
          </table:table-cell>
          <table:covered-table-cell/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>
          <table:table-cell table:style-name="Tabla16.A1" office:value-type="string">
            <text:p text:style-name="P20">Id caso de uso</text:p>
          </table:table-cell>
          <table:table-cell table:style-name="Tabla16.B1" table:number-columns-spanned="3" office:value-type="string">
            <text:p text:style-name="P19"><text:s text:c="3"/>CU-32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0">Nombre de caso de uso</text:p>
          </table:table-cell>
          <table:table-cell table:style-name="Tabla16.B2" table:number-columns-spanned="3" office:value-type="string">
            <text:p text:style-name="P19">Modificar Contraseña Usuario<text:soft-page-break/>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0">Creado por</text:p>
          </table:table-cell>
          <table:table-cell table:style-name="Tabla16.B2" office:value-type="string">
            <text:p text:style-name="P19">M&amp;R</text:p>
          </table:table-cell>
          <table:table-cell table:style-name="Tabla16.B2" office:value-type="string">
            <text:p text:style-name="P20">última actualización por:</text:p>
          </table:table-cell>
          <table:table-cell table:style-name="Tabla16.B2" office:value-type="string">
            <text:p text:style-name="P19">M&amp;R</text:p>
          </table:table-cell>
        </table:table-row>
        <table:table-row>
          <table:table-cell table:style-name="Tabla16.A2" office:value-type="string">
            <text:p text:style-name="P20">Fecha de creación:</text:p>
          </table:table-cell>
          <table:table-cell table:style-name="Tabla16.B2" office:value-type="string">
            <text:p text:style-name="P19"/>
          </table:table-cell>
          <table:table-cell table:style-name="Tabla16.B2" office:value-type="string">
            <text:p text:style-name="P20">Última fecha de actualización</text:p>
          </table:table-cell>
          <table:table-cell table:style-name="Tabla16.D4" office:value-type="date" office:date-value="2014-06-07">
            <text:p text:style-name="P19">07/06/14</text:p>
          </table:table-cell>
        </table:table-row>
        <table:table-row>
          <table:table-cell table:style-name="Tabla16.A2" office:value-type="string">
            <text:p text:style-name="P20">Actor:</text:p>
          </table:table-cell>
          <table:table-cell table:style-name="Tabla16.B2" table:number-columns-spanned="3" office:value-type="string">
            <text:p text:style-name="P19">Encargado General.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0">Descripción:</text:p>
          </table:table-cell>
          <table:table-cell table:style-name="Tabla16.B2" table:number-columns-spanned="3" office:value-type="string">
            <text:p text:style-name="P19">M&amp;R <text:s/>genera las contraseñas a los distintos encargados para su primer uso, las mismas solo el encargado general podrá modificar, serán entregadas en forma impresa al gerente de la empresa.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0">Precondiciones:</text:p>
          </table:table-cell>
          <table:table-cell table:style-name="Tabla16.B2" table:number-columns-spanned="3" office:value-type="string">
            <text:p text:style-name="P23"><text:s/>La clave digitada por el encargado es correcta.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0">Postcondiciones:</text:p>
          </table:table-cell>
          <table:table-cell table:style-name="Tabla16.B2" table:number-columns-spanned="3" office:value-type="string">
            <text:p text:style-name="P23"><text:s/>Se modifica la información del cliente de la base de datos.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0">Flujo Normal:</text:p>
          </table:table-cell>
          <table:table-cell table:style-name="Tabla16.B2" table:number-columns-spanned="3" office:value-type="string">
            <text:p text:style-name="P22">1 Modificar <text:s/>Contraseña Usuario</text:p>
            <text:p text:style-name="P23">1.1 El encargado introduce la clave para acceder a las funciones de la aplicación.</text:p>
            <text:p text:style-name="P23">1.2 El encargado general se dirige a la opción de modificar contraseña de usuarios.</text:p>
            <text:p text:style-name="P23">1.3 El encargado general rellena los campos con la información requerida(NombreEncargado).</text:p>
            <text:p text:style-name="P23">1.4 El sistema verifica que <text:s/>existe el <text:span text:style-name="T1">encargado</text:span>.</text:p>
            <text:p text:style-name="P23">1.5 el encargado general presiona aceptar y <text:s/>se modifica <text:s/>el encargado seleccionado <text:s/>en la base de datos.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0">Flujos alternativos:</text:p>
          </table:table-cell>
          <table:table-cell table:style-name="Tabla16.B2" table:number-columns-spanned="3" office:value-type="string">
            <text:p text:style-name="P19"><text:s/>1.4 El encargado <text:s/>no existe.</text:p>
            <text:p text:style-name="P19"><text:s/>1.4.1 El sistema muestra un mensaje de que el encargado <text:s/>no <text:s/>existe.</text:p>
            <text:p text:style-name="P19"><text:s/>1.4.2 El sistema cancela la operación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0">Excepciones:</text:p>
          </table:table-cell>
          <table:table-cell table:style-name="Tabla16.B2" table:number-columns-spanned="3" office:value-type="string">
            <text:p text:style-name="P19">ninguna</text:p>
            <text:p text:style-name="P19"/>
            <text:p text:style-name="P24"/>
            <text:p text:style-name="P24"><text:soft-page-break/>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0">Incluye:</text:p>
          </table:table-cell>
          <table:table-cell table:style-name="Tabla16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0">prioridad:</text:p>
          </table:table-cell>
          <table:table-cell table:style-name="Tabla16.B2" table:number-columns-spanned="3" office:value-type="string">
            <text:p text:style-name="P19">normal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0">Frecuencia de uso:</text:p>
          </table:table-cell>
          <table:table-cell table:style-name="Tabla16.B2" table:number-columns-spanned="3" office:value-type="string">
            <text:p text:style-name="P19">Aproximadamente una vez al año.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0">Reglas de negocio:</text:p>
          </table:table-cell>
          <table:table-cell table:style-name="Tabla16.B2" table:number-columns-spanned="3" office:value-type="string">
            <text:p text:style-name="P25"/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0">Requerimientos Especiales :</text:p>
          </table:table-cell>
          <table:table-cell table:style-name="Tabla16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0">Asunciones:</text:p>
          </table:table-cell>
          <table:table-cell table:style-name="Tabla16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0">Tecnologías</text:p>
          </table:table-cell>
          <table:table-cell table:style-name="Tabla16.B2" table:number-columns-spanned="3" office:value-type="string">
            <text:p text:style-name="P23">Computador con 2 o mas de RAM, 1Terabyte o más de Disco Duro, Procesador de mas de 2.9 Ghz.</text:p>
          </table:table-cell>
          <table:covered-table-cell/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>
          <table:table-cell table:style-name="Tabla34.A1" office:value-type="string">
            <text:p text:style-name="P20">Id caso de uso</text:p>
          </table:table-cell>
          <table:table-cell table:style-name="Tabla34.B1" table:number-columns-spanned="3" office:value-type="string">
            <text:p text:style-name="P19"><text:s text:c="3"/>CU-33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20">Nombre de caso de uso</text:p>
          </table:table-cell>
          <table:table-cell table:style-name="Tabla34.B2" table:number-columns-spanned="3" office:value-type="string">
            <text:p text:style-name="P19">Registrar Empresa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20">Creado por</text:p>
          </table:table-cell>
          <table:table-cell table:style-name="Tabla34.B2" office:value-type="string">
            <text:p text:style-name="P19">M&amp;R</text:p>
          </table:table-cell>
          <table:table-cell table:style-name="Tabla34.B2" office:value-type="string">
            <text:p text:style-name="P20">última actualización por:</text:p>
          </table:table-cell>
          <table:table-cell table:style-name="Tabla34.B2" office:value-type="string">
            <text:p text:style-name="P19">M&amp;R</text:p>
          </table:table-cell>
        </table:table-row>
        <table:table-row>
          <table:table-cell table:style-name="Tabla34.A2" office:value-type="string">
            <text:p text:style-name="P20">Fecha de creación:</text:p>
          </table:table-cell>
          <table:table-cell table:style-name="Tabla34.B2" office:value-type="string">
            <text:p text:style-name="P19">03/05/2014</text:p>
          </table:table-cell>
          <table:table-cell table:style-name="Tabla34.B2" office:value-type="string">
            <text:p text:style-name="P20"><text:s/>Última fecha de actualización</text:p>
          </table:table-cell>
          <table:table-cell table:style-name="Tabla34.D4" office:value-type="date" office:date-value="2014-06-07">
            <text:p text:style-name="P19">07/06/14</text:p>
          </table:table-cell>
        </table:table-row>
        <text:soft-page-break/>
        <table:table-row>
          <table:table-cell table:style-name="Tabla34.A2" office:value-type="string">
            <text:p text:style-name="P20">Actor:</text:p>
          </table:table-cell>
          <table:table-cell table:style-name="Tabla34.B2" table:number-columns-spanned="3" office:value-type="string">
            <text:p text:style-name="P19">Encargado de facturación 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20">Descripción:</text:p>
          </table:table-cell>
          <table:table-cell table:style-name="Tabla34.B2" table:number-columns-spanned="3" office:value-type="string">
            <text:p text:style-name="P19">El encargado de facturación es el responsable de llevar el control de registros de empresas productoras para esto el responsable debe dirigirse al apartado de agregar nueva empresa y rellenar los diferentes campos y luego presionar aceptar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20">Precondiciones:</text:p>
          </table:table-cell>
          <table:table-cell table:style-name="Tabla34.B2" table:number-columns-spanned="3" office:value-type="string">
            <text:p text:style-name="P23"><text:s/>La clave digitada por el encargado es correcta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20">Postcondiciones:</text:p>
          </table:table-cell>
          <table:table-cell table:style-name="Tabla34.B2" table:number-columns-spanned="3" office:value-type="string">
            <text:p text:style-name="P23"><text:s/>Se guarda la información de la nueva <text:s/>empresa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20">Flujo Normal:</text:p>
          </table:table-cell>
          <table:table-cell table:style-name="Tabla34.B2" table:number-columns-spanned="3" office:value-type="string">
            <text:p text:style-name="P22">1 Registrar Empresa</text:p>
            <text:p text:style-name="P23">1.1 El encargado de facturación introduce la clave para acceder a las funciones de la aplicación.</text:p>
            <text:p text:style-name="P23">1.2 <text:s/>El encargado de facturación se dirige a la opción de agregar nueva empresa.</text:p>
            <text:p text:style-name="P23">1.3 <text:s/>El encargado de facturación rellena los campos con la información requerida(CédulaJurídica,DN,Nombre, Dirección, Teléfono).</text:p>
            <text:p text:style-name="P23">1.4 El sistema verifica que no existe la empresa.</text:p>
            <text:p text:style-name="P23">1.5 <text:s/>El encargado de facturación presiona aceptar y se guarda la información de la empresa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20">Flujos alternativos:</text:p>
          </table:table-cell>
          <table:table-cell table:style-name="Tabla34.B2" table:number-columns-spanned="3" office:value-type="string">
            <text:p text:style-name="P19"><text:s/>1.4 La empresa existe.</text:p>
            <text:p text:style-name="P19"><text:s/>1.4.1 El sistema muestra un mensaje de que la empresa ingresada ya existe </text:p>
            <text:p text:style-name="P19">1.4.2El sistema cancela la operación.</text:p>
            <text:p text:style-name="P19"><text:s/>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20">Excepciones:</text:p>
          </table:table-cell>
          <table:table-cell table:style-name="Tabla34.B2" table:number-columns-spanned="3" office:value-type="string">
            <text:p text:style-name="P19">ninguna</text:p>
            <text:p text:style-name="P24"/>
            <text:p text:style-name="P24"/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20">Incluye:</text:p>
          </table:table-cell>
          <table:table-cell table:style-name="Tabla34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20">prioridad:</text:p>
          </table:table-cell>
          <table:table-cell table:style-name="Tabla34.B2" table:number-columns-spanned="3" office:value-type="string">
            <text:p text:style-name="P19">alta</text:p>
          </table:table-cell>
          <table:covered-table-cell/>
          <table:covered-table-cell/>
        </table:table-row>
        <text:soft-page-break/>
        <table:table-row>
          <table:table-cell table:style-name="Tabla34.A2" office:value-type="string">
            <text:p text:style-name="P20">Frecuencia de uso:</text:p>
          </table:table-cell>
          <table:table-cell table:style-name="Tabla34.B2" table:number-columns-spanned="3" office:value-type="string">
            <text:p text:style-name="P19">Aproximadamente una vez al mes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20">Reglas de negocio:</text:p>
          </table:table-cell>
          <table:table-cell table:style-name="Tabla34.B2" table:number-columns-spanned="3" office:value-type="string">
            <text:p text:style-name="P25">RN-25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20">Requerimientos Especiales :</text:p>
          </table:table-cell>
          <table:table-cell table:style-name="Tabla34.B2" table:number-columns-spanned="3" office:value-type="string">
            <text:p text:style-name="P23">ninguno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20">Asunciones:</text:p>
          </table:table-cell>
          <table:table-cell table:style-name="Tabla34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20">Tecnologías</text:p>
          </table:table-cell>
          <table:table-cell table:style-name="Tabla34.B2" table:number-columns-spanned="3" office:value-type="string">
            <text:p text:style-name="P23"><text:s/>Computador con 2 o más de RAM, 1Terabyte o más de Disco Duro, Procesador de más de 2.9 Ghz.</text:p>
          </table:table-cell>
          <table:covered-table-cell/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>
          <table:table-cell table:style-name="Tabla36.A1" office:value-type="string">
            <text:p text:style-name="P20">Id caso de uso</text:p>
          </table:table-cell>
          <table:table-cell table:style-name="Tabla36.B1" table:number-columns-spanned="3" office:value-type="string">
            <text:p text:style-name="P19"><text:s text:c="3"/>CU-34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20">Nombre de caso de uso</text:p>
          </table:table-cell>
          <table:table-cell table:style-name="Tabla36.B2" table:number-columns-spanned="3" office:value-type="string">
            <text:p text:style-name="P19">Eliminar Empresa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20">Creado por</text:p>
          </table:table-cell>
          <table:table-cell table:style-name="Tabla36.B2" office:value-type="string">
            <text:p text:style-name="P19">M&amp;R</text:p>
          </table:table-cell>
          <table:table-cell table:style-name="Tabla36.B2" office:value-type="string">
            <text:p text:style-name="P20">última actualización por:</text:p>
          </table:table-cell>
          <table:table-cell table:style-name="Tabla36.B2" office:value-type="string">
            <text:p text:style-name="P19">M&amp;R</text:p>
          </table:table-cell>
        </table:table-row>
        <table:table-row>
          <table:table-cell table:style-name="Tabla36.A2" office:value-type="string">
            <text:p text:style-name="P20">Fecha de creación:</text:p>
          </table:table-cell>
          <table:table-cell table:style-name="Tabla36.B2" office:value-type="string">
            <text:p text:style-name="P19">03/05/2014</text:p>
          </table:table-cell>
          <table:table-cell table:style-name="Tabla36.B2" office:value-type="string">
            <text:p text:style-name="P20"><text:s/>Última fecha de actualización</text:p>
          </table:table-cell>
          <table:table-cell table:style-name="Tabla36.D4" office:value-type="date" office:date-value="2014-06-07">
            <text:p text:style-name="P19">07/06/14</text:p>
          </table:table-cell>
        </table:table-row>
        <table:table-row>
          <table:table-cell table:style-name="Tabla36.A2" office:value-type="string">
            <text:p text:style-name="P20">Actor:</text:p>
          </table:table-cell>
          <table:table-cell table:style-name="Tabla36.B2" table:number-columns-spanned="3" office:value-type="string">
            <text:p text:style-name="P19">Encargado de facturación 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20">Descripción:</text:p>
          </table:table-cell>
          <table:table-cell table:style-name="Tabla36.B2" table:number-columns-spanned="3" office:value-type="string">
            <text:p text:style-name="P19">El encargado de facturación es el responsable de llevar el control de registros de empresas productoras, para realizar dicha operación el responsable se dirige a la opción de eliminar empresa e ingresar el código de la empresa a eliminar y posteriormente presionar aceptar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20">Precondiciones:</text:p>
          </table:table-cell>
          <table:table-cell table:style-name="Tabla36.B2" table:number-columns-spanned="3" office:value-type="string">
            <text:p text:style-name="P23"><text:s/>La clave digitada por el encargado es correcta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20">Postcondiciones:</text:p>
          </table:table-cell>
          <table:table-cell table:style-name="Tabla36.B2" table:number-columns-spanned="3" office:value-type="string">
            <text:p text:style-name="P23"><text:s/>Se elimina la información de la <text:s/>empresa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20">Flujo Normal:</text:p>
          </table:table-cell>
          <table:table-cell table:style-name="Tabla36.B2" table:number-columns-spanned="3" office:value-type="string">
            <text:p text:style-name="P22">1 Eliminar Empresa<text:soft-page-break/></text:p>
            <text:p text:style-name="P23">1.1 El encargado de facturación introduce la clave para acceder a las funciones de la aplicación.</text:p>
            <text:p text:style-name="P23">1.2 El encargado de facturación se dirige a la opción de eliminar empresa.</text:p>
            <text:p text:style-name="P23">1.3 El encargado de facturación rellena los campos con la información requerida(DNempresa).</text:p>
            <text:p text:style-name="P23">1.4 El sistema verifica que existe la empresa.</text:p>
            <text:p text:style-name="P23">1.5 El encargado de facturación presiona aceptar y se elimina la información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20">Flujos alternativos:</text:p>
          </table:table-cell>
          <table:table-cell table:style-name="Tabla36.B2" table:number-columns-spanned="3" office:value-type="string">
            <text:p text:style-name="P19"><text:s/>1.4 La empresa no existe.</text:p>
            <text:p text:style-name="P19"><text:s/>1.4.1 El sistema muestra un mensaje de que la empresa ingresada <text:s/>no existe </text:p>
            <text:p text:style-name="P19">1.4.2 El sistema cancela la operación.</text:p>
            <text:p text:style-name="P19"><text:s/>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20">Excepciones:</text:p>
          </table:table-cell>
          <table:table-cell table:style-name="Tabla36.B2" table:number-columns-spanned="3" office:value-type="string">
            <text:p text:style-name="P19">ninguna</text:p>
            <text:p text:style-name="P24"/>
            <text:p text:style-name="P24"/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20">Incluye:</text:p>
          </table:table-cell>
          <table:table-cell table:style-name="Tabla36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20">prioridad:</text:p>
          </table:table-cell>
          <table:table-cell table:style-name="Tabla36.B2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20">Frecuencia de uso:</text:p>
          </table:table-cell>
          <table:table-cell table:style-name="Tabla36.B2" table:number-columns-spanned="3" office:value-type="string">
            <text:p text:style-name="P19">Aproximadamente una vez al año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20">Reglas de negocio:</text:p>
          </table:table-cell>
          <table:table-cell table:style-name="Tabla36.B2" table:number-columns-spanned="3" office:value-type="string">
            <text:p text:style-name="P25">RN-25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20">Requerimientos Especiales :</text:p>
          </table:table-cell>
          <table:table-cell table:style-name="Tabla36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20">Asunciones:</text:p>
          </table:table-cell>
          <table:table-cell table:style-name="Tabla36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ext:soft-page-break/>
        <table:table-row>
          <table:table-cell table:style-name="Tabla36.A2" office:value-type="string">
            <text:p text:style-name="P20">Tecnologías</text:p>
          </table:table-cell>
          <table:table-cell table:style-name="Tabla36.B2" table:number-columns-spanned="3" office:value-type="string">
            <text:p text:style-name="P23"><text:s/>Computador con 2 o más de RAM, 1Terabyte o más de Disco Duro, Procesador de más de 2.9 Ghz.</text:p>
          </table:table-cell>
          <table:covered-table-cell/>
          <table:covered-table-cell/>
        </table:table-row>
      </table:table>
      <text:p text:style-name="P6"/>
      <text:p text:style-name="P6"/>
      <text:p text:style-name="P6"/>
      <text:p text:style-name="P6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office:value-type="string">
            <text:p text:style-name="P20">Id caso de uso</text:p>
          </table:table-cell>
          <table:table-cell table:style-name="Tabla37.B1" table:number-columns-spanned="3" office:value-type="string">
            <text:p text:style-name="P19"><text:s text:c="3"/>CU-35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20">Nombre de caso de uso</text:p>
          </table:table-cell>
          <table:table-cell table:style-name="Tabla37.B2" table:number-columns-spanned="3" office:value-type="string">
            <text:p text:style-name="P19">Modificar Empresa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20">Creado por</text:p>
          </table:table-cell>
          <table:table-cell table:style-name="Tabla37.B2" office:value-type="string">
            <text:p text:style-name="P19">M&amp;R</text:p>
          </table:table-cell>
          <table:table-cell table:style-name="Tabla37.B2" office:value-type="string">
            <text:p text:style-name="P20">última actualización por:</text:p>
          </table:table-cell>
          <table:table-cell table:style-name="Tabla37.B2" office:value-type="string">
            <text:p text:style-name="P19">M&amp;R</text:p>
          </table:table-cell>
        </table:table-row>
        <table:table-row>
          <table:table-cell table:style-name="Tabla37.A2" office:value-type="string">
            <text:p text:style-name="P20">Fecha de creación:</text:p>
          </table:table-cell>
          <table:table-cell table:style-name="Tabla37.B2" office:value-type="string">
            <text:p text:style-name="P19">03/05/2014</text:p>
          </table:table-cell>
          <table:table-cell table:style-name="Tabla37.B2" office:value-type="string">
            <text:p text:style-name="P20"><text:s/>Última fecha de actualización</text:p>
          </table:table-cell>
          <table:table-cell table:style-name="Tabla37.D4" office:value-type="date" office:date-value="2014-06-07">
            <text:p text:style-name="P19">07/06/14</text:p>
          </table:table-cell>
        </table:table-row>
        <table:table-row>
          <table:table-cell table:style-name="Tabla37.A2" office:value-type="string">
            <text:p text:style-name="P20">Actor:</text:p>
          </table:table-cell>
          <table:table-cell table:style-name="Tabla37.B2" table:number-columns-spanned="3" office:value-type="string">
            <text:p text:style-name="P19">Encargado de facturación 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20">Descripción:</text:p>
          </table:table-cell>
          <table:table-cell table:style-name="Tabla37.B2" table:number-columns-spanned="3" office:value-type="string">
            <text:p text:style-name="P19">El encargado de facturación es el responsable de llevar el control de registros de empresas productoras, para realizar esta operación el encargado debe dirigirse al apartado de modificar información de <text:s/>empresa productora, luego de realizar lo anterior presionar aceptar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20">Precondiciones:</text:p>
          </table:table-cell>
          <table:table-cell table:style-name="Tabla37.B2" table:number-columns-spanned="3" office:value-type="string">
            <text:p text:style-name="P23"><text:s/>La clave digitada por el encargado es correcta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20">Postcondiciones:</text:p>
          </table:table-cell>
          <table:table-cell table:style-name="Tabla37.B2" table:number-columns-spanned="3" office:value-type="string">
            <text:p text:style-name="P23"><text:s/>Se modifica la información de la empresa exceptuando su Cédula Jurídica y DN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20">Flujo Normal:</text:p>
          </table:table-cell>
          <table:table-cell table:style-name="Tabla37.B2" table:number-columns-spanned="3" office:value-type="string">
            <text:p text:style-name="P22">1 Modificar Empresa</text:p>
            <text:p text:style-name="P23">1.1 El encargado de facturación introduce la clave para acceder a las funciones de la aplicación.</text:p>
            <text:p text:style-name="P23">1.2 El encargado de facturación se dirige a la opción de modificar empresa.</text:p>
            <text:p text:style-name="P23">1.3 El encargado de facturación rellena los campos con la información requerida(DNempresa).</text:p>
            <text:p text:style-name="P23">1. 4 El sistema verifica que existe la empresa.</text:p>
            <text:p text:style-name="P23">1.5 El encargado de facturación presiona aceptar y se modifica la información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20">Flujos alternativos:</text:p>
          </table:table-cell>
          <table:table-cell table:style-name="Tabla37.B2" table:number-columns-spanned="3" office:value-type="string">
            <text:p text:style-name="P19"><text:s/>1.4 La empresa no existe.</text:p>
            <text:p text:style-name="P19"><text:soft-page-break/><text:s/>1.4.1 El sistema muestra un mensaje de que la empresa ingresada <text:s/>no existe. <text:s/></text:p>
            <text:p text:style-name="P19">1.4.2 El sistema cancela la operación.</text:p>
            <text:p text:style-name="P19"><text:s/>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20">Excepciones:</text:p>
          </table:table-cell>
          <table:table-cell table:style-name="Tabla37.B2" table:number-columns-spanned="3" office:value-type="string">
            <text:p text:style-name="P19">ninguna</text:p>
            <text:p text:style-name="P24"/>
            <text:p text:style-name="P24"/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20">Incluye:</text:p>
          </table:table-cell>
          <table:table-cell table:style-name="Tabla37.B2" table:number-columns-spanned="3" office:value-type="string">
            <text:p text:style-name="P19">ninguna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20">prioridad:</text:p>
          </table:table-cell>
          <table:table-cell table:style-name="Tabla37.B2" table:number-columns-spanned="3" office:value-type="string">
            <text:p text:style-name="P19">alta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20">Frecuencia de uso:</text:p>
          </table:table-cell>
          <table:table-cell table:style-name="Tabla37.B2" table:number-columns-spanned="3" office:value-type="string">
            <text:p text:style-name="P19">Aproximadamente una vez al año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20">Reglas de negocio:</text:p>
          </table:table-cell>
          <table:table-cell table:style-name="Tabla37.B2" table:number-columns-spanned="3" office:value-type="string">
            <text:p text:style-name="P25">RN-25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20">Requerimientos Especiales :</text:p>
          </table:table-cell>
          <table:table-cell table:style-name="Tabla37.B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20">Asunciones:</text:p>
          </table:table-cell>
          <table:table-cell table:style-name="Tabla37.B2" table:number-columns-spanned="3" office:value-type="string">
            <text:p text:style-name="P23">1.El encargado está capacitado para el manejo de la aplicación.</text:p>
            <text:p text:style-name="P23">2. Se cuenta con el equipo necesario para realizar la operación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20">Tecnologías</text:p>
          </table:table-cell>
          <table:table-cell table:style-name="Tabla37.B2" table:number-columns-spanned="3" office:value-type="string">
            <text:p text:style-name="P23"><text:s/>Computador con 2 o más de RAM, 1Terabyte o más de Disco Duro, Procesador de más de 2.9 Ghz.</text:p>
          </table:table-cell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san-serif"/>
    <style:font-face style:name="Mangal1" svg:font-family="Mang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Standard" style:next-style-name="Subtitle" style:class="chapter">
      <style:paragraph-properties fo:margin-top="0cm" fo:margin-bottom="0.423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yLine" style:family="paragraph" style:parent-style-name="Title">
      <style:text-properties fo:font-size="14pt" style:font-size-asian="14pt"/>
    </style:style>
    <style:style style:name="table_5f_left" style:display-name="table_left" style:family="paragraph" style:parent-style-name="Standard">
      <style:paragraph-properties fo:margin-top="0.035cm" fo:margin-bottom="0.035cm" fo:line-height="0.388cm"/>
      <style:text-properties fo:font-size="11pt" fo:font-weight="bold" style:font-size-asian="11pt" style:font-weight-asian="bold"/>
    </style:style>
    <style:style style:name="line" style:family="paragraph" style:parent-style-name="table_5f_left">
      <style:paragraph-properties fo:margin-top="0cm" fo:margin-bottom="0cm" fo:line-height="0.141cm"/>
      <style:text-properties fo:font-size="4pt" style:font-size-asian="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423cm" fo:line-height="100%" fo:keep-with-next="always"/>
      <style:text-properties style:font-name="Arial" fo:font-size="14pt" fo:font-weight="bold" style:letter-kerning="true" style:font-size-asian="14pt" style:font-weight-asian="bold" style:font-name-complex="Arial"/>
    </style:style>
    <style:style style:name="TOCEntry" style:family="paragraph" style:parent-style-name="Standard">
      <style:paragraph-properties fo:margin-top="0.212cm" fo:margin-bottom="0cm" style:line-height-at-least="0.423cm"/>
      <style:text-properties style:font-name="Times" fo:font-size="18pt" fo:font-weight="bold" style:font-size-asian="18pt" style:font-weight-asian="bold" style:font-name-complex="Times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1pt" fo:font-weight="bold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Text" style:display-name="Table Text" style:family="paragraph" style:parent-style-name="Standard">
      <style:paragraph-properties fo:margin-top="0.106cm" fo:margin-bottom="0.106cm" fo:line-height="2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CR"/>
    </style:style>
    <style:style style:name="MP2" style:family="paragraph" style:parent-style-name="Footer">
      <style:paragraph-properties fo:text-align="center" style:justify-single-word="false"/>
      <style:text-properties fo:language="es" fo:country="CR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ir_20_2" style:display-name="Convertir 2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7T15:48:36.61</meta:creation-date>
    <meta:editing-duration>PT10H42M15S</meta:editing-duration>
    <meta:editing-cycles>15</meta:editing-cycles>
    <meta:generator>OpenOffice.org/3.4.1$Win32 OpenOffice.org_project/341m1$Build-9593</meta:generator>
    <dc:date>2014-06-09T00:54:53.85</dc:date>
    <meta:document-statistic meta:table-count="37" meta:image-count="0" meta:object-count="0" meta:page-count="59" meta:paragraph-count="1680" meta:word-count="8543" meta:character-count="55482"/>
  </office:meta>
</office:document-meta>
</file>